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adornments="Обычный"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Liberation Sans2" svg:font-family="'Liberation Sans'" style:font-adornments="Курсив" style:font-family-generic="swiss" style:font-pitch="variable"/>
    <style:font-face style:name="Liberation Sans1" svg:font-family="'Liberation Sans'" style:font-adornments="Обычный"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Таблица2" style:family="table">
      <style:table-properties style:width="17.501cm" table:align="margins"/>
    </style:style>
    <style:style style:name="Таблица2.A" style:family="table-column">
      <style:table-column-properties style:column-width="5.001cm" style:rel-column-width="18725*"/>
    </style:style>
    <style:style style:name="Таблица2.B" style:family="table-column">
      <style:table-column-properties style:column-width="12.501cm" style:rel-column-width="46810*"/>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cm" fo:margin-left="0.75cm" table:align="left" style:may-break-between-rows="false"/>
    </style:style>
    <style:style style:name="Таблица3.A" style:family="table-column">
      <style:table-column-properties style:column-width="4.001cm"/>
    </style:style>
    <style:style style:name="Таблица3.C" style:family="table-column">
      <style:table-column-properties style:column-width="7.999cm"/>
    </style:style>
    <style:style style:name="Таблица3.1" style:family="table-row">
      <style:table-row-properties fo:keep-together="always"/>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6" style:family="table">
      <style:table-properties style:width="16cm" fo:margin-left="0.75cm" table:align="left" style:may-break-between-rows="false"/>
    </style:style>
    <style:style style:name="Таблица6.A" style:family="table-column">
      <style:table-column-properties style:column-width="4.001cm"/>
    </style:style>
    <style:style style:name="Таблица6.B" style:family="table-column">
      <style:table-column-properties style:column-width="12cm"/>
    </style:style>
    <style:style style:name="Таблица6.1" style:family="table-row">
      <style:table-row-properties fo:keep-together="always"/>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6cm" fo:margin-left="0.75cm" table:align="left" style:may-break-between-rows="false"/>
    </style:style>
    <style:style style:name="Таблица7.A" style:family="table-column">
      <style:table-column-properties style:column-width="4.001cm"/>
    </style:style>
    <style:style style:name="Таблица7.C" style:family="table-column">
      <style:table-column-properties style:column-width="7.999cm"/>
    </style:style>
    <style:style style:name="Таблица7.1" style:family="table-row">
      <style:table-row-properties fo:keep-together="always"/>
    </style:style>
    <style:style style:name="Таблица7.A1" style:family="table-cell">
      <style:table-cell-properties fo:padding="0.097cm" fo:border-left="0.05pt solid #000000" fo:border-right="none" fo:border-top="0.05pt solid #000000" fo:border-bottom="0.05pt solid #000000"/>
    </style:style>
    <style:style style:name="Таблица7.C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C2" style:family="table-cell">
      <style:table-cell-properties fo:padding="0.097cm" fo:border-left="0.05pt solid #000000" fo:border-right="0.05pt solid #000000" fo:border-top="none" fo:border-bottom="0.05pt solid #000000"/>
    </style:style>
    <style:style style:name="Таблица4" style:family="table">
      <style:table-properties style:width="16cm" fo:margin-left="0.75cm" table:align="left" style:may-break-between-rows="false"/>
    </style:style>
    <style:style style:name="Таблица4.A" style:family="table-column">
      <style:table-column-properties style:column-width="4.001cm"/>
    </style:style>
    <style:style style:name="Таблица4.C" style:family="table-column">
      <style:table-column-properties style:column-width="7.999cm"/>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6cm" fo:margin-left="0.75cm" table:align="left" style:may-break-between-rows="false"/>
    </style:style>
    <style:style style:name="Таблица5.A" style:family="table-column">
      <style:table-column-properties style:column-width="4.001cm"/>
    </style:style>
    <style:style style:name="Таблица5.C" style:family="table-column">
      <style:table-column-properties style:column-width="7.999cm"/>
    </style:style>
    <style:style style:name="Таблица5.1" style:family="table-row">
      <style:table-row-properties fo:keep-together="always"/>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officeooo:rsid="00f6a3e7" officeooo:paragraph-rsid="01653973"/>
    </style:style>
    <style:style style:name="P2" style:family="paragraph" style:parent-style-name="Text_20_body_20_indent">
      <style:text-properties officeooo:rsid="041566de" officeooo:paragraph-rsid="048a1006"/>
    </style:style>
    <style:style style:name="P3" style:family="paragraph" style:parent-style-name="Text_20_body_20_indent">
      <style:text-properties officeooo:rsid="02766046" officeooo:paragraph-rsid="0276b1e1"/>
    </style:style>
    <style:style style:name="P4" style:family="paragraph" style:parent-style-name="Text_20_body_20_indent">
      <style:text-properties officeooo:rsid="027cb101" officeooo:paragraph-rsid="028def11"/>
    </style:style>
    <style:style style:name="P5" style:family="paragraph" style:parent-style-name="Text_20_body_20_indent">
      <style:text-properties officeooo:rsid="033aa11c" officeooo:paragraph-rsid="03404782"/>
    </style:style>
    <style:style style:name="P6" style:family="paragraph" style:parent-style-name="Text_20_body_20_indent">
      <style:text-properties officeooo:rsid="033f97df" officeooo:paragraph-rsid="03460b0f"/>
    </style:style>
    <style:style style:name="P7" style:family="paragraph" style:parent-style-name="Text_20_body_20_indent">
      <style:text-properties officeooo:rsid="015809ec" officeooo:paragraph-rsid="015809ec"/>
    </style:style>
    <style:style style:name="P8" style:family="paragraph" style:parent-style-name="Text_20_body_20_indent">
      <style:text-properties officeooo:rsid="015f9492" officeooo:paragraph-rsid="015f9492"/>
    </style:style>
    <style:style style:name="P9" style:family="paragraph" style:parent-style-name="Text_20_body_20_indent">
      <style:text-properties officeooo:paragraph-rsid="016104ce"/>
    </style:style>
    <style:style style:name="P10" style:family="paragraph" style:parent-style-name="Text_20_body_20_indent">
      <style:text-properties officeooo:rsid="01c8d50d" officeooo:paragraph-rsid="01c8d50d"/>
    </style:style>
    <style:style style:name="P11" style:family="paragraph" style:parent-style-name="Text_20_body_20_indent">
      <style:text-properties officeooo:rsid="01c8d50d" officeooo:paragraph-rsid="01c9518d"/>
    </style:style>
    <style:style style:name="P12" style:family="paragraph" style:parent-style-name="Text_20_body_20_indent">
      <style:text-properties officeooo:rsid="01ca63c9" officeooo:paragraph-rsid="01ca63c9"/>
    </style:style>
    <style:style style:name="P13" style:family="paragraph" style:parent-style-name="Text_20_body_20_indent">
      <style:text-properties officeooo:rsid="049ffdc2" officeooo:paragraph-rsid="049ffdc2"/>
    </style:style>
    <style:style style:name="P14" style:family="paragraph" style:parent-style-name="Text_20_body_20_indent">
      <style:text-properties officeooo:rsid="00dd9896" officeooo:paragraph-rsid="01a20bd9"/>
    </style:style>
    <style:style style:name="P15" style:family="paragraph" style:parent-style-name="Text_20_body_20_indent">
      <style:text-properties officeooo:rsid="01316b56" officeooo:paragraph-rsid="01339161"/>
    </style:style>
    <style:style style:name="P16" style:family="paragraph" style:parent-style-name="Text_20_body_20_indent">
      <style:text-properties officeooo:rsid="014fde60" officeooo:paragraph-rsid="014fde60"/>
    </style:style>
    <style:style style:name="P17" style:family="paragraph" style:parent-style-name="Text_20_body_20_indent">
      <style:text-properties officeooo:rsid="00d31223" officeooo:paragraph-rsid="0158c9c2"/>
    </style:style>
    <style:style style:name="P18" style:family="paragraph" style:parent-style-name="Text_20_body_20_indent">
      <style:text-properties officeooo:rsid="00d31223" officeooo:paragraph-rsid="015f9492"/>
    </style:style>
    <style:style style:name="P19" style:family="paragraph" style:parent-style-name="Text_20_body_20_indent">
      <style:text-properties officeooo:rsid="015a1dd7" officeooo:paragraph-rsid="015a1dd7"/>
    </style:style>
    <style:style style:name="P20" style:family="paragraph" style:parent-style-name="Text_20_body_20_indent">
      <style:text-properties officeooo:rsid="015e9a38" officeooo:paragraph-rsid="015e9a38"/>
    </style:style>
    <style:style style:name="P21" style:family="paragraph" style:parent-style-name="Text_20_body_20_indent">
      <style:text-properties officeooo:rsid="016104ce" officeooo:paragraph-rsid="016104ce"/>
    </style:style>
    <style:style style:name="P22" style:family="paragraph" style:parent-style-name="Text_20_body_20_indent">
      <style:text-properties officeooo:rsid="00f23861" officeooo:paragraph-rsid="01653973"/>
    </style:style>
    <style:style style:name="P23" style:family="paragraph" style:parent-style-name="Text_20_body_20_indent">
      <style:text-properties officeooo:rsid="00c7f080" officeooo:paragraph-rsid="00dff2bf"/>
    </style:style>
    <style:style style:name="P24" style:family="paragraph" style:parent-style-name="Text_20_body_20_indent">
      <style:text-properties officeooo:rsid="00e4f502" officeooo:paragraph-rsid="015e9a38"/>
    </style:style>
    <style:style style:name="P25" style:family="paragraph" style:parent-style-name="Text_20_body_20_indent">
      <style:text-properties officeooo:rsid="00ed0a7c" officeooo:paragraph-rsid="01a20bd9"/>
    </style:style>
    <style:style style:name="P26" style:family="paragraph" style:parent-style-name="Text_20_body_20_indent">
      <style:text-properties officeooo:rsid="0188b4a2" officeooo:paragraph-rsid="01b8359b"/>
    </style:style>
    <style:style style:name="P27" style:family="paragraph" style:parent-style-name="Text_20_body_20_indent">
      <style:text-properties officeooo:rsid="01ccc454" officeooo:paragraph-rsid="01ccc454"/>
    </style:style>
    <style:style style:name="P28" style:family="paragraph" style:parent-style-name="Text_20_body_20_indent">
      <style:text-properties officeooo:rsid="00c43c4b" officeooo:paragraph-rsid="02185d1c"/>
    </style:style>
    <style:style style:name="P29" style:family="paragraph" style:parent-style-name="Text_20_body_20_indent">
      <style:text-properties officeooo:rsid="014f479a" officeooo:paragraph-rsid="01d55797"/>
    </style:style>
    <style:style style:name="P30" style:family="paragraph" style:parent-style-name="Text_20_body_20_indent">
      <style:text-properties officeooo:rsid="0162d091" officeooo:paragraph-rsid="0162d091"/>
    </style:style>
    <style:style style:name="P31" style:family="paragraph" style:parent-style-name="Text_20_body_20_indent">
      <style:text-properties officeooo:rsid="026cdd4a" officeooo:paragraph-rsid="026cdd4a"/>
    </style:style>
    <style:style style:name="P32" style:family="paragraph" style:parent-style-name="Text_20_body_20_indent">
      <style:text-properties officeooo:paragraph-rsid="028c51cf"/>
    </style:style>
    <style:style style:name="P33" style:family="paragraph" style:parent-style-name="Text_20_body_20_indent">
      <style:text-properties officeooo:rsid="02d4ce61" officeooo:paragraph-rsid="02d4ce61"/>
    </style:style>
    <style:style style:name="P34" style:family="paragraph" style:parent-style-name="Text_20_body_20_indent">
      <style:text-properties officeooo:rsid="0343ba78" officeooo:paragraph-rsid="03460b0f"/>
    </style:style>
    <style:style style:name="P35" style:family="paragraph" style:parent-style-name="Text_20_body_20_indent">
      <style:text-properties officeooo:rsid="0343ba78" officeooo:paragraph-rsid="036804ed"/>
    </style:style>
    <style:style style:name="P36" style:family="paragraph" style:parent-style-name="Text_20_body_20_indent">
      <style:text-properties officeooo:rsid="03619a91" officeooo:paragraph-rsid="03673c10"/>
    </style:style>
    <style:style style:name="P37" style:family="paragraph" style:parent-style-name="Text_20_body_20_indent">
      <style:text-properties officeooo:rsid="03673c10" officeooo:paragraph-rsid="03673c10"/>
    </style:style>
    <style:style style:name="P38" style:family="paragraph" style:parent-style-name="Text_20_body_20_indent">
      <style:text-properties officeooo:rsid="036804ed" officeooo:paragraph-rsid="036804ed"/>
    </style:style>
    <style:style style:name="P39" style:family="paragraph" style:parent-style-name="Text_20_body_20_indent">
      <style:text-properties officeooo:rsid="038d77eb" officeooo:paragraph-rsid="038d77eb"/>
    </style:style>
    <style:style style:name="P40" style:family="paragraph" style:parent-style-name="Text_20_body_20_indent">
      <style:text-properties officeooo:rsid="03a32b27" officeooo:paragraph-rsid="03afa293"/>
    </style:style>
    <style:style style:name="P41" style:family="paragraph" style:parent-style-name="Text_20_body_20_indent">
      <style:text-properties officeooo:rsid="01b5570c" officeooo:paragraph-rsid="03c4cf5b"/>
    </style:style>
    <style:style style:name="P42" style:family="paragraph" style:parent-style-name="Text_20_body_20_indent">
      <style:text-properties officeooo:rsid="03c8262b" officeooo:paragraph-rsid="03c8262b"/>
    </style:style>
    <style:style style:name="P43" style:family="paragraph" style:parent-style-name="Text_20_body_20_indent">
      <style:text-properties officeooo:rsid="03718f08" officeooo:paragraph-rsid="03889b83"/>
    </style:style>
    <style:style style:name="P44" style:family="paragraph" style:parent-style-name="Text_20_body_20_indent">
      <style:text-properties officeooo:rsid="01653973" officeooo:paragraph-rsid="0424dde9"/>
    </style:style>
    <style:style style:name="P45" style:family="paragraph" style:parent-style-name="Text_20_body_20_indent">
      <style:text-properties officeooo:rsid="012a3522" officeooo:paragraph-rsid="012d13fb"/>
    </style:style>
    <style:style style:name="P46" style:family="paragraph" style:parent-style-name="Text_20_body_20_indent">
      <style:text-properties officeooo:rsid="00ffcb0e" officeooo:paragraph-rsid="0383b3a3"/>
    </style:style>
    <style:style style:name="P47" style:family="paragraph" style:parent-style-name="Text_20_body_20_indent">
      <style:text-properties officeooo:rsid="044d10cd" officeooo:paragraph-rsid="044d10cd"/>
    </style:style>
    <style:style style:name="P48" style:family="paragraph" style:parent-style-name="Text_20_body_20_indent">
      <style:text-properties officeooo:rsid="039205a5" officeooo:paragraph-rsid="045271fc"/>
    </style:style>
    <style:style style:name="P49" style:family="paragraph" style:parent-style-name="Text_20_body_20_indent">
      <style:text-properties officeooo:rsid="03741748" officeooo:paragraph-rsid="045271fc"/>
    </style:style>
    <style:style style:name="P50" style:family="paragraph" style:parent-style-name="Text_20_body_20_indent">
      <style:text-properties officeooo:rsid="0424dde9" officeooo:paragraph-rsid="0433d228"/>
    </style:style>
    <style:style style:name="P51" style:family="paragraph" style:parent-style-name="Text_20_body_20_indent">
      <style:text-properties officeooo:rsid="01f9af2c" officeooo:paragraph-rsid="04080dcf"/>
    </style:style>
    <style:style style:name="P52" style:family="paragraph" style:parent-style-name="Text_20_body_20_indent">
      <style:text-properties officeooo:rsid="046a29af" officeooo:paragraph-rsid="046a29af"/>
    </style:style>
    <style:style style:name="P53" style:family="paragraph" style:parent-style-name="Text_20_body_20_indent">
      <style:text-properties officeooo:paragraph-rsid="046d70bf"/>
    </style:style>
    <style:style style:name="P54" style:family="paragraph" style:parent-style-name="Text_20_body_20_indent">
      <style:text-properties officeooo:rsid="04712c3e" officeooo:paragraph-rsid="04712c3e"/>
    </style:style>
    <style:style style:name="P55" style:family="paragraph" style:parent-style-name="Text_20_body_20_indent">
      <style:text-properties officeooo:paragraph-rsid="04597510"/>
    </style:style>
    <style:style style:name="P56" style:family="paragraph" style:parent-style-name="Text_20_body_20_indent">
      <style:text-properties officeooo:rsid="01750d1f" officeooo:paragraph-rsid="01777588"/>
    </style:style>
    <style:style style:name="P57" style:family="paragraph" style:parent-style-name="Text_20_body_20_indent">
      <style:text-properties officeooo:rsid="0474c2d8" officeooo:paragraph-rsid="04759d2d"/>
    </style:style>
    <style:style style:name="P58" style:family="paragraph" style:parent-style-name="Text_20_body_20_indent">
      <style:text-properties officeooo:rsid="0476130d" officeooo:paragraph-rsid="0476130d"/>
    </style:style>
    <style:style style:name="P59" style:family="paragraph" style:parent-style-name="Text_20_body_20_indent">
      <style:text-properties officeooo:rsid="041fdc16" officeooo:paragraph-rsid="042259ab"/>
    </style:style>
    <style:style style:name="P60" style:family="paragraph" style:parent-style-name="Text_20_body_20_indent">
      <style:text-properties officeooo:rsid="041fdc16" officeooo:paragraph-rsid="0424dde9"/>
    </style:style>
    <style:style style:name="P61" style:family="paragraph" style:parent-style-name="Text_20_body_20_indent">
      <style:text-properties officeooo:rsid="0402433c" officeooo:paragraph-rsid="04868bac"/>
    </style:style>
    <style:style style:name="P62" style:family="paragraph" style:parent-style-name="Text_20_body_20_indent">
      <style:text-properties officeooo:rsid="048bac5f" officeooo:paragraph-rsid="048bac5f"/>
    </style:style>
    <style:style style:name="P63" style:family="paragraph" style:parent-style-name="Text_20_body_20_indent">
      <style:text-properties officeooo:rsid="048c32f6" officeooo:paragraph-rsid="048c32f6"/>
    </style:style>
    <style:style style:name="P64" style:family="paragraph" style:parent-style-name="Text_20_body_20_indent">
      <style:text-properties officeooo:rsid="04296588" officeooo:paragraph-rsid="04296588"/>
    </style:style>
    <style:style style:name="P65" style:family="paragraph" style:parent-style-name="Text_20_body_20_indent">
      <style:text-properties officeooo:rsid="018c5b05" officeooo:paragraph-rsid="0498dc55"/>
    </style:style>
    <style:style style:name="P66" style:family="paragraph" style:parent-style-name="Text_20_body_20_indent">
      <style:text-properties officeooo:rsid="018fca3f" officeooo:paragraph-rsid="018fca3f"/>
    </style:style>
    <style:style style:name="P67" style:family="paragraph" style:parent-style-name="Text_20_body_20_indent">
      <style:text-properties officeooo:rsid="0251fa24" officeooo:paragraph-rsid="042a7917"/>
    </style:style>
    <style:style style:name="P68" style:family="paragraph" style:parent-style-name="Text_20_body_20_indent">
      <style:text-properties officeooo:rsid="021268d6" officeooo:paragraph-rsid="040aaed2"/>
    </style:style>
    <style:style style:name="P69" style:family="paragraph" style:parent-style-name="Text_20_body_20_indent">
      <style:text-properties officeooo:rsid="04ac3762" officeooo:paragraph-rsid="04ac3762"/>
    </style:style>
    <style:style style:name="P70" style:family="paragraph" style:parent-style-name="Text_20_body_20_indent">
      <style:text-properties officeooo:rsid="019f8a91" officeooo:paragraph-rsid="04afe94f"/>
    </style:style>
    <style:style style:name="P71" style:family="paragraph" style:parent-style-name="Text_20_body_20_indent">
      <style:text-properties officeooo:rsid="04afe94f" officeooo:paragraph-rsid="04afe94f"/>
    </style:style>
    <style:style style:name="P72" style:family="paragraph" style:parent-style-name="Text_20_body_20_indent">
      <style:text-properties officeooo:rsid="04bd5dfc" officeooo:paragraph-rsid="04bd5dfc"/>
    </style:style>
    <style:style style:name="P73" style:family="paragraph" style:parent-style-name="Text_20_body_20_indent">
      <style:text-properties officeooo:rsid="04bd5dfc" officeooo:paragraph-rsid="04c30621"/>
    </style:style>
    <style:style style:name="P74" style:family="paragraph" style:parent-style-name="Text_20_body_20_indent">
      <style:text-properties officeooo:rsid="04b22dcc" officeooo:paragraph-rsid="04b167ef"/>
    </style:style>
    <style:style style:name="P75" style:family="paragraph" style:parent-style-name="Text_20_body_20_indent">
      <style:text-properties officeooo:rsid="00cd165b" officeooo:paragraph-rsid="01564fd4"/>
    </style:style>
    <style:style style:name="P76" style:family="paragraph" style:parent-style-name="Text_20_body_20_indent">
      <style:text-properties officeooo:rsid="04afb495" officeooo:paragraph-rsid="04afe94f"/>
    </style:style>
    <style:style style:name="P77" style:family="paragraph" style:parent-style-name="Text_20_body_20_indent">
      <style:text-properties officeooo:rsid="02136fb5" officeooo:paragraph-rsid="02136fb5"/>
    </style:style>
    <style:style style:name="P78" style:family="paragraph" style:parent-style-name="Text_20_body_20_indent">
      <style:text-properties officeooo:rsid="02e7498a" officeooo:paragraph-rsid="02e7498a"/>
    </style:style>
    <style:style style:name="P79" style:family="paragraph" style:parent-style-name="Text_20_body_20_indent">
      <style:text-properties officeooo:rsid="04d67ebd" officeooo:paragraph-rsid="04d67ebd"/>
    </style:style>
    <style:style style:name="P80" style:family="paragraph" style:parent-style-name="Text_20_body_20_indent">
      <style:text-properties officeooo:rsid="04fd62fd" officeooo:paragraph-rsid="04fd62fd"/>
    </style:style>
    <style:style style:name="P81" style:family="paragraph" style:parent-style-name="Text_20_body_20_indent">
      <style:text-properties officeooo:rsid="01f35af0" officeooo:paragraph-rsid="0509ac55"/>
    </style:style>
    <style:style style:name="P82" style:family="paragraph" style:parent-style-name="Text_20_body_20_indent">
      <style:text-properties officeooo:rsid="050fb677" officeooo:paragraph-rsid="050fb677"/>
    </style:style>
    <style:style style:name="P83" style:family="paragraph" style:parent-style-name="Text_20_body_20_indent">
      <style:text-properties officeooo:rsid="022f3623" officeooo:paragraph-rsid="051e1310"/>
    </style:style>
    <style:style style:name="P84" style:family="paragraph" style:parent-style-name="Text_20_body_20_indent">
      <style:text-properties officeooo:rsid="0524ddb9" officeooo:paragraph-rsid="0524ddb9"/>
    </style:style>
    <style:style style:name="P85" style:family="paragraph" style:parent-style-name="Text_20_body_20_indent" style:master-page-name="">
      <style:paragraph-properties style:page-number="auto" fo:keep-with-next="always" style:writing-mode="page"/>
      <style:text-properties officeooo:rsid="039205a5" officeooo:paragraph-rsid="046d70bf"/>
    </style:style>
    <style:style style:name="P86" style:family="paragraph" style:parent-style-name="Text_20_body_20_indent" style:master-page-name="">
      <style:paragraph-properties style:page-number="auto" fo:keep-with-next="always" style:writing-mode="page"/>
      <style:text-properties officeooo:rsid="00f6a3e7" officeooo:paragraph-rsid="01653973"/>
    </style:style>
    <style:style style:name="P87" style:family="paragraph" style:parent-style-name="Text_20_body_20_indent" style:master-page-name="">
      <style:paragraph-properties style:page-number="auto" fo:keep-with-next="always" style:writing-mode="page"/>
      <style:text-properties officeooo:rsid="03afa293" officeooo:paragraph-rsid="03afa293"/>
    </style:style>
    <style:style style:name="P88" style:family="paragraph" style:parent-style-name="Text_20_body_20_indent" style:master-page-name="">
      <style:paragraph-properties style:page-number="auto" fo:keep-with-next="always" style:writing-mode="page"/>
      <style:text-properties officeooo:rsid="03a32b27" officeooo:paragraph-rsid="03a32b27"/>
    </style:style>
    <style:style style:name="P89" style:family="paragraph" style:parent-style-name="Text_20_body_20_indent" style:master-page-name="">
      <style:paragraph-properties style:page-number="auto" fo:keep-with-next="always" style:writing-mode="page"/>
      <style:text-properties officeooo:rsid="03a32b27" officeooo:paragraph-rsid="03a5127f"/>
    </style:style>
    <style:style style:name="P90" style:family="paragraph" style:parent-style-name="Text_20_body_20_indent" style:master-page-name="">
      <style:paragraph-properties style:page-number="auto" fo:keep-with-next="always" style:writing-mode="page"/>
      <style:text-properties officeooo:rsid="03a32b27" officeooo:paragraph-rsid="03adb0cd"/>
    </style:style>
    <style:style style:name="P91" style:family="paragraph" style:parent-style-name="Text_20_body_20_indent" style:master-page-name="">
      <style:paragraph-properties style:page-number="auto" fo:keep-with-next="always" style:writing-mode="page"/>
      <style:text-properties officeooo:rsid="03a32b27" officeooo:paragraph-rsid="0421c363"/>
    </style:style>
    <style:style style:name="P92" style:family="paragraph" style:parent-style-name="Text_20_body_20_indent" style:master-page-name="">
      <style:paragraph-properties style:page-number="auto" fo:keep-with-next="always" style:writing-mode="page"/>
      <style:text-properties officeooo:rsid="03bc3bfe" officeooo:paragraph-rsid="03bc3bfe"/>
    </style:style>
    <style:style style:name="P93" style:family="paragraph" style:parent-style-name="Text_20_body_20_indent" style:master-page-name="">
      <style:paragraph-properties style:page-number="auto" fo:keep-with-next="always" style:writing-mode="page"/>
      <style:text-properties officeooo:rsid="0104ac84" officeooo:paragraph-rsid="039c3ed3"/>
    </style:style>
    <style:style style:name="P94" style:family="paragraph" style:parent-style-name="Text_20_body_20_indent" style:master-page-name="">
      <style:paragraph-properties style:page-number="auto" fo:keep-with-next="always" style:writing-mode="page"/>
      <style:text-properties officeooo:rsid="03be3b71" officeooo:paragraph-rsid="03be3b71"/>
    </style:style>
    <style:style style:name="P95" style:family="paragraph" style:parent-style-name="Text_20_body_20_indent" style:master-page-name="">
      <style:paragraph-properties style:page-number="auto" fo:keep-with-next="always" style:writing-mode="page"/>
      <style:text-properties officeooo:rsid="00c43c4b" officeooo:paragraph-rsid="03cb4687"/>
    </style:style>
    <style:style style:name="P96" style:family="paragraph" style:parent-style-name="Text_20_body_20_indent" style:master-page-name="">
      <style:paragraph-properties style:page-number="auto" fo:keep-with-next="always" style:writing-mode="page"/>
      <style:text-properties officeooo:rsid="04ac3762" officeooo:paragraph-rsid="04ac3762"/>
    </style:style>
    <style:style style:name="P97" style:family="paragraph" style:parent-style-name="Команды_20_и_20_сообщения_20_гидролокатора" style:master-page-name="">
      <style:paragraph-properties style:page-number="auto" fo:keep-with-next="always" style:writing-mode="page"/>
      <style:text-properties officeooo:rsid="037aff13" officeooo:paragraph-rsid="03a13d51"/>
    </style:style>
    <style:style style:name="P98" style:family="paragraph" style:parent-style-name="Команды_20_и_20_сообщения_20_гидролокатора" style:master-page-name="">
      <style:paragraph-properties style:page-number="auto" fo:keep-with-next="always" style:writing-mode="page"/>
      <style:text-properties officeooo:rsid="037aff13" officeooo:paragraph-rsid="03afa293"/>
    </style:style>
    <style:style style:name="P99" style:family="paragraph" style:parent-style-name="Команды_20_и_20_сообщения_20_гидролокатора" style:master-page-name="">
      <style:paragraph-properties style:page-number="auto" fo:keep-with-next="always" style:writing-mode="page"/>
      <style:text-properties officeooo:rsid="037aff13" officeooo:paragraph-rsid="038d77eb"/>
    </style:style>
    <style:style style:name="P100" style:family="paragraph" style:parent-style-name="Команды_20_и_20_сообщения_20_гидролокатора" style:master-page-name="">
      <style:paragraph-properties style:page-number="auto" fo:keep-with-next="always" style:writing-mode="page"/>
      <style:text-properties officeooo:rsid="037aff13" officeooo:paragraph-rsid="03a5127f"/>
    </style:style>
    <style:style style:name="P101" style:family="paragraph" style:parent-style-name="Команды_20_и_20_сообщения_20_гидролокатора" style:master-page-name="">
      <style:paragraph-properties style:page-number="auto" fo:keep-with-next="always" style:writing-mode="page"/>
      <style:text-properties officeooo:rsid="037aff13" officeooo:paragraph-rsid="0421c363"/>
    </style:style>
    <style:style style:name="P102" style:family="paragraph" style:parent-style-name="Команды_20_и_20_сообщения_20_гидролокатора" style:master-page-name="">
      <style:paragraph-properties style:page-number="auto" fo:keep-with-next="always" style:writing-mode="page"/>
      <style:text-properties officeooo:rsid="037aff13" officeooo:paragraph-rsid="046f9cfd"/>
    </style:style>
    <style:style style:name="P103" style:family="paragraph" style:parent-style-name="Команды_20_и_20_сообщения_20_гидролокатора" style:master-page-name="">
      <style:paragraph-properties style:page-number="auto" fo:keep-with-next="always" style:writing-mode="page"/>
      <style:text-properties officeooo:rsid="03afd738" officeooo:paragraph-rsid="03afd738"/>
    </style:style>
    <style:style style:name="P104" style:family="paragraph" style:parent-style-name="Команды_20_и_20_сообщения_20_гидролокатора" style:master-page-name="">
      <style:paragraph-properties style:page-number="auto" fo:keep-with-next="always" style:writing-mode="page"/>
      <style:text-properties officeooo:rsid="03afd738" officeooo:paragraph-rsid="03be3b71"/>
    </style:style>
    <style:style style:name="P105" style:family="paragraph" style:parent-style-name="Команды_20_и_20_сообщения_20_гидролокатора" style:master-page-name="">
      <style:paragraph-properties style:page-number="auto" fo:keep-with-next="always" style:writing-mode="page"/>
      <style:text-properties officeooo:rsid="03afd738" officeooo:paragraph-rsid="03b1b9ff"/>
    </style:style>
    <style:style style:name="P106" style:family="paragraph" style:parent-style-name="Команды_20_и_20_сообщения_20_гидролокатора" style:master-page-name="">
      <style:paragraph-properties style:page-number="auto" fo:keep-with-next="always" style:writing-mode="page"/>
      <style:text-properties officeooo:rsid="03afd738" officeooo:paragraph-rsid="03bc3bfe"/>
    </style:style>
    <style:style style:name="P107" style:family="paragraph" style:parent-style-name="Команды_20_и_20_сообщения_20_гидролокатора" style:master-page-name="">
      <style:paragraph-properties style:page-number="auto" fo:keep-with-next="always" style:writing-mode="page"/>
      <style:text-properties officeooo:rsid="03afd738" officeooo:paragraph-rsid="03c8262b"/>
    </style:style>
    <style:style style:name="P108" style:family="paragraph" style:parent-style-name="Команды_20_и_20_сообщения_20_гидролокатора" style:master-page-name="">
      <style:paragraph-properties style:page-number="auto" fo:keep-with-next="always" style:writing-mode="page"/>
      <style:text-properties officeooo:rsid="03afd738" officeooo:paragraph-rsid="0528778b"/>
    </style:style>
    <style:style style:name="P109" style:family="paragraph" style:parent-style-name="Команды_20_и_20_сообщения_20_гидролокатора" style:master-page-name="">
      <style:paragraph-properties style:page-number="auto" fo:keep-with-next="always" style:writing-mode="page"/>
      <style:text-properties officeooo:rsid="03a13d51" officeooo:paragraph-rsid="03a13d51"/>
    </style:style>
    <style:style style:name="P110" style:family="paragraph" style:parent-style-name="Команды_20_и_20_сообщения_20_гидролокатора" style:master-page-name="">
      <style:paragraph-properties style:page-number="auto" fo:keep-with-next="always" style:writing-mode="page"/>
      <style:text-properties officeooo:rsid="03a13d51" officeooo:paragraph-rsid="03a5127f"/>
    </style:style>
    <style:style style:name="P111" style:family="paragraph" style:parent-style-name="Команды_20_и_20_сообщения_20_гидролокатора" style:master-page-name="">
      <style:paragraph-properties style:page-number="auto" fo:keep-with-next="always" style:writing-mode="page"/>
      <style:text-properties officeooo:rsid="03a13d51" officeooo:paragraph-rsid="03a32b27"/>
    </style:style>
    <style:style style:name="P112"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3c4cf5b"/>
    </style:style>
    <style:style style:name="P113"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12a3522"/>
    </style:style>
    <style:style style:name="P114"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12d13fb"/>
    </style:style>
    <style:style style:name="P115"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14d885c"/>
    </style:style>
    <style:style style:name="P116"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3f3a8be"/>
    </style:style>
    <style:style style:name="P117"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1e6632b"/>
    </style:style>
    <style:style style:name="P118"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1e9548d"/>
    </style:style>
    <style:style style:name="P119"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1ec9fbe"/>
    </style:style>
    <style:style style:name="P120"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13d4c98"/>
    </style:style>
    <style:style style:name="P121"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1ff1704"/>
    </style:style>
    <style:style style:name="P122"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2072272"/>
    </style:style>
    <style:style style:name="P123"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2018d52"/>
    </style:style>
    <style:style style:name="P124"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41c4f0d"/>
    </style:style>
    <style:style style:name="P125"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43addcb"/>
    </style:style>
    <style:style style:name="P126"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38d77eb"/>
    </style:style>
    <style:style style:name="P127"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46d70bf"/>
    </style:style>
    <style:style style:name="P128"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4ac3762"/>
    </style:style>
    <style:style style:name="P129"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4ba3e5f"/>
    </style:style>
    <style:style style:name="P130"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4dccb84"/>
    </style:style>
    <style:style style:name="P131"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51acdcf"/>
    </style:style>
    <style:style style:name="P132" style:family="paragraph" style:parent-style-name="Команды_20_и_20_сообщения_20_гидролокатора" style:master-page-name="">
      <style:paragraph-properties style:page-number="auto" fo:keep-with-next="always" style:writing-mode="page"/>
      <style:text-properties officeooo:rsid="00f23861" officeooo:paragraph-rsid="05287dad"/>
    </style:style>
    <style:style style:name="P133" style:family="paragraph" style:parent-style-name="Команды_20_и_20_сообщения_20_гидролокатора" style:master-page-name="">
      <style:paragraph-properties style:page-number="auto" fo:keep-with-next="always" style:writing-mode="page"/>
      <style:text-properties officeooo:rsid="01287d14" officeooo:paragraph-rsid="01fcaf32"/>
    </style:style>
    <style:style style:name="P134" style:family="paragraph" style:parent-style-name="Команды_20_и_20_сообщения_20_гидролокатора" style:master-page-name="">
      <style:paragraph-properties style:page-number="auto" fo:keep-with-next="always" style:writing-mode="page"/>
      <style:text-properties officeooo:rsid="038d77eb" officeooo:paragraph-rsid="04526697"/>
    </style:style>
    <style:style style:name="P135" style:family="paragraph" style:parent-style-name="Команды_20_и_20_сообщения_20_гидролокатора" style:master-page-name="">
      <style:paragraph-properties style:page-number="auto" fo:keep-with-next="always" style:writing-mode="page"/>
      <style:text-properties officeooo:rsid="01068288" officeooo:paragraph-rsid="04192040"/>
    </style:style>
    <style:style style:name="P136" style:family="paragraph" style:parent-style-name="Команды_20_и_20_сообщения_20_гидролокатора" style:master-page-name="">
      <style:paragraph-properties style:page-number="auto" fo:keep-with-next="always" style:writing-mode="page"/>
      <style:text-properties officeooo:rsid="011e47cb" officeooo:paragraph-rsid="051acdcf"/>
    </style:style>
    <style:style style:name="P137" style:family="paragraph" style:parent-style-name="Команды_20_и_20_сообщения_20_гидролокатора" style:master-page-name="">
      <style:paragraph-properties style:page-number="auto" fo:keep-with-next="always" style:writing-mode="page"/>
      <style:text-properties officeooo:rsid="011e47cb" officeooo:paragraph-rsid="051b5099"/>
    </style:style>
    <style:style style:name="P138" style:family="paragraph" style:parent-style-name="Команды_20_и_20_сообщения_20_гидролокатора" style:master-page-name="">
      <style:paragraph-properties style:page-number="auto" fo:keep-with-next="always" style:writing-mode="page"/>
      <style:text-properties officeooo:rsid="011e47cb" officeooo:paragraph-rsid="051b7f56"/>
    </style:style>
    <style:style style:name="P139" style:family="paragraph" style:parent-style-name="Text_20_body_20_indent" style:master-page-name="">
      <style:paragraph-properties style:page-number="auto" fo:keep-with-next="always"/>
      <style:text-properties officeooo:rsid="01728241" officeooo:paragraph-rsid="046a29af"/>
    </style:style>
    <style:style style:name="P140" style:family="paragraph" style:parent-style-name="Text_20_body_20_indent" style:master-page-name="">
      <style:paragraph-properties style:page-number="auto" fo:keep-with-next="always"/>
      <style:text-properties officeooo:rsid="010d8947" officeooo:paragraph-rsid="01ff1704"/>
    </style:style>
    <style:style style:name="P141" style:family="paragraph" style:parent-style-name="Text_20_body_20_indent" style:master-page-name="">
      <style:paragraph-properties style:page-number="auto" fo:keep-with-next="always"/>
      <style:text-properties officeooo:rsid="010d8947" officeooo:paragraph-rsid="02018d52"/>
    </style:style>
    <style:style style:name="P142" style:family="paragraph" style:parent-style-name="Text_20_body_20_indent" style:master-page-name="">
      <style:paragraph-properties style:page-number="auto" fo:keep-with-next="always"/>
      <style:text-properties officeooo:rsid="010d8947" officeooo:paragraph-rsid="041c4f0d"/>
    </style:style>
    <style:style style:name="P143" style:family="paragraph" style:parent-style-name="Text_20_body_20_indent" style:master-page-name="">
      <style:paragraph-properties style:page-number="auto" fo:keep-with-next="always"/>
      <style:text-properties officeooo:rsid="0109dfb9" officeooo:paragraph-rsid="038d77eb"/>
    </style:style>
    <style:style style:name="P144" style:family="paragraph" style:parent-style-name="Text_20_body_20_indent" style:master-page-name="">
      <style:paragraph-properties style:page-number="auto" fo:keep-with-next="always"/>
      <style:text-properties officeooo:rsid="00ee22d4" officeooo:paragraph-rsid="01653973"/>
    </style:style>
    <style:style style:name="P145" style:family="paragraph" style:parent-style-name="Text_20_body_20_indent" style:master-page-name="">
      <style:paragraph-properties style:page-number="auto" fo:keep-with-next="always"/>
      <style:text-properties officeooo:rsid="0104ac84" officeooo:paragraph-rsid="01ff1704"/>
    </style:style>
    <style:style style:name="P146" style:family="paragraph" style:parent-style-name="Text_20_body_20_indent" style:master-page-name="">
      <style:paragraph-properties style:page-number="auto" fo:keep-with-next="always"/>
      <style:text-properties officeooo:rsid="0104ac84" officeooo:paragraph-rsid="02018d52"/>
    </style:style>
    <style:style style:name="P147" style:family="paragraph" style:parent-style-name="Text_20_body_20_indent" style:master-page-name="">
      <style:paragraph-properties style:page-number="auto" fo:keep-with-next="always"/>
      <style:text-properties officeooo:rsid="0104ac84" officeooo:paragraph-rsid="02072272"/>
    </style:style>
    <style:style style:name="P148" style:family="paragraph" style:parent-style-name="Text_20_body_20_indent" style:master-page-name="">
      <style:paragraph-properties style:page-number="auto" fo:keep-with-next="always"/>
      <style:text-properties officeooo:rsid="0104ac84" officeooo:paragraph-rsid="041c4f0d"/>
    </style:style>
    <style:style style:name="P149" style:family="paragraph" style:parent-style-name="Text_20_body_20_indent" style:master-page-name="">
      <style:paragraph-properties style:page-number="auto" fo:keep-with-next="always"/>
      <style:text-properties officeooo:rsid="0104ac84" officeooo:paragraph-rsid="04dccb84"/>
    </style:style>
    <style:style style:name="P150" style:family="paragraph" style:parent-style-name="Text_20_body_20_indent" style:master-page-name="">
      <style:paragraph-properties style:page-number="auto" fo:keep-with-next="always"/>
      <style:text-properties officeooo:rsid="012a3522" officeooo:paragraph-rsid="01b90f34"/>
    </style:style>
    <style:style style:name="P151" style:family="paragraph" style:parent-style-name="Text_20_body_20_indent" style:master-page-name="">
      <style:paragraph-properties style:page-number="auto" fo:keep-with-next="always"/>
      <style:text-properties officeooo:rsid="012d13fb" officeooo:paragraph-rsid="012d13fb"/>
    </style:style>
    <style:style style:name="P152" style:family="paragraph" style:parent-style-name="Text_20_body_20_indent" style:master-page-name="">
      <style:paragraph-properties style:page-number="auto" fo:keep-with-next="always"/>
      <style:text-properties officeooo:rsid="012d13fb" officeooo:paragraph-rsid="013d4c98"/>
    </style:style>
    <style:style style:name="P153" style:family="paragraph" style:parent-style-name="Text_20_body_20_indent" style:master-page-name="">
      <style:paragraph-properties style:page-number="auto" fo:keep-with-next="always"/>
      <style:text-properties officeooo:rsid="012d13fb" officeooo:paragraph-rsid="03f3a8be"/>
    </style:style>
    <style:style style:name="P154" style:family="paragraph" style:parent-style-name="Text_20_body_20_indent" style:master-page-name="">
      <style:paragraph-properties style:page-number="auto" fo:keep-with-next="always"/>
      <style:text-properties officeooo:rsid="00eb4683" officeooo:paragraph-rsid="01a20bd9"/>
    </style:style>
    <style:style style:name="P155" style:family="paragraph" style:parent-style-name="Text_20_body_20_indent" style:master-page-name="">
      <style:paragraph-properties style:page-number="auto" fo:keep-with-next="always"/>
      <style:text-properties officeooo:rsid="00ece886" officeooo:paragraph-rsid="01a20bd9"/>
    </style:style>
    <style:style style:name="P156" style:family="paragraph" style:parent-style-name="Text_20_body_20_indent" style:master-page-name="">
      <style:paragraph-properties style:page-number="auto" fo:keep-with-next="always"/>
      <style:text-properties officeooo:rsid="014f479a" officeooo:paragraph-rsid="01d472cb"/>
    </style:style>
    <style:style style:name="P157" style:family="paragraph" style:parent-style-name="Text_20_body_20_indent" style:master-page-name="">
      <style:paragraph-properties style:page-number="auto" fo:keep-with-next="always"/>
      <style:text-properties officeooo:rsid="014f479a" officeooo:paragraph-rsid="014f479a"/>
    </style:style>
    <style:style style:name="P158" style:family="paragraph" style:parent-style-name="Text_20_body_20_indent" style:master-page-name="">
      <style:paragraph-properties style:page-number="auto" fo:keep-with-next="always"/>
      <style:text-properties officeooo:rsid="014f479a" officeooo:paragraph-rsid="01e9548d"/>
    </style:style>
    <style:style style:name="P159" style:family="paragraph" style:parent-style-name="Text_20_body_20_indent" style:master-page-name="">
      <style:paragraph-properties style:page-number="auto" fo:keep-with-next="always"/>
      <style:text-properties officeooo:rsid="014f479a" officeooo:paragraph-rsid="0403a392"/>
    </style:style>
    <style:style style:name="P160" style:family="paragraph" style:parent-style-name="Text_20_body_20_indent" style:master-page-name="">
      <style:paragraph-properties style:page-number="auto" fo:keep-with-next="always"/>
      <style:text-properties officeooo:rsid="014f479a" officeooo:paragraph-rsid="041566de"/>
    </style:style>
    <style:style style:name="P161" style:family="paragraph" style:parent-style-name="Text_20_body_20_indent" style:master-page-name="">
      <style:paragraph-properties style:page-number="auto" fo:keep-with-next="always"/>
      <style:text-properties officeooo:rsid="014f479a" officeooo:paragraph-rsid="0509ac55"/>
    </style:style>
    <style:style style:name="P162" style:family="paragraph" style:parent-style-name="Text_20_body_20_indent" style:master-page-name="">
      <style:paragraph-properties style:page-number="auto" fo:keep-with-next="always"/>
      <style:text-properties officeooo:rsid="01eb2ef0" officeooo:paragraph-rsid="0219f61d"/>
    </style:style>
    <style:style style:name="P163" style:family="paragraph" style:parent-style-name="Text_20_body_20_indent" style:master-page-name="">
      <style:paragraph-properties style:page-number="auto" fo:keep-with-next="always"/>
      <style:text-properties officeooo:rsid="014c3214" officeooo:paragraph-rsid="014c3214"/>
    </style:style>
    <style:style style:name="P164" style:family="paragraph" style:parent-style-name="Text_20_body_20_indent" style:master-page-name="">
      <style:paragraph-properties style:page-number="auto" fo:keep-with-next="always"/>
      <style:text-properties officeooo:rsid="01b90f34" officeooo:paragraph-rsid="01b90f34"/>
    </style:style>
    <style:style style:name="P165" style:family="paragraph" style:parent-style-name="Text_20_body_20_indent" style:master-page-name="">
      <style:paragraph-properties style:page-number="auto" fo:keep-with-next="always"/>
      <style:text-properties officeooo:rsid="01b90f34" officeooo:paragraph-rsid="03e7c9ea"/>
    </style:style>
    <style:style style:name="P166" style:family="paragraph" style:parent-style-name="Text_20_body_20_indent" style:master-page-name="">
      <style:paragraph-properties style:page-number="auto" fo:keep-with-next="always"/>
      <style:text-properties officeooo:rsid="01b90f34" officeooo:paragraph-rsid="043addcb"/>
    </style:style>
    <style:style style:name="P167" style:family="paragraph" style:parent-style-name="Text_20_body_20_indent" style:master-page-name="">
      <style:paragraph-properties style:page-number="auto" fo:keep-with-next="always"/>
      <style:text-properties officeooo:rsid="01b90f34" officeooo:paragraph-rsid="04add4e3"/>
    </style:style>
    <style:style style:name="P168" style:family="paragraph" style:parent-style-name="Text_20_body_20_indent" style:master-page-name="">
      <style:paragraph-properties style:page-number="auto" fo:keep-with-next="always"/>
      <style:text-properties officeooo:rsid="01b90f34" officeooo:paragraph-rsid="051e1310"/>
    </style:style>
    <style:style style:name="P169" style:family="paragraph" style:parent-style-name="Text_20_body_20_indent" style:master-page-name="">
      <style:paragraph-properties style:page-number="auto" fo:keep-with-next="always"/>
      <style:text-properties officeooo:rsid="01e6632b" officeooo:paragraph-rsid="01e6632b"/>
    </style:style>
    <style:style style:name="P170" style:family="paragraph" style:parent-style-name="Text_20_body_20_indent" style:master-page-name="">
      <style:paragraph-properties style:page-number="auto" fo:keep-with-next="always"/>
      <style:text-properties officeooo:rsid="01e6782a" officeooo:paragraph-rsid="01e6782a"/>
    </style:style>
    <style:style style:name="P171" style:family="paragraph" style:parent-style-name="Text_20_body_20_indent" style:master-page-name="">
      <style:paragraph-properties style:page-number="auto" fo:keep-with-next="always"/>
      <style:text-properties officeooo:rsid="01e6782a" officeooo:paragraph-rsid="050fbe0a"/>
    </style:style>
    <style:style style:name="P172" style:family="paragraph" style:parent-style-name="Text_20_body_20_indent" style:master-page-name="">
      <style:paragraph-properties style:page-number="auto" fo:keep-with-next="always"/>
      <style:text-properties officeooo:rsid="0205aa07" officeooo:paragraph-rsid="0205aa07"/>
    </style:style>
    <style:style style:name="P173" style:family="paragraph" style:parent-style-name="Text_20_body_20_indent" style:master-page-name="">
      <style:paragraph-properties style:page-number="auto" fo:keep-with-next="always"/>
      <style:text-properties officeooo:rsid="0205aa07" officeooo:paragraph-rsid="041dbc9f"/>
    </style:style>
    <style:style style:name="P174" style:family="paragraph" style:parent-style-name="Text_20_body_20_indent" style:master-page-name="">
      <style:paragraph-properties style:page-number="auto" fo:keep-with-next="always"/>
      <style:text-properties officeooo:rsid="033c8fe1" officeooo:paragraph-rsid="033c8fe1"/>
    </style:style>
    <style:style style:name="P175" style:family="paragraph" style:parent-style-name="Text_20_body_20_indent" style:master-page-name="">
      <style:paragraph-properties style:page-number="auto" fo:keep-with-next="always"/>
      <style:text-properties officeooo:rsid="0352a4cf" officeooo:paragraph-rsid="0352a4cf"/>
    </style:style>
    <style:style style:name="P176" style:family="paragraph" style:parent-style-name="Text_20_body_20_indent" style:master-page-name="">
      <style:paragraph-properties style:page-number="auto" fo:keep-with-next="always"/>
      <style:text-properties officeooo:rsid="00ffcb0e" officeooo:paragraph-rsid="0383b3a3"/>
    </style:style>
    <style:style style:name="P177" style:family="paragraph" style:parent-style-name="Text_20_body_20_indent" style:master-page-name="">
      <style:paragraph-properties style:page-number="auto" fo:keep-with-next="always"/>
      <style:text-properties officeooo:rsid="016f4d01" officeooo:paragraph-rsid="016f4d01"/>
    </style:style>
    <style:style style:name="P178" style:family="paragraph" style:parent-style-name="Text_20_body_20_indent" style:master-page-name="">
      <style:paragraph-properties style:page-number="auto" fo:keep-with-next="always"/>
      <style:text-properties officeooo:rsid="01f0db2f" officeooo:paragraph-rsid="0509ac55"/>
    </style:style>
    <style:style style:name="P179" style:family="paragraph" style:parent-style-name="Text_20_body_20_indent" style:master-page-name="">
      <style:paragraph-properties style:page-number="auto" fo:keep-with-next="always"/>
      <style:text-properties officeooo:paragraph-rsid="01e6632b"/>
    </style:style>
    <style:style style:name="P180" style:family="paragraph" style:parent-style-name="Text_20_body_20_indent" style:master-page-name="">
      <style:paragraph-properties style:page-number="auto" fo:keep-with-next="always" style:writing-mode="lr-tb"/>
      <style:text-properties officeooo:rsid="04759d2d" officeooo:paragraph-rsid="04759d2d"/>
    </style:style>
    <style:style style:name="P181" style:family="paragraph" style:parent-style-name="Text_20_body_20_indent" style:master-page-name="">
      <style:paragraph-properties style:page-number="auto" fo:keep-with-next="always" style:writing-mode="lr-tb"/>
      <style:text-properties officeooo:rsid="03c4cf5b" officeooo:paragraph-rsid="03c4cf5b"/>
    </style:style>
    <style:style style:name="P182" style:family="paragraph" style:parent-style-name="Text_20_body_20_indent" style:master-page-name="">
      <style:paragraph-properties style:page-number="auto" fo:keep-with-next="always" style:writing-mode="lr-tb"/>
      <style:text-properties officeooo:rsid="01b5570c" officeooo:paragraph-rsid="03c4cf5b"/>
    </style:style>
    <style:style style:name="P183" style:family="paragraph" style:parent-style-name="Text_20_body_20_indent" style:master-page-name="">
      <style:paragraph-properties style:page-number="auto" fo:keep-with-next="always" style:writing-mode="lr-tb"/>
      <style:text-properties officeooo:rsid="03c8262b" officeooo:paragraph-rsid="03c8262b"/>
    </style:style>
    <style:style style:name="P184" style:family="paragraph" style:parent-style-name="Text_20_body_20_indent" style:master-page-name="">
      <style:paragraph-properties style:page-number="auto" fo:keep-with-next="always" style:writing-mode="lr-tb"/>
      <style:text-properties officeooo:rsid="03d33071" officeooo:paragraph-rsid="03d33071"/>
    </style:style>
    <style:style style:name="P185" style:family="paragraph" style:parent-style-name="Text_20_body_20_indent" style:master-page-name="">
      <style:paragraph-properties style:page-number="auto" fo:keep-with-next="always" style:writing-mode="lr-tb"/>
      <style:text-properties officeooo:rsid="014a8345" officeooo:paragraph-rsid="014a8345"/>
    </style:style>
    <style:style style:name="P186" style:family="paragraph" style:parent-style-name="Text_20_body_20_indent" style:master-page-name="">
      <style:paragraph-properties style:page-number="auto" fo:keep-with-next="always" style:writing-mode="lr-tb"/>
      <style:text-properties officeooo:rsid="03f3a8be" officeooo:paragraph-rsid="03f3a8be"/>
    </style:style>
    <style:style style:name="P187" style:family="paragraph" style:parent-style-name="Text_20_body_20_indent" style:master-page-name="">
      <style:paragraph-properties style:page-number="auto" fo:keep-with-next="always" style:writing-mode="lr-tb"/>
      <style:text-properties officeooo:rsid="03f684b9" officeooo:paragraph-rsid="03f684b9"/>
    </style:style>
    <style:style style:name="P188" style:family="paragraph" style:parent-style-name="Text_20_body_20_indent" style:master-page-name="">
      <style:paragraph-properties style:page-number="auto" fo:keep-with-next="always" style:writing-mode="lr-tb"/>
      <style:text-properties officeooo:rsid="01eb2ef0" officeooo:paragraph-rsid="01ec9fbe"/>
    </style:style>
    <style:style style:name="P189" style:family="paragraph" style:parent-style-name="Text_20_body_20_indent" style:master-page-name="">
      <style:paragraph-properties style:page-number="auto" fo:keep-with-next="always" style:writing-mode="lr-tb"/>
      <style:text-properties officeooo:rsid="012a3522" officeooo:paragraph-rsid="01bdad8c"/>
    </style:style>
    <style:style style:name="P190" style:family="paragraph" style:parent-style-name="Text_20_body_20_indent" style:master-page-name="">
      <style:paragraph-properties style:page-number="auto" fo:keep-with-next="always" style:writing-mode="lr-tb"/>
      <style:text-properties officeooo:rsid="01b90f34" officeooo:paragraph-rsid="03e5d049"/>
    </style:style>
    <style:style style:name="P191" style:family="paragraph" style:parent-style-name="Text_20_body_20_indent" style:master-page-name="">
      <style:paragraph-properties style:page-number="auto" fo:keep-with-next="always" style:writing-mode="lr-tb"/>
      <style:text-properties officeooo:rsid="04455cb8" officeooo:paragraph-rsid="04455cb8"/>
    </style:style>
    <style:style style:name="P192" style:family="paragraph" style:parent-style-name="Text_20_body_20_indent" style:master-page-name="">
      <style:paragraph-properties style:page-number="auto" fo:keep-with-next="always" style:writing-mode="lr-tb"/>
      <style:text-properties officeooo:rsid="01f0db2f" officeooo:paragraph-rsid="03f9b2e4"/>
    </style:style>
    <style:style style:name="P193" style:family="paragraph" style:parent-style-name="Text_20_body_20_indent" style:master-page-name="">
      <style:paragraph-properties style:page-number="auto" fo:keep-with-next="always" style:writing-mode="lr-tb"/>
      <style:text-properties officeooo:rsid="0435e557" officeooo:paragraph-rsid="0435e557"/>
    </style:style>
    <style:style style:name="P194" style:family="paragraph" style:parent-style-name="Text_20_body_20_indent" style:master-page-name="">
      <style:paragraph-properties style:page-number="auto" fo:keep-with-next="always" style:writing-mode="lr-tb"/>
      <style:text-properties officeooo:rsid="0435e557" officeooo:paragraph-rsid="043920b1"/>
    </style:style>
    <style:style style:name="P195" style:family="paragraph" style:parent-style-name="Text_20_body_20_indent" style:master-page-name="">
      <style:paragraph-properties style:page-number="auto" fo:keep-with-next="always" style:writing-mode="lr-tb"/>
      <style:text-properties officeooo:rsid="0435e557" officeooo:paragraph-rsid="043addcb"/>
    </style:style>
    <style:style style:name="P196" style:family="paragraph" style:parent-style-name="Text_20_body_20_indent" style:master-page-name="">
      <style:paragraph-properties style:page-number="auto" fo:keep-with-next="always" style:writing-mode="lr-tb"/>
      <style:text-properties officeooo:rsid="0435e557" officeooo:paragraph-rsid="04ba3e5f"/>
    </style:style>
    <style:style style:name="P197" style:family="paragraph" style:parent-style-name="Text_20_body_20_indent" style:master-page-name="">
      <style:paragraph-properties style:page-number="auto" fo:keep-with-next="always" style:writing-mode="lr-tb"/>
      <style:text-properties officeooo:rsid="014f479a" officeooo:paragraph-rsid="03f7d7e3"/>
    </style:style>
    <style:style style:name="P198" style:family="paragraph" style:parent-style-name="Text_20_body_20_indent" style:master-page-name="">
      <style:paragraph-properties style:page-number="auto" fo:keep-with-next="always" style:writing-mode="lr-tb"/>
      <style:text-properties officeooo:rsid="020ca3c5" officeooo:paragraph-rsid="041ba3bb"/>
    </style:style>
    <style:style style:name="P199" style:family="paragraph" style:parent-style-name="Text_20_body_20_indent" style:master-page-name="">
      <style:paragraph-properties style:page-number="auto" fo:keep-with-next="always" style:writing-mode="lr-tb"/>
      <style:text-properties officeooo:rsid="020dbeb2" officeooo:paragraph-rsid="04dccb84"/>
    </style:style>
    <style:style style:name="P200" style:family="paragraph" style:parent-style-name="Text_20_body_20_indent" style:master-page-name="">
      <style:paragraph-properties style:page-number="auto" fo:keep-with-next="always" style:writing-mode="lr-tb"/>
      <style:text-properties officeooo:rsid="043c2844" officeooo:paragraph-rsid="043ce126"/>
    </style:style>
    <style:style style:name="P201" style:family="paragraph" style:parent-style-name="Text_20_body_20_indent" style:master-page-name="">
      <style:paragraph-properties style:page-number="auto" fo:keep-with-next="always" style:writing-mode="lr-tb"/>
      <style:text-properties officeooo:rsid="00f8a5e3" officeooo:paragraph-rsid="046f9cfd"/>
    </style:style>
    <style:style style:name="P202" style:family="paragraph" style:parent-style-name="Text_20_body_20_indent" style:master-page-name="">
      <style:paragraph-properties style:page-number="auto" fo:keep-with-next="always" style:writing-mode="lr-tb"/>
      <style:text-properties officeooo:rsid="04712c3e" officeooo:paragraph-rsid="04712c3e"/>
    </style:style>
    <style:style style:name="P203" style:family="paragraph" style:parent-style-name="Text_20_body_20_indent" style:master-page-name="">
      <style:paragraph-properties style:page-number="auto" fo:keep-with-next="always" style:writing-mode="lr-tb"/>
      <style:text-properties officeooo:rsid="047ca526" officeooo:paragraph-rsid="047ca526"/>
    </style:style>
    <style:style style:name="P204" style:family="paragraph" style:parent-style-name="Text_20_body_20_indent" style:master-page-name="">
      <style:paragraph-properties style:page-number="auto" fo:keep-with-next="always" style:writing-mode="lr-tb"/>
      <style:text-properties officeooo:rsid="048ca4ff" officeooo:paragraph-rsid="048ca4ff"/>
    </style:style>
    <style:style style:name="P205" style:family="paragraph" style:parent-style-name="Text_20_body_20_indent" style:master-page-name="">
      <style:paragraph-properties style:page-number="auto" fo:keep-with-next="always" style:writing-mode="lr-tb"/>
      <style:text-properties officeooo:rsid="04ac3762" officeooo:paragraph-rsid="04add4e3"/>
    </style:style>
    <style:style style:name="P206" style:family="paragraph" style:parent-style-name="Text_20_body_20_indent" style:master-page-name="">
      <style:paragraph-properties style:page-number="auto" fo:keep-with-next="always" style:writing-mode="lr-tb"/>
      <style:text-properties officeooo:rsid="04ac3762" officeooo:paragraph-rsid="04ac3762"/>
    </style:style>
    <style:style style:name="P207" style:family="paragraph" style:parent-style-name="Text_20_body_20_indent" style:master-page-name="">
      <style:paragraph-properties style:page-number="auto" fo:keep-with-next="always" style:writing-mode="lr-tb"/>
      <style:text-properties officeooo:rsid="048c32f6" officeooo:paragraph-rsid="048c32f6"/>
    </style:style>
    <style:style style:name="P208" style:family="paragraph" style:parent-style-name="Text_20_body_20_indent" style:master-page-name="">
      <style:paragraph-properties style:page-number="auto" fo:keep-with-next="always" style:writing-mode="lr-tb"/>
      <style:text-properties officeooo:rsid="01797ee3" officeooo:paragraph-rsid="01854d92"/>
    </style:style>
    <style:style style:name="P209" style:family="paragraph" style:parent-style-name="Text_20_body_20_indent" style:master-page-name="">
      <style:paragraph-properties style:page-number="auto" fo:keep-with-next="always" style:writing-mode="lr-tb"/>
      <style:text-properties officeooo:rsid="02766046" officeooo:paragraph-rsid="0276b1e1"/>
    </style:style>
    <style:style style:name="P210" style:family="paragraph" style:parent-style-name="Text_20_body_20_indent" style:master-page-name="">
      <style:paragraph-properties style:page-number="auto" fo:keep-with-next="always" style:writing-mode="lr-tb"/>
      <style:text-properties officeooo:rsid="04b97c6b" officeooo:paragraph-rsid="04b97c6b"/>
    </style:style>
    <style:style style:name="P211" style:family="paragraph" style:parent-style-name="Text_20_body_20_indent" style:master-page-name="">
      <style:paragraph-properties style:page-number="auto" fo:keep-with-next="always" style:writing-mode="lr-tb"/>
      <style:text-properties officeooo:rsid="04ba3e5f" officeooo:paragraph-rsid="04ba3e5f"/>
    </style:style>
    <style:style style:name="P212" style:family="paragraph" style:parent-style-name="Text_20_body_20_indent" style:master-page-name="">
      <style:paragraph-properties style:page-number="auto" fo:keep-with-next="always" style:writing-mode="lr-tb"/>
      <style:text-properties officeooo:rsid="011aff26" officeooo:paragraph-rsid="0122da29"/>
    </style:style>
    <style:style style:name="P213" style:family="paragraph" style:parent-style-name="Text_20_body_20_indent" style:master-page-name="">
      <style:paragraph-properties style:page-number="auto" fo:keep-with-next="always" style:writing-mode="lr-tb"/>
      <style:text-properties officeooo:rsid="038c3573" officeooo:paragraph-rsid="039d6105"/>
    </style:style>
    <style:style style:name="P214" style:family="paragraph" style:parent-style-name="Text_20_body_20_indent" style:master-page-name="">
      <style:paragraph-properties style:page-number="auto" fo:keep-with-next="always" style:writing-mode="lr-tb"/>
      <style:text-properties officeooo:rsid="05107e16" officeooo:paragraph-rsid="05107e16"/>
    </style:style>
    <style:style style:name="P215" style:family="paragraph" style:parent-style-name="Команды_20_и_20_сообщения_20_гидролокатора" style:master-page-name="">
      <style:paragraph-properties style:page-number="auto" fo:keep-with-next="always"/>
      <style:text-properties officeooo:rsid="00e9bf79" officeooo:paragraph-rsid="01a20bd9"/>
    </style:style>
    <style:style style:name="P216" style:family="paragraph" style:parent-style-name="Команды_20_и_20_сообщения_20_гидролокатора" style:master-page-name="">
      <style:paragraph-properties style:page-number="auto" fo:keep-with-next="always"/>
      <style:text-properties officeooo:rsid="012a3522" officeooo:paragraph-rsid="021afbf3"/>
    </style:style>
    <style:style style:name="P217" style:family="paragraph" style:parent-style-name="Команды_20_и_20_сообщения_20_гидролокатора" style:master-page-name="">
      <style:paragraph-properties style:page-number="auto" fo:keep-with-next="always"/>
      <style:text-properties officeooo:rsid="00f23861" officeooo:paragraph-rsid="02654e9b"/>
    </style:style>
    <style:style style:name="P218" style:family="paragraph" style:parent-style-name="Команды_20_и_20_сообщения_20_гидролокатора" style:master-page-name="">
      <style:paragraph-properties style:page-number="auto" fo:keep-with-next="always"/>
      <style:text-properties officeooo:rsid="00f23861" officeooo:paragraph-rsid="043addcb"/>
    </style:style>
    <style:style style:name="P219" style:family="paragraph" style:parent-style-name="Команды_20_и_20_сообщения_20_гидролокатора" style:master-page-name="">
      <style:paragraph-properties style:page-number="auto" fo:keep-with-next="always"/>
      <style:text-properties officeooo:rsid="00f23861" officeooo:paragraph-rsid="04add4e3"/>
    </style:style>
    <style:style style:name="P220" style:family="paragraph" style:parent-style-name="Команды_20_и_20_сообщения_20_гидролокатора" style:master-page-name="">
      <style:paragraph-properties style:page-number="auto" fo:keep-with-next="always"/>
      <style:text-properties officeooo:rsid="00f23861" officeooo:paragraph-rsid="04d87223"/>
    </style:style>
    <style:style style:name="P221" style:family="paragraph" style:parent-style-name="Команды_20_и_20_сообщения_20_гидролокатора" style:master-page-name="">
      <style:paragraph-properties style:page-number="auto" fo:keep-with-next="always"/>
      <style:text-properties officeooo:rsid="037aff13" officeooo:paragraph-rsid="037aff13"/>
    </style:style>
    <style:style style:name="P222" style:family="paragraph" style:parent-style-name="Команды_20_и_20_сообщения_20_гидролокатора" style:master-page-name="">
      <style:paragraph-properties style:page-number="auto" fo:keep-with-next="always"/>
      <style:text-properties officeooo:rsid="037aff13" officeooo:paragraph-rsid="04ac3762"/>
    </style:style>
    <style:style style:name="P223" style:family="paragraph" style:parent-style-name="Команды_20_и_20_сообщения_20_гидролокатора" style:master-page-name="">
      <style:paragraph-properties style:page-number="auto" fo:keep-with-next="always"/>
      <style:text-properties officeooo:rsid="01f86783" officeooo:paragraph-rsid="0509ac55"/>
    </style:style>
    <style:style style:name="P224" style:family="paragraph" style:parent-style-name="Команды_20_и_20_сообщения_20_гидролокатора" style:master-page-name="">
      <style:paragraph-properties style:page-number="auto" fo:keep-with-next="always"/>
      <style:text-properties officeooo:rsid="01f86783" officeooo:paragraph-rsid="05107e16"/>
    </style:style>
    <style:style style:name="P225" style:family="paragraph" style:parent-style-name="Text_20_body_20_indent" style:master-page-name="">
      <style:paragraph-properties style:page-number="auto" style:writing-mode="lr-tb"/>
      <style:text-properties officeooo:rsid="01fb658f" officeooo:paragraph-rsid="03f9b2e4"/>
    </style:style>
    <style:style style:name="P226" style:family="paragraph" style:parent-style-name="Text_20_body_20_indent" style:master-page-name="">
      <style:paragraph-properties style:page-number="auto" fo:keep-with-next="auto"/>
      <style:text-properties officeooo:rsid="00e2c753" officeooo:paragraph-rsid="015e9a38"/>
    </style:style>
    <style:style style:name="P227" style:family="paragraph" style:parent-style-name="Text_20_body_20_indent" style:master-page-name="">
      <style:paragraph-properties style:page-number="auto" fo:keep-with-next="auto"/>
      <style:text-properties officeooo:rsid="033d9bd7" officeooo:paragraph-rsid="033f97df"/>
    </style:style>
    <style:style style:name="P228" style:family="paragraph" style:parent-style-name="Text_20_body_20_indent" style:master-page-name="">
      <style:paragraph-properties style:page-number="auto" fo:keep-with-next="auto" style:writing-mode="page"/>
      <style:text-properties officeooo:rsid="00f6a3e7" officeooo:paragraph-rsid="01653973"/>
    </style:style>
    <style:style style:name="P229" style:family="paragraph" style:parent-style-name="Text_20_body_20_indent" style:master-page-name="">
      <style:paragraph-properties style:page-number="auto" fo:keep-with-next="auto" style:writing-mode="page"/>
      <style:text-properties officeooo:rsid="00c43c4b" officeooo:paragraph-rsid="03cb4687"/>
    </style:style>
    <style:style style:name="P230" style:family="paragraph" style:parent-style-name="Команды_20_и_20_сообщения_20_гидролокатора" style:master-page-name="">
      <style:paragraph-properties style:page-number="auto" fo:keep-with-next="auto" style:writing-mode="page"/>
      <style:text-properties officeooo:rsid="00f23861" officeooo:paragraph-rsid="03a13d51"/>
    </style:style>
    <style:style style:name="P231" style:family="paragraph" style:parent-style-name="Команды_20_и_20_сообщения_20_гидролокатора" style:master-page-name="">
      <style:paragraph-properties style:page-number="auto" fo:keep-with-next="auto" style:writing-mode="page"/>
      <style:text-properties officeooo:rsid="00f23861" officeooo:paragraph-rsid="03a5127f"/>
    </style:style>
    <style:style style:name="P232" style:family="paragraph" style:parent-style-name="Команды_20_и_20_сообщения_20_гидролокатора" style:master-page-name="">
      <style:paragraph-properties style:page-number="auto" fo:keep-with-next="auto" style:writing-mode="page"/>
      <style:text-properties officeooo:rsid="00f23861" officeooo:paragraph-rsid="03afa293"/>
    </style:style>
    <style:style style:name="P233" style:family="paragraph" style:parent-style-name="Команды_20_и_20_сообщения_20_гидролокатора" style:master-page-name="">
      <style:paragraph-properties style:page-number="auto" fo:keep-with-next="auto" style:writing-mode="page"/>
      <style:text-properties officeooo:rsid="00f23861" officeooo:paragraph-rsid="0421c363"/>
    </style:style>
    <style:style style:name="P234" style:family="paragraph" style:parent-style-name="Команды_20_и_20_сообщения_20_гидролокатора" style:master-page-name="">
      <style:paragraph-properties style:page-number="auto" fo:keep-with-next="auto" style:writing-mode="page"/>
      <style:text-properties officeooo:rsid="00f23861" officeooo:paragraph-rsid="0206d2c6"/>
    </style:style>
    <style:style style:name="P235" style:family="paragraph" style:parent-style-name="Команды_20_и_20_сообщения_20_гидролокатора" style:master-page-name="">
      <style:paragraph-properties style:page-number="auto" fo:keep-with-next="auto" style:writing-mode="page"/>
      <style:text-properties officeooo:rsid="00f23861" officeooo:paragraph-rsid="04ba3e5f"/>
    </style:style>
    <style:style style:name="P236" style:family="paragraph" style:parent-style-name="Команды_20_и_20_сообщения_20_гидролокатора" style:master-page-name="">
      <style:paragraph-properties style:page-number="auto" fo:keep-with-next="auto" style:writing-mode="page"/>
      <style:text-properties officeooo:rsid="03a13d51" officeooo:paragraph-rsid="03adb0cd"/>
    </style:style>
    <style:style style:name="P237" style:family="paragraph" style:parent-style-name="Команды_20_и_20_сообщения_20_гидролокатора" style:master-page-name="">
      <style:paragraph-properties style:page-number="auto" fo:keep-with-next="auto" style:writing-mode="page"/>
      <style:text-properties officeooo:rsid="011e47cb" officeooo:paragraph-rsid="051acdcf"/>
    </style:style>
    <style:style style:name="P238" style:family="paragraph" style:parent-style-name="Команды_20_и_20_сообщения_20_гидролокатора" style:master-page-name="">
      <style:paragraph-properties style:page-number="auto" fo:keep-with-next="auto" style:writing-mode="page"/>
      <style:text-properties officeooo:rsid="011e47cb" officeooo:paragraph-rsid="051b7f56"/>
    </style:style>
    <style:style style:name="P239" style:family="paragraph" style:parent-style-name="Text_20_body_20_indent" style:master-page-name="">
      <style:paragraph-properties style:page-number="auto" fo:keep-with-next="auto" style:writing-mode="lr-tb"/>
      <style:text-properties officeooo:rsid="010d8947" officeooo:paragraph-rsid="041ba3bb"/>
    </style:style>
    <style:style style:name="P240" style:family="paragraph" style:parent-style-name="Text_20_body_20_indent" style:master-page-name="">
      <style:paragraph-properties style:page-number="auto" fo:keep-with-next="auto" style:writing-mode="lr-tb"/>
      <style:text-properties officeooo:rsid="021afbf3" officeooo:paragraph-rsid="03f7d7e3"/>
    </style:style>
    <style:style style:name="P241" style:family="paragraph" style:parent-style-name="Text_20_body_20_indent" style:master-page-name="">
      <style:paragraph-properties style:page-number="auto" fo:keep-with-next="auto" style:writing-mode="lr-tb"/>
      <style:text-properties officeooo:paragraph-rsid="046a9c1b"/>
    </style:style>
    <style:style style:name="P242" style:family="paragraph" style:parent-style-name="Text_20_body_20_indent" style:master-page-name="">
      <style:paragraph-properties style:page-number="auto" fo:keep-with-next="auto" style:writing-mode="lr-tb"/>
      <style:text-properties officeooo:paragraph-rsid="0478b681"/>
    </style:style>
    <style:style style:name="P243" style:family="paragraph" style:parent-style-name="Text_20_body_20_indent" style:master-page-name="">
      <style:paragraph-properties style:page-number="auto" fo:keep-with-next="auto" style:writing-mode="lr-tb"/>
      <style:text-properties officeooo:paragraph-rsid="045c9c05"/>
    </style:style>
    <style:style style:name="P244" style:family="paragraph" style:parent-style-name="Команды_20_и_20_сообщения_20_гидролокатора" style:master-page-name="">
      <style:paragraph-properties style:page-number="auto" fo:keep-with-next="auto" style:writing-mode="lr-tb"/>
      <style:text-properties officeooo:rsid="01287d14" officeooo:paragraph-rsid="046f9cfd"/>
    </style:style>
    <style:style style:name="P245" style:family="paragraph" style:parent-style-name="Text_20_body_20_indent" style:master-page-name="">
      <style:paragraph-properties style:page-number="auto"/>
      <style:text-properties officeooo:rsid="0297e535" officeooo:paragraph-rsid="0297e535"/>
    </style:style>
    <style:style style:name="P246" style:family="paragraph" style:parent-style-name="Text_20_body_20_indent" style:master-page-name="">
      <style:paragraph-properties style:page-number="auto"/>
      <style:text-properties officeooo:rsid="038c3573" officeooo:paragraph-rsid="038c3573"/>
    </style:style>
    <style:style style:name="P247" style:family="paragraph" style:parent-style-name="Text_20_body_20_indent" style:master-page-name="">
      <style:paragraph-properties style:page-number="auto"/>
      <style:text-properties officeooo:rsid="03e7c9ea" officeooo:paragraph-rsid="043920b1"/>
    </style:style>
    <style:style style:name="P248" style:family="paragraph" style:parent-style-name="Text_20_body_20_indent" style:master-page-name="">
      <style:paragraph-properties style:page-number="auto"/>
      <style:text-properties officeooo:rsid="03e7c9ea" officeooo:paragraph-rsid="043addcb"/>
    </style:style>
    <style:style style:name="P249" style:family="paragraph" style:parent-style-name="Text_20_body_20_indent" style:master-page-name="">
      <style:paragraph-properties style:page-number="auto"/>
      <style:text-properties officeooo:rsid="01076a3b" officeooo:paragraph-rsid="03cb4687"/>
    </style:style>
    <style:style style:name="P250" style:family="paragraph" style:parent-style-name="Text_20_body_20_indent" style:master-page-name="">
      <style:paragraph-properties style:page-number="auto"/>
      <style:text-properties officeooo:paragraph-rsid="04d87223"/>
    </style:style>
    <style:style style:name="P251" style:family="paragraph" style:parent-style-name="Команды_20_и_20_сообщения_20_гидролокатора" style:master-page-name="">
      <style:paragraph-properties style:page-number="auto" style:writing-mode="page"/>
      <style:text-properties officeooo:rsid="00f23861" officeooo:paragraph-rsid="039d6105"/>
    </style:style>
    <style:style style:name="P252" style:family="paragraph" style:parent-style-name="Text_20_body_20_indent" style:master-page-name="">
      <style:paragraph-properties style:page-number="auto" style:writing-mode="page"/>
      <style:text-properties officeooo:rsid="010d8947" officeooo:paragraph-rsid="03b20e5d"/>
    </style:style>
    <style:style style:name="P253" style:family="paragraph" style:parent-style-name="Команды_20_и_20_сообщения_20_гидролокатора" style:master-page-name="">
      <style:paragraph-properties style:page-number="auto"/>
      <style:text-properties officeooo:rsid="01e6632b" officeooo:paragraph-rsid="01e698cd"/>
    </style:style>
    <style:style style:name="P254" style:family="paragraph" style:parent-style-name="Text_20_body_20_indent">
      <style:paragraph-properties style:writing-mode="page"/>
      <style:text-properties officeooo:rsid="039205a5" officeooo:paragraph-rsid="045271fc"/>
    </style:style>
    <style:style style:name="P255" style:family="paragraph" style:parent-style-name="Text_20_body_20_indent">
      <style:paragraph-properties style:writing-mode="page"/>
      <style:text-properties officeooo:rsid="039d6105" officeooo:paragraph-rsid="039d6105"/>
    </style:style>
    <style:style style:name="P256" style:family="paragraph" style:parent-style-name="Text_20_body_20_indent">
      <style:paragraph-properties style:writing-mode="page"/>
      <style:text-properties officeooo:rsid="010d8947" officeooo:paragraph-rsid="03b1b9ff"/>
    </style:style>
    <style:style style:name="P257" style:family="paragraph" style:parent-style-name="Text_20_body_20_indent">
      <style:paragraph-properties style:writing-mode="page"/>
      <style:text-properties officeooo:rsid="010d8947" officeooo:paragraph-rsid="03f1deac"/>
    </style:style>
    <style:style style:name="P258" style:family="paragraph" style:parent-style-name="Text_20_body_20_indent">
      <style:paragraph-properties style:writing-mode="page"/>
      <style:text-properties officeooo:rsid="0421c363" officeooo:paragraph-rsid="0421c363"/>
    </style:style>
    <style:style style:name="P259" style:family="paragraph" style:parent-style-name="Title">
      <style:text-properties officeooo:rsid="00c32a43" officeooo:paragraph-rsid="00c32a43"/>
    </style:style>
    <style:style style:name="P260" style:family="paragraph" style:parent-style-name="Title">
      <style:text-properties officeooo:rsid="036fcfac" officeooo:paragraph-rsid="036fcfac"/>
    </style:style>
    <style:style style:name="P261" style:family="paragraph" style:parent-style-name="Title">
      <style:text-properties officeooo:rsid="03707dea" officeooo:paragraph-rsid="03707dea"/>
    </style:style>
    <style:style style:name="P262" style:family="paragraph" style:parent-style-name="Title">
      <style:text-properties officeooo:paragraph-rsid="04c3dd52"/>
    </style:style>
    <style:style style:name="P263" style:family="paragraph" style:parent-style-name="Команды_20_и_20_сообщения_20_гидролокатора">
      <style:text-properties officeooo:rsid="00f23861" officeooo:paragraph-rsid="038c3573"/>
    </style:style>
    <style:style style:name="P264" style:family="paragraph" style:parent-style-name="Команды_20_и_20_сообщения_20_гидролокатора">
      <style:text-properties officeooo:rsid="00f23861" officeooo:paragraph-rsid="03cb4687"/>
    </style:style>
    <style:style style:name="P265" style:family="paragraph" style:parent-style-name="Команды_20_и_20_сообщения_20_гидролокатора">
      <style:text-properties officeooo:rsid="00f23861" officeooo:paragraph-rsid="03d33071"/>
    </style:style>
    <style:style style:name="P266" style:family="paragraph" style:parent-style-name="Команды_20_и_20_сообщения_20_гидролокатора">
      <style:text-properties officeooo:rsid="00f23861" officeooo:paragraph-rsid="045271fc"/>
    </style:style>
    <style:style style:name="P267" style:family="paragraph" style:parent-style-name="Команды_20_и_20_сообщения_20_гидролокатора">
      <style:text-properties officeooo:rsid="00f23861" officeooo:paragraph-rsid="0509ac55"/>
    </style:style>
    <style:style style:name="P268" style:family="paragraph" style:parent-style-name="Команды_20_и_20_сообщения_20_гидролокатора">
      <style:text-properties officeooo:rsid="00f6a3e7" officeooo:paragraph-rsid="01653973"/>
    </style:style>
    <style:style style:name="P269" style:family="paragraph" style:parent-style-name="Команды_20_и_20_сообщения_20_гидролокатора">
      <style:text-properties officeooo:rsid="014d885c" officeooo:paragraph-rsid="014d885c"/>
    </style:style>
    <style:style style:name="P270" style:family="paragraph" style:parent-style-name="Команды_20_и_20_сообщения_20_гидролокатора">
      <style:text-properties officeooo:rsid="014d885c" officeooo:paragraph-rsid="05287dad"/>
    </style:style>
    <style:style style:name="P271" style:family="paragraph" style:parent-style-name="Команды_20_и_20_сообщения_20_гидролокатора">
      <style:text-properties officeooo:paragraph-rsid="01a20bd9"/>
    </style:style>
    <style:style style:name="P272" style:family="paragraph" style:parent-style-name="Команды_20_и_20_сообщения_20_гидролокатора">
      <style:text-properties officeooo:rsid="012a3522" officeooo:paragraph-rsid="01bbdaed"/>
    </style:style>
    <style:style style:name="P273" style:family="paragraph" style:parent-style-name="Команды_20_и_20_сообщения_20_гидролокатора">
      <style:text-properties officeooo:rsid="012a3522" officeooo:paragraph-rsid="03e7c9ea"/>
    </style:style>
    <style:style style:name="P274" style:family="paragraph" style:parent-style-name="Команды_20_и_20_сообщения_20_гидролокатора">
      <style:text-properties officeooo:rsid="012a3522" officeooo:paragraph-rsid="014f479a"/>
    </style:style>
    <style:style style:name="P275" style:family="paragraph" style:parent-style-name="Команды_20_и_20_сообщения_20_гидролокатора">
      <style:text-properties officeooo:rsid="012a3522" officeooo:paragraph-rsid="01d472cb"/>
    </style:style>
    <style:style style:name="P276" style:family="paragraph" style:parent-style-name="Команды_20_и_20_сообщения_20_гидролокатора">
      <style:text-properties officeooo:rsid="012a3522" officeooo:paragraph-rsid="0403a392"/>
    </style:style>
    <style:style style:name="P277" style:family="paragraph" style:parent-style-name="Команды_20_и_20_сообщения_20_гидролокатора">
      <style:text-properties officeooo:rsid="012a3522" officeooo:paragraph-rsid="041566de"/>
    </style:style>
    <style:style style:name="P278" style:family="paragraph" style:parent-style-name="Команды_20_и_20_сообщения_20_гидролокатора">
      <style:text-properties officeooo:rsid="012a3522" officeooo:paragraph-rsid="01e9548d"/>
    </style:style>
    <style:style style:name="P279" style:family="paragraph" style:parent-style-name="Команды_20_и_20_сообщения_20_гидролокатора">
      <style:text-properties officeooo:rsid="012a3522" officeooo:paragraph-rsid="01ec9fbe"/>
    </style:style>
    <style:style style:name="P280" style:family="paragraph" style:parent-style-name="Команды_20_и_20_сообщения_20_гидролокатора">
      <style:text-properties officeooo:rsid="012a3522" officeooo:paragraph-rsid="043addcb"/>
    </style:style>
    <style:style style:name="P281" style:family="paragraph" style:parent-style-name="Команды_20_и_20_сообщения_20_гидролокатора">
      <style:text-properties officeooo:rsid="012a3522" officeooo:paragraph-rsid="0526c49f"/>
    </style:style>
    <style:style style:name="P282" style:family="paragraph" style:parent-style-name="Команды_20_и_20_сообщения_20_гидролокатора">
      <style:text-properties officeooo:rsid="01287d14" officeooo:paragraph-rsid="01ccc454"/>
    </style:style>
    <style:style style:name="P283" style:family="paragraph" style:parent-style-name="Команды_20_и_20_сообщения_20_гидролокатора">
      <style:text-properties officeooo:rsid="01287d14" officeooo:paragraph-rsid="04ac3762"/>
    </style:style>
    <style:style style:name="P284" style:family="paragraph" style:parent-style-name="Команды_20_и_20_сообщения_20_гидролокатора">
      <style:text-properties officeooo:rsid="01ccc454" officeooo:paragraph-rsid="01ccc454"/>
    </style:style>
    <style:style style:name="P285" style:family="paragraph" style:parent-style-name="Команды_20_и_20_сообщения_20_гидролокатора">
      <style:text-properties officeooo:rsid="01ccc454" officeooo:paragraph-rsid="04ac3762"/>
    </style:style>
    <style:style style:name="P286" style:family="paragraph" style:parent-style-name="Команды_20_и_20_сообщения_20_гидролокатора">
      <style:paragraph-properties fo:keep-with-next="always"/>
      <style:text-properties officeooo:rsid="00f23861" officeooo:paragraph-rsid="01ccc454"/>
    </style:style>
    <style:style style:name="P287" style:family="paragraph" style:parent-style-name="Команды_20_и_20_сообщения_20_гидролокатора">
      <style:paragraph-properties fo:keep-with-next="always"/>
      <style:text-properties officeooo:rsid="00f23861" officeooo:paragraph-rsid="04ac3762"/>
    </style:style>
    <style:style style:name="P288" style:family="paragraph" style:parent-style-name="Команды_20_и_20_сообщения_20_гидролокатора">
      <style:paragraph-properties fo:keep-with-next="always" style:writing-mode="page"/>
      <style:text-properties officeooo:rsid="01287d14" officeooo:paragraph-rsid="038d77eb"/>
    </style:style>
    <style:style style:name="P289" style:family="paragraph" style:parent-style-name="Команды_20_и_20_сообщения_20_гидролокатора">
      <style:paragraph-properties fo:keep-with-next="always" style:writing-mode="page"/>
      <style:text-properties officeooo:rsid="01287d14" officeooo:paragraph-rsid="03a13d51"/>
    </style:style>
    <style:style style:name="P290" style:family="paragraph" style:parent-style-name="Команды_20_и_20_сообщения_20_гидролокатора">
      <style:paragraph-properties fo:keep-with-next="always" style:writing-mode="page"/>
      <style:text-properties officeooo:rsid="01287d14" officeooo:paragraph-rsid="03a5127f"/>
    </style:style>
    <style:style style:name="P291" style:family="paragraph" style:parent-style-name="Команды_20_и_20_сообщения_20_гидролокатора">
      <style:paragraph-properties fo:keep-with-next="always" style:writing-mode="page"/>
      <style:text-properties officeooo:rsid="01287d14" officeooo:paragraph-rsid="03afa293"/>
    </style:style>
    <style:style style:name="P292" style:family="paragraph" style:parent-style-name="Команды_20_и_20_сообщения_20_гидролокатора">
      <style:paragraph-properties fo:keep-with-next="always" style:writing-mode="page"/>
      <style:text-properties officeooo:rsid="01287d14" officeooo:paragraph-rsid="0421c363"/>
    </style:style>
    <style:style style:name="P293" style:family="paragraph" style:parent-style-name="Команды_20_и_20_сообщения_20_гидролокатора">
      <style:paragraph-properties fo:keep-with-next="always" style:writing-mode="page"/>
      <style:text-properties officeooo:rsid="01287d14" officeooo:paragraph-rsid="046f9cfd"/>
    </style:style>
    <style:style style:name="P294" style:family="paragraph" style:parent-style-name="Команды_20_и_20_сообщения_20_гидролокатора">
      <style:paragraph-properties fo:keep-with-next="always" style:writing-mode="page"/>
      <style:text-properties officeooo:rsid="01068288" officeooo:paragraph-rsid="04192040"/>
    </style:style>
    <style:style style:name="P295" style:family="paragraph" style:parent-style-name="Команды_20_и_20_сообщения_20_гидролокатора">
      <style:paragraph-properties fo:keep-with-next="always" style:writing-mode="page"/>
      <style:text-properties officeooo:rsid="01068288" officeooo:paragraph-rsid="0206d2c6"/>
    </style:style>
    <style:style style:name="P296" style:family="paragraph" style:parent-style-name="Команды_20_и_20_сообщения_20_гидролокатора">
      <style:paragraph-properties fo:keep-with-next="always" style:writing-mode="page"/>
      <style:text-properties officeooo:rsid="01068288" officeooo:paragraph-rsid="046f9cfd"/>
    </style:style>
    <style:style style:name="P297" style:family="paragraph" style:parent-style-name="Команды_20_и_20_сообщения_20_гидролокатора">
      <style:paragraph-properties fo:keep-with-next="always" style:writing-mode="page"/>
      <style:text-properties officeooo:rsid="03afd738" officeooo:paragraph-rsid="03bc3bfe"/>
    </style:style>
    <style:style style:name="P298" style:family="paragraph" style:parent-style-name="Команды_20_и_20_сообщения_20_гидролокатора">
      <style:paragraph-properties fo:keep-with-next="always" style:writing-mode="page"/>
      <style:text-properties officeooo:rsid="00f23861" officeooo:paragraph-rsid="01bbb9fc"/>
    </style:style>
    <style:style style:name="P299" style:family="paragraph" style:parent-style-name="Команды_20_и_20_сообщения_20_гидролокатора">
      <style:paragraph-properties fo:keep-with-next="always" style:writing-mode="page"/>
      <style:text-properties officeooo:rsid="00f23861" officeooo:paragraph-rsid="01fcaf32"/>
    </style:style>
    <style:style style:name="P300" style:family="paragraph" style:parent-style-name="Команды_20_и_20_сообщения_20_гидролокатора">
      <style:paragraph-properties fo:keep-with-next="always" style:writing-mode="page"/>
      <style:text-properties officeooo:rsid="00f23861" officeooo:paragraph-rsid="046f9cfd"/>
    </style:style>
    <style:style style:name="P301" style:family="paragraph" style:parent-style-name="Команды_20_и_20_сообщения_20_гидролокатора">
      <style:paragraph-properties fo:keep-with-next="always" style:writing-mode="page"/>
      <style:text-properties officeooo:rsid="00f23861" officeooo:paragraph-rsid="05287dad"/>
    </style:style>
    <style:style style:name="P302" style:family="paragraph" style:parent-style-name="Команды_20_и_20_сообщения_20_гидролокатора">
      <style:paragraph-properties fo:keep-with-next="always" style:writing-mode="page"/>
      <style:text-properties officeooo:rsid="01fd8c44" officeooo:paragraph-rsid="01fcaf32"/>
    </style:style>
    <style:style style:name="P303" style:family="paragraph" style:parent-style-name="Команды_20_и_20_сообщения_20_гидролокатора">
      <style:paragraph-properties fo:keep-with-next="always" style:writing-mode="page"/>
      <style:text-properties officeooo:rsid="04192040" officeooo:paragraph-rsid="04192040"/>
    </style:style>
    <style:style style:name="P304" style:family="paragraph" style:parent-style-name="Команды_20_и_20_сообщения_20_гидролокатора">
      <style:paragraph-properties fo:keep-with-next="always" style:writing-mode="page"/>
      <style:text-properties officeooo:rsid="011e47cb" officeooo:paragraph-rsid="044f401a"/>
    </style:style>
    <style:style style:name="P305" style:family="paragraph" style:parent-style-name="Команды_20_и_20_сообщения_20_гидролокатора">
      <style:paragraph-properties fo:keep-with-next="always" style:writing-mode="page"/>
      <style:text-properties officeooo:rsid="03739143" officeooo:paragraph-rsid="04526697"/>
    </style:style>
    <style:style style:name="P306" style:family="paragraph" style:parent-style-name="Команды_20_и_20_сообщения_20_гидролокатора">
      <style:paragraph-properties fo:keep-with-next="always" style:writing-mode="page"/>
      <style:text-properties officeooo:rsid="03739143" officeooo:paragraph-rsid="046f9cfd"/>
    </style:style>
    <style:style style:name="P307" style:family="paragraph" style:parent-style-name="Команды_20_и_20_сообщения_20_гидролокатора">
      <style:paragraph-properties fo:keep-with-next="always" style:writing-mode="page"/>
      <style:text-properties officeooo:rsid="03a13d51" officeooo:paragraph-rsid="0528778b"/>
    </style:style>
    <style:style style:name="P308" style:family="paragraph" style:parent-style-name="Text_20_body_20_indent">
      <style:paragraph-properties fo:keep-with-next="always" style:writing-mode="page"/>
      <style:text-properties officeooo:rsid="0104ac84" officeooo:paragraph-rsid="03a13d51"/>
    </style:style>
    <style:style style:name="P309" style:family="paragraph" style:parent-style-name="Text_20_body_20_indent">
      <style:paragraph-properties fo:keep-with-next="always" style:writing-mode="page"/>
      <style:text-properties officeooo:rsid="0104ac84" officeooo:paragraph-rsid="03a5127f"/>
    </style:style>
    <style:style style:name="P310" style:family="paragraph" style:parent-style-name="Text_20_body_20_indent">
      <style:paragraph-properties fo:keep-with-next="always" style:writing-mode="page"/>
      <style:text-properties officeooo:rsid="0104ac84" officeooo:paragraph-rsid="0421c363"/>
    </style:style>
    <style:style style:name="P311" style:family="paragraph" style:parent-style-name="Text_20_body_20_indent">
      <style:paragraph-properties fo:keep-with-next="always" style:writing-mode="page"/>
      <style:text-properties officeooo:rsid="03741748" officeooo:paragraph-rsid="045271fc"/>
    </style:style>
    <style:style style:name="P312" style:family="paragraph" style:parent-style-name="Text_20_body_20_indent">
      <style:paragraph-properties fo:keep-with-next="always" style:writing-mode="lr-tb"/>
      <style:text-properties officeooo:rsid="048c32f6" officeooo:paragraph-rsid="048c32f6"/>
    </style:style>
    <style:style style:name="P313" style:family="paragraph" style:parent-style-name="Text_20_body_20_indent">
      <style:paragraph-properties fo:keep-with-next="always" style:writing-mode="lr-tb"/>
      <style:text-properties officeooo:rsid="048c32f6" officeooo:paragraph-rsid="048ca4ff"/>
    </style:style>
    <style:style style:name="P314" style:family="paragraph" style:parent-style-name="Text_20_body_20_indent">
      <style:paragraph-properties fo:keep-with-next="always" style:writing-mode="lr-tb"/>
      <style:text-properties officeooo:rsid="048c32f6" officeooo:paragraph-rsid="048ea4b1"/>
    </style:style>
    <style:style style:name="P315" style:family="paragraph" style:parent-style-name="Text_20_body_20_indent">
      <style:paragraph-properties fo:keep-with-next="always"/>
      <style:text-properties officeooo:rsid="0276b1e1" officeooo:paragraph-rsid="028c51cf"/>
    </style:style>
    <style:style style:name="P316" style:family="paragraph" style:parent-style-name="Text_20_body_20_indent">
      <style:paragraph-properties fo:keep-with-next="always"/>
      <style:text-properties officeooo:rsid="033c8fe1" officeooo:paragraph-rsid="034dc595"/>
    </style:style>
    <style:style style:name="P317" style:family="paragraph" style:parent-style-name="Команды_20_и_20_сообщения_20_гидролокатора">
      <style:paragraph-properties fo:keep-with-next="auto" style:writing-mode="page"/>
      <style:text-properties officeooo:rsid="00f23861" officeooo:paragraph-rsid="038d77eb"/>
    </style:style>
    <style:style style:name="P318" style:family="paragraph" style:parent-style-name="Text_20_body_20_indent">
      <style:paragraph-properties fo:keep-with-next="auto"/>
      <style:text-properties officeooo:rsid="033f97df" officeooo:paragraph-rsid="035f7e72"/>
    </style:style>
    <style:style style:name="P319" style:family="paragraph" style:parent-style-name="Text_20_body_20_indent">
      <style:paragraph-properties fo:keep-with-next="auto" style:writing-mode="lr-tb"/>
      <style:text-properties officeooo:rsid="010d8947" officeooo:paragraph-rsid="04dccb84"/>
    </style:style>
    <style:style style:name="P320" style:family="paragraph" style:parent-style-name="Table_20_Contents">
      <style:text-properties fo:font-size="10pt" officeooo:rsid="026cdd4a" officeooo:paragraph-rsid="026cdd4a" style:font-size-asian="10pt" style:font-size-complex="10pt"/>
    </style:style>
    <style:style style:name="P321" style:family="paragraph" style:parent-style-name="Table_20_Contents">
      <style:text-properties fo:font-size="10pt" officeooo:rsid="026e8c9e" officeooo:paragraph-rsid="026e8c9e" style:font-size-asian="10pt" style:font-size-complex="10pt"/>
    </style:style>
    <style:style style:name="P322" style:family="paragraph" style:parent-style-name="Table_20_Contents">
      <style:text-properties fo:font-size="10pt" officeooo:rsid="026e8c9e" officeooo:paragraph-rsid="02738286" style:font-size-asian="10pt" style:font-size-complex="10pt"/>
    </style:style>
    <style:style style:name="P323" style:family="paragraph" style:parent-style-name="Table_20_Contents">
      <style:text-properties fo:font-size="10pt" officeooo:rsid="0276b1e1" officeooo:paragraph-rsid="0276b1e1" style:font-size-asian="10pt" style:font-size-complex="10pt"/>
    </style:style>
    <style:style style:name="P324" style:family="paragraph" style:parent-style-name="Table_20_Contents">
      <style:text-properties fo:font-size="10pt" officeooo:rsid="0276b1e1" officeooo:paragraph-rsid="0283fcc8" style:font-size-asian="10pt" style:font-size-complex="10pt"/>
    </style:style>
    <style:style style:name="P325" style:family="paragraph" style:parent-style-name="Table_20_Contents">
      <style:text-properties fo:font-size="10pt" officeooo:rsid="0276b1e1" officeooo:paragraph-rsid="02b21ef6" style:font-size-asian="10pt" style:font-size-complex="10pt"/>
    </style:style>
    <style:style style:name="P326" style:family="paragraph" style:parent-style-name="Table_20_Contents">
      <style:text-properties fo:font-size="10pt" officeooo:rsid="0276b1e1" officeooo:paragraph-rsid="02b8988f" style:font-size-asian="10pt" style:font-size-complex="10pt"/>
    </style:style>
    <style:style style:name="P327" style:family="paragraph" style:parent-style-name="Table_20_Contents">
      <style:text-properties fo:font-size="10pt" officeooo:rsid="0276b1e1" officeooo:paragraph-rsid="02c629e1" style:font-size-asian="10pt" style:font-size-complex="10pt"/>
    </style:style>
    <style:style style:name="P328" style:family="paragraph" style:parent-style-name="Table_20_Contents">
      <style:text-properties fo:font-size="10pt" officeooo:rsid="0276b1e1" officeooo:paragraph-rsid="02eef753" style:font-size-asian="10pt" style:font-size-complex="10pt"/>
    </style:style>
    <style:style style:name="P329" style:family="paragraph" style:parent-style-name="Table_20_Contents">
      <style:text-properties fo:font-size="10pt" officeooo:rsid="0276b1e1" officeooo:paragraph-rsid="033816d3" style:font-size-asian="10pt" style:font-size-complex="10pt"/>
    </style:style>
    <style:style style:name="P330" style:family="paragraph" style:parent-style-name="Table_20_Contents">
      <style:text-properties fo:font-size="10pt" officeooo:rsid="0276b1e1" officeooo:paragraph-rsid="036a723f" style:font-size-asian="10pt" style:font-size-complex="10pt"/>
    </style:style>
    <style:style style:name="P331" style:family="paragraph" style:parent-style-name="Table_20_Contents">
      <style:text-properties fo:font-size="10pt" officeooo:rsid="0276b1e1" officeooo:paragraph-rsid="036baaa0" style:font-size-asian="10pt" style:font-size-complex="10pt"/>
    </style:style>
    <style:style style:name="P332" style:family="paragraph" style:parent-style-name="Table_20_Contents">
      <style:text-properties fo:font-size="10pt" officeooo:rsid="028a6ea2" officeooo:paragraph-rsid="028a6ea2" style:font-size-asian="10pt" style:font-size-complex="10pt"/>
    </style:style>
    <style:style style:name="P333" style:family="paragraph" style:parent-style-name="Table_20_Contents">
      <style:text-properties fo:font-size="10pt" officeooo:rsid="028a6ea2" officeooo:paragraph-rsid="033816d3" style:font-size-asian="10pt" style:font-size-complex="10pt"/>
    </style:style>
    <style:style style:name="P334" style:family="paragraph" style:parent-style-name="Table_20_Contents">
      <style:text-properties fo:font-size="10pt" officeooo:rsid="02917b6f" officeooo:paragraph-rsid="02917b6f" style:font-size-asian="10pt" style:font-size-complex="10pt"/>
    </style:style>
    <style:style style:name="P335" style:family="paragraph" style:parent-style-name="Table_20_Contents">
      <style:text-properties fo:font-size="10pt" officeooo:rsid="02917b6f" officeooo:paragraph-rsid="033816d3" style:font-size-asian="10pt" style:font-size-complex="10pt"/>
    </style:style>
    <style:style style:name="P336" style:family="paragraph" style:parent-style-name="Table_20_Contents">
      <style:text-properties fo:font-size="10pt" officeooo:rsid="029d7dd2" officeooo:paragraph-rsid="029d7dd2" style:font-size-asian="10pt" style:font-size-complex="10pt"/>
    </style:style>
    <style:style style:name="P337" style:family="paragraph" style:parent-style-name="Table_20_Contents">
      <style:text-properties fo:font-size="10pt" officeooo:rsid="029ee450" officeooo:paragraph-rsid="029ee450" style:font-size-asian="10pt" style:font-size-complex="10pt"/>
    </style:style>
    <style:style style:name="P338" style:family="paragraph" style:parent-style-name="Table_20_Contents">
      <style:text-properties fo:font-size="10pt" officeooo:rsid="02b1d1db" officeooo:paragraph-rsid="02b21ef6" style:font-size-asian="10pt" style:font-size-complex="10pt"/>
    </style:style>
    <style:style style:name="P339" style:family="paragraph" style:parent-style-name="Table_20_Contents">
      <style:text-properties fo:font-size="10pt" officeooo:rsid="02bf4ddc" officeooo:paragraph-rsid="02bf4ddc" style:font-size-asian="10pt" style:font-size-complex="10pt"/>
    </style:style>
    <style:style style:name="P340" style:family="paragraph" style:parent-style-name="Table_20_Contents">
      <style:text-properties fo:font-size="10pt" officeooo:rsid="02c0a240" officeooo:paragraph-rsid="02c0a240" style:font-size-asian="10pt" style:font-size-complex="10pt"/>
    </style:style>
    <style:style style:name="P341" style:family="paragraph" style:parent-style-name="Table_20_Contents">
      <style:text-properties fo:font-size="10pt" officeooo:rsid="02c0aee9" officeooo:paragraph-rsid="02c0aee9" style:font-size-asian="10pt" style:font-size-complex="10pt"/>
    </style:style>
    <style:style style:name="P342" style:family="paragraph" style:parent-style-name="Table_20_Contents">
      <style:text-properties fo:font-size="10pt" officeooo:rsid="02cafab6" officeooo:paragraph-rsid="02cafab6" style:font-size-asian="10pt" style:font-size-complex="10pt"/>
    </style:style>
    <style:style style:name="P343" style:family="paragraph" style:parent-style-name="Table_20_Contents">
      <style:text-properties fo:font-size="10pt" officeooo:rsid="02cf389c" officeooo:paragraph-rsid="02cf389c" style:font-size-asian="10pt" style:font-size-complex="10pt"/>
    </style:style>
    <style:style style:name="P344" style:family="paragraph" style:parent-style-name="Table_20_Contents">
      <style:text-properties fo:font-size="10pt" officeooo:rsid="02cf389c" officeooo:paragraph-rsid="02ef9f36" style:font-size-asian="10pt" style:font-size-complex="10pt"/>
    </style:style>
    <style:style style:name="P345" style:family="paragraph" style:parent-style-name="Table_20_Contents">
      <style:text-properties fo:font-size="10pt" officeooo:rsid="02cf389c" officeooo:paragraph-rsid="033816d3" style:font-size-asian="10pt" style:font-size-complex="10pt"/>
    </style:style>
    <style:style style:name="P346" style:family="paragraph" style:parent-style-name="Table_20_Contents">
      <style:text-properties fo:font-size="10pt" officeooo:rsid="02d0e2b7" officeooo:paragraph-rsid="02d0e2b7" style:font-size-asian="10pt" style:font-size-complex="10pt"/>
    </style:style>
    <style:style style:name="P347" style:family="paragraph" style:parent-style-name="Table_20_Contents">
      <style:text-properties fo:font-size="10pt" officeooo:rsid="02d0e2b7" officeooo:paragraph-rsid="033816d3" style:font-size-asian="10pt" style:font-size-complex="10pt"/>
    </style:style>
    <style:style style:name="P348" style:family="paragraph" style:parent-style-name="Table_20_Contents">
      <style:text-properties fo:font-size="10pt" officeooo:rsid="02dcf500" officeooo:paragraph-rsid="02dcf500" style:font-size-asian="10pt" style:font-size-complex="10pt"/>
    </style:style>
    <style:style style:name="P349" style:family="paragraph" style:parent-style-name="Table_20_Contents">
      <style:text-properties fo:font-size="10pt" officeooo:rsid="02de45f8" officeooo:paragraph-rsid="02de45f8" style:font-size-asian="10pt" style:font-size-complex="10pt"/>
    </style:style>
    <style:style style:name="P350" style:family="paragraph" style:parent-style-name="Table_20_Contents">
      <style:text-properties fo:font-size="10pt" officeooo:rsid="02de45f8" officeooo:paragraph-rsid="033816d3" style:font-size-asian="10pt" style:font-size-complex="10pt"/>
    </style:style>
    <style:style style:name="P351" style:family="paragraph" style:parent-style-name="Table_20_Contents">
      <style:text-properties fo:font-size="10pt" officeooo:rsid="02e62095" officeooo:paragraph-rsid="02e62095" style:font-size-asian="10pt" style:font-size-complex="10pt"/>
    </style:style>
    <style:style style:name="P352" style:family="paragraph" style:parent-style-name="Table_20_Contents">
      <style:text-properties fo:font-size="10pt" officeooo:rsid="02e62095" officeooo:paragraph-rsid="033816d3" style:font-size-asian="10pt" style:font-size-complex="10pt"/>
    </style:style>
    <style:style style:name="P353" style:family="paragraph" style:parent-style-name="Table_20_Contents">
      <style:text-properties fo:font-size="10pt" officeooo:rsid="028def11" officeooo:paragraph-rsid="028def11" style:font-size-asian="10pt" style:font-size-complex="10pt"/>
    </style:style>
    <style:style style:name="P354" style:family="paragraph" style:parent-style-name="Table_20_Contents">
      <style:text-properties fo:font-size="10pt" officeooo:rsid="028def11" officeooo:paragraph-rsid="033816d3" style:font-size-asian="10pt" style:font-size-complex="10pt"/>
    </style:style>
    <style:style style:name="P355" style:family="paragraph" style:parent-style-name="Table_20_Contents">
      <style:text-properties fo:font-size="10pt" officeooo:rsid="02f099a6" officeooo:paragraph-rsid="02f099a6" style:font-size-asian="10pt" style:font-size-complex="10pt"/>
    </style:style>
    <style:style style:name="P356" style:family="paragraph" style:parent-style-name="Table_20_Contents">
      <style:text-properties fo:font-size="10pt" officeooo:rsid="02f099a6" officeooo:paragraph-rsid="0352a4cf" style:font-size-asian="10pt" style:font-size-complex="10pt"/>
    </style:style>
    <style:style style:name="P357" style:family="paragraph" style:parent-style-name="Table_20_Contents">
      <style:text-properties fo:font-size="10pt" officeooo:rsid="0334c574" officeooo:paragraph-rsid="0334c574" style:font-size-asian="10pt" style:font-size-complex="10pt"/>
    </style:style>
    <style:style style:name="P358" style:family="paragraph" style:parent-style-name="Table_20_Contents">
      <style:text-properties fo:font-size="10pt" officeooo:rsid="0337c884" officeooo:paragraph-rsid="0337c884" style:font-size-asian="10pt" style:font-size-complex="10pt"/>
    </style:style>
    <style:style style:name="P359" style:family="paragraph" style:parent-style-name="Table_20_Contents">
      <style:text-properties fo:font-size="10pt" officeooo:rsid="02846759" officeooo:paragraph-rsid="02846759" style:font-size-asian="10pt" style:font-size-complex="10pt"/>
    </style:style>
    <style:style style:name="P360" style:family="paragraph" style:parent-style-name="Table_20_Contents">
      <style:text-properties fo:font-size="10pt" officeooo:rsid="02846759" officeooo:paragraph-rsid="02b21ef6" style:font-size-asian="10pt" style:font-size-complex="10pt"/>
    </style:style>
    <style:style style:name="P361" style:family="paragraph" style:parent-style-name="Table_20_Contents">
      <style:text-properties fo:font-size="10pt" officeooo:rsid="03385cc8" officeooo:paragraph-rsid="03385cc8" style:font-size-asian="10pt" style:font-size-complex="10pt"/>
    </style:style>
    <style:style style:name="P362" style:family="paragraph" style:parent-style-name="Table_20_Contents">
      <style:text-properties fo:font-size="10pt" officeooo:rsid="03385cc8" officeooo:paragraph-rsid="033816d3" style:font-size-asian="10pt" style:font-size-complex="10pt"/>
    </style:style>
    <style:style style:name="P363" style:family="paragraph" style:parent-style-name="Table_20_Contents">
      <style:text-properties fo:font-size="10pt" officeooo:rsid="0352a4cf" officeooo:paragraph-rsid="0352a4cf" style:font-size-asian="10pt" style:font-size-complex="10pt"/>
    </style:style>
    <style:style style:name="P364" style:family="paragraph" style:parent-style-name="Table_20_Contents">
      <style:text-properties fo:font-size="10pt" officeooo:rsid="03544df2" officeooo:paragraph-rsid="03544df2" style:font-size-asian="10pt" style:font-size-complex="10pt"/>
    </style:style>
    <style:style style:name="P365" style:family="paragraph" style:parent-style-name="Table_20_Contents">
      <style:text-properties fo:font-size="10pt" officeooo:rsid="0356af9f" officeooo:paragraph-rsid="0356af9f" style:font-size-asian="10pt" style:font-size-complex="10pt"/>
    </style:style>
    <style:style style:name="P366" style:family="paragraph" style:parent-style-name="Table_20_Contents">
      <style:text-properties fo:font-size="10pt" officeooo:rsid="0356af9f" officeooo:paragraph-rsid="03584606" style:font-size-asian="10pt" style:font-size-complex="10pt"/>
    </style:style>
    <style:style style:name="P367" style:family="paragraph" style:parent-style-name="Text_20_body_20_indent">
      <style:paragraph-properties style:writing-mode="lr-tb"/>
      <style:text-properties officeooo:rsid="01f0db2f" officeooo:paragraph-rsid="03cb4687"/>
    </style:style>
    <style:style style:name="P368" style:family="paragraph" style:parent-style-name="Text_20_body_20_indent">
      <style:paragraph-properties style:writing-mode="lr-tb"/>
      <style:text-properties officeooo:rsid="048c32f6" officeooo:paragraph-rsid="048ca4ff"/>
    </style:style>
    <style:style style:name="P369" style:family="paragraph" style:parent-style-name="Text_20_body_20_indent">
      <style:paragraph-properties style:writing-mode="lr-tb"/>
      <style:text-properties officeooo:rsid="04907b7f" officeooo:paragraph-rsid="04907b7f"/>
    </style:style>
    <style:style style:name="P370" style:family="paragraph" style:parent-style-name="Text_20_body_20_indent">
      <style:paragraph-properties style:writing-mode="lr-tb"/>
      <style:text-properties officeooo:rsid="04dd1171" officeooo:paragraph-rsid="04dd1171"/>
    </style:style>
    <style:style style:name="P371" style:family="paragraph" style:parent-style-name="Heading">
      <style:text-properties officeooo:paragraph-rsid="00cbe6f4"/>
    </style:style>
    <style:style style:name="P372" style:family="paragraph" style:parent-style-name="Contents_20_2">
      <style:paragraph-properties>
        <style:tab-stops>
          <style:tab-stop style:position="17.501cm" style:type="right" style:leader-style="dotted" style:leader-text="."/>
        </style:tab-stops>
      </style:paragraph-properties>
    </style:style>
    <style:style style:name="P373" style:family="paragraph" style:parent-style-name="Contents_20_1">
      <style:paragraph-properties>
        <style:tab-stops>
          <style:tab-stop style:position="17.501cm" style:type="right" style:leader-style="dotted" style:leader-text="."/>
        </style:tab-stops>
      </style:paragraph-properties>
    </style:style>
    <style:style style:name="P374" style:family="paragraph" style:parent-style-name="Title" style:master-page-name="First_20_Page">
      <style:paragraph-properties style:page-number="auto" fo:break-before="page"/>
      <style:text-properties officeooo:rsid="04cb0c9c" officeooo:paragraph-rsid="04cb0c9c"/>
    </style:style>
    <style:style style:name="P375" style:family="paragraph" style:parent-style-name="Text_20_body" style:list-style-name="L1">
      <style:text-properties officeooo:rsid="047eb01b" officeooo:paragraph-rsid="047eb01b"/>
    </style:style>
    <style:style style:name="P376" style:family="paragraph" style:parent-style-name="Text_20_body" style:list-style-name="L2"/>
    <style:style style:name="P377" style:family="paragraph" style:parent-style-name="Text_20_body" style:list-style-name="L3">
      <style:text-properties officeooo:rsid="04455cb8" officeooo:paragraph-rsid="04e46f01"/>
    </style:style>
    <style:style style:name="P378" style:family="paragraph" style:parent-style-name="Text_20_body" style:list-style-name="L4">
      <style:text-properties officeooo:rsid="025658c5" officeooo:paragraph-rsid="04597510"/>
    </style:style>
    <style:style style:name="P379" style:family="paragraph" style:parent-style-name="Text_20_body" style:list-style-name="L5">
      <style:text-properties officeooo:rsid="01728241" officeooo:paragraph-rsid="046c46df"/>
    </style:style>
    <style:style style:name="P380" style:family="paragraph" style:parent-style-name="Text_20_body" style:list-style-name="L6">
      <style:text-properties officeooo:rsid="04759d2d" officeooo:paragraph-rsid="0475f192"/>
    </style:style>
    <style:style style:name="P381" style:family="paragraph" style:parent-style-name="Text_20_body" style:list-style-name="L8">
      <style:text-properties officeooo:rsid="0372f9fb" officeooo:paragraph-rsid="03cb4687"/>
    </style:style>
    <style:style style:name="P382" style:family="paragraph" style:parent-style-name="Text_20_body" style:list-style-name="L9">
      <style:text-properties officeooo:rsid="03e7c9ea" officeooo:paragraph-rsid="03e7c9ea"/>
    </style:style>
    <style:style style:name="P383" style:family="paragraph" style:parent-style-name="Text_20_body" style:list-style-name="L10"/>
    <style:style style:name="P384" style:family="paragraph" style:parent-style-name="Text_20_body" style:list-style-name="L11">
      <style:text-properties officeooo:paragraph-rsid="03e7c9ea"/>
    </style:style>
    <style:style style:name="P385" style:family="paragraph" style:parent-style-name="Text_20_body" style:list-style-name="L12">
      <style:text-properties officeooo:paragraph-rsid="043addcb"/>
    </style:style>
    <style:style style:name="P386" style:family="paragraph" style:parent-style-name="Text_20_body" style:list-style-name="L13"/>
    <style:style style:name="P387" style:family="paragraph" style:parent-style-name="Text_20_body" style:list-style-name="L13">
      <style:text-properties officeooo:paragraph-rsid="051e1310"/>
    </style:style>
    <style:style style:name="P388" style:family="paragraph" style:parent-style-name="Text_20_body" style:list-style-name="L12">
      <style:text-properties officeooo:rsid="022f3623" officeooo:paragraph-rsid="051e1310"/>
    </style:style>
    <style:style style:name="P389" style:family="paragraph" style:parent-style-name="Text_20_body" style:list-style-name="L14"/>
    <style:style style:name="P390" style:family="paragraph" style:parent-style-name="Text_20_body" style:list-style-name="L13">
      <style:text-properties officeooo:rsid="01f35af0" officeooo:paragraph-rsid="050fbe0a"/>
    </style:style>
    <style:style style:name="P391" style:family="paragraph" style:parent-style-name="Text_20_body" style:list-style-name="L10">
      <style:text-properties officeooo:rsid="05107e16" officeooo:paragraph-rsid="05107e16"/>
    </style:style>
    <style:style style:name="P392" style:family="paragraph" style:parent-style-name="Text_20_body" style:list-style-name="L15"/>
    <style:style style:name="P393" style:family="paragraph" style:parent-style-name="Text_20_body" style:list-style-name="L15">
      <style:text-properties officeooo:paragraph-rsid="041c4f0d"/>
    </style:style>
    <style:style style:name="P394" style:family="paragraph" style:parent-style-name="Text_20_body" style:list-style-name="L16"/>
    <style:style style:name="P395" style:family="paragraph" style:parent-style-name="Text_20_body" style:list-style-name="L18"/>
    <style:style style:name="P396" style:family="paragraph" style:parent-style-name="Text_20_body" style:list-style-name="L1" style:master-page-name="">
      <style:paragraph-properties style:page-number="auto" fo:keep-with-next="always" style:writing-mode="lr-tb"/>
      <style:text-properties officeooo:rsid="047eb01b" officeooo:paragraph-rsid="047eb01b"/>
    </style:style>
    <style:style style:name="P397" style:family="paragraph" style:parent-style-name="Text_20_body" style:list-style-name="L3" style:master-page-name="">
      <style:paragraph-properties style:page-number="auto" fo:keep-with-next="always" style:writing-mode="lr-tb"/>
      <style:text-properties officeooo:paragraph-rsid="04455cb8"/>
    </style:style>
    <style:style style:name="P398" style:family="paragraph" style:parent-style-name="Text_20_body" style:list-style-name="L3" style:master-page-name="">
      <style:paragraph-properties style:page-number="auto" fo:keep-with-next="always" style:writing-mode="lr-tb"/>
      <style:text-properties officeooo:paragraph-rsid="04e46f01"/>
    </style:style>
    <style:style style:name="P399" style:family="paragraph" style:parent-style-name="Text_20_body" style:list-style-name="L7" style:master-page-name="">
      <style:paragraph-properties style:page-number="auto" fo:keep-with-next="always" style:writing-mode="lr-tb"/>
    </style:style>
    <style:style style:name="P400" style:family="paragraph" style:parent-style-name="Text_20_body" style:list-style-name="L7" style:master-page-name="">
      <style:paragraph-properties style:page-number="auto" fo:keep-with-next="always" style:writing-mode="lr-tb"/>
      <style:text-properties officeooo:rsid="04ab75f7" officeooo:paragraph-rsid="04ab75f7"/>
    </style:style>
    <style:style style:name="P401" style:family="paragraph" style:parent-style-name="Text_20_body" style:list-style-name="L9" style:master-page-name="">
      <style:paragraph-properties style:page-number="auto" fo:keep-with-next="always" style:writing-mode="lr-tb"/>
      <style:text-properties officeooo:rsid="04ba3e5f" officeooo:paragraph-rsid="04ba3e5f"/>
    </style:style>
    <style:style style:name="P402" style:family="paragraph" style:parent-style-name="Text_20_body" style:list-style-name="L9" style:master-page-name="">
      <style:paragraph-properties style:page-number="auto" fo:keep-with-next="always" style:writing-mode="lr-tb"/>
      <style:text-properties officeooo:rsid="04d87223" officeooo:paragraph-rsid="04d87223"/>
    </style:style>
    <style:style style:name="P403" style:family="paragraph" style:parent-style-name="Text_20_body" style:list-style-name="L9" style:master-page-name="">
      <style:paragraph-properties style:page-number="auto" fo:keep-with-next="always" style:writing-mode="lr-tb"/>
      <style:text-properties officeooo:rsid="03e5d049" officeooo:paragraph-rsid="04db0296"/>
    </style:style>
    <style:style style:name="P404" style:family="paragraph" style:parent-style-name="Text_20_body" style:list-style-name="L10" style:master-page-name="">
      <style:paragraph-properties style:page-number="auto" fo:keep-with-next="always" style:writing-mode="lr-tb"/>
      <style:text-properties officeooo:paragraph-rsid="05107e16"/>
    </style:style>
    <style:style style:name="P405" style:family="paragraph" style:parent-style-name="Text_20_body" style:list-style-name="L4" style:master-page-name="">
      <style:paragraph-properties style:page-number="auto" fo:keep-with-next="always"/>
      <style:text-properties officeooo:paragraph-rsid="04597510"/>
    </style:style>
    <style:style style:name="P406" style:family="paragraph" style:parent-style-name="Text_20_body" style:list-style-name="L6" style:master-page-name="">
      <style:paragraph-properties style:page-number="auto" fo:keep-with-next="always"/>
      <style:text-properties officeooo:paragraph-rsid="052302d1"/>
    </style:style>
    <style:style style:name="P407" style:family="paragraph" style:parent-style-name="Text_20_body" style:list-style-name="L8" style:master-page-name="">
      <style:paragraph-properties style:page-number="auto" fo:keep-with-next="always"/>
      <style:text-properties officeooo:paragraph-rsid="03cb4687"/>
    </style:style>
    <style:style style:name="P408" style:family="paragraph" style:parent-style-name="Text_20_body" style:list-style-name="L9" style:master-page-name="">
      <style:paragraph-properties style:page-number="auto" fo:keep-with-next="always"/>
    </style:style>
    <style:style style:name="P409" style:family="paragraph" style:parent-style-name="Text_20_body" style:list-style-name="L9" style:master-page-name="">
      <style:paragraph-properties style:page-number="auto" fo:keep-with-next="always"/>
      <style:text-properties officeooo:paragraph-rsid="04b632cb"/>
    </style:style>
    <style:style style:name="P410" style:family="paragraph" style:parent-style-name="Text_20_body" style:list-style-name="L9" style:master-page-name="">
      <style:paragraph-properties style:page-number="auto" fo:keep-with-next="always"/>
      <style:text-properties officeooo:paragraph-rsid="04b704cd"/>
    </style:style>
    <style:style style:name="P411" style:family="paragraph" style:parent-style-name="Text_20_body" style:list-style-name="L10" style:master-page-name="">
      <style:paragraph-properties style:page-number="auto" fo:keep-with-next="always"/>
    </style:style>
    <style:style style:name="P412" style:family="paragraph" style:parent-style-name="Text_20_body" style:list-style-name="L11" style:master-page-name="">
      <style:paragraph-properties style:page-number="auto" fo:keep-with-next="always"/>
      <style:text-properties officeooo:paragraph-rsid="03e7c9ea"/>
    </style:style>
    <style:style style:name="P413" style:family="paragraph" style:parent-style-name="Text_20_body" style:list-style-name="L12" style:master-page-name="">
      <style:paragraph-properties style:page-number="auto" fo:keep-with-next="always"/>
      <style:text-properties officeooo:paragraph-rsid="043addcb"/>
    </style:style>
    <style:style style:name="P414" style:family="paragraph" style:parent-style-name="Text_20_body" style:list-style-name="L12" style:master-page-name="">
      <style:paragraph-properties style:page-number="auto" fo:keep-with-next="always"/>
      <style:text-properties officeooo:paragraph-rsid="051e1310"/>
    </style:style>
    <style:style style:name="P415" style:family="paragraph" style:parent-style-name="Text_20_body" style:list-style-name="L13" style:master-page-name="">
      <style:paragraph-properties style:page-number="auto" fo:keep-with-next="always"/>
    </style:style>
    <style:style style:name="P416" style:family="paragraph" style:parent-style-name="Text_20_body" style:list-style-name="L13" style:master-page-name="">
      <style:paragraph-properties style:page-number="auto" fo:keep-with-next="always"/>
      <style:text-properties officeooo:paragraph-rsid="03f3a8be"/>
    </style:style>
    <style:style style:name="P417" style:family="paragraph" style:parent-style-name="Text_20_body" style:list-style-name="L13" style:master-page-name="">
      <style:paragraph-properties style:page-number="auto" fo:keep-with-next="always"/>
      <style:text-properties officeooo:paragraph-rsid="04712c3e"/>
    </style:style>
    <style:style style:name="P418" style:family="paragraph" style:parent-style-name="Text_20_body" style:list-style-name="L13" style:master-page-name="">
      <style:paragraph-properties style:page-number="auto" fo:keep-with-next="always"/>
      <style:text-properties officeooo:paragraph-rsid="0476c8ff"/>
    </style:style>
    <style:style style:name="P419" style:family="paragraph" style:parent-style-name="Text_20_body" style:list-style-name="L13" style:master-page-name="">
      <style:paragraph-properties style:page-number="auto" fo:keep-with-next="always"/>
      <style:text-properties officeooo:paragraph-rsid="050fbe0a"/>
    </style:style>
    <style:style style:name="P420" style:family="paragraph" style:parent-style-name="Text_20_body" style:list-style-name="L14" style:master-page-name="">
      <style:paragraph-properties style:page-number="auto" fo:keep-with-next="always"/>
    </style:style>
    <style:style style:name="P421" style:family="paragraph" style:parent-style-name="Text_20_body" style:list-style-name="L15" style:master-page-name="">
      <style:paragraph-properties style:page-number="auto" fo:keep-with-next="always"/>
    </style:style>
    <style:style style:name="P422" style:family="paragraph" style:parent-style-name="Text_20_body" style:list-style-name="L15" style:master-page-name="">
      <style:paragraph-properties style:page-number="auto" fo:keep-with-next="always"/>
      <style:text-properties officeooo:paragraph-rsid="041c4f0d"/>
    </style:style>
    <style:style style:name="P423" style:family="paragraph" style:parent-style-name="Text_20_body" style:list-style-name="L16" style:master-page-name="">
      <style:paragraph-properties style:page-number="auto" fo:keep-with-next="always"/>
    </style:style>
    <style:style style:name="P424" style:family="paragraph" style:parent-style-name="Text_20_body" style:list-style-name="L17" style:master-page-name="">
      <style:paragraph-properties style:page-number="auto" fo:keep-with-next="always"/>
      <style:text-properties officeooo:paragraph-rsid="04dccb84"/>
    </style:style>
    <style:style style:name="P425" style:family="paragraph" style:parent-style-name="Text_20_body" style:list-style-name="L18" style:master-page-name="">
      <style:paragraph-properties style:page-number="auto" fo:keep-with-next="always"/>
    </style:style>
    <style:style style:name="P426" style:family="paragraph" style:parent-style-name="Text_20_body" style:list-style-name="L18" style:master-page-name="">
      <style:paragraph-properties style:page-number="auto" fo:keep-with-next="always"/>
      <style:text-properties officeooo:paragraph-rsid="041dbc9f"/>
    </style:style>
    <style:style style:name="P427" style:family="paragraph" style:parent-style-name="Text_20_body" style:list-style-name="L5" style:master-page-name="">
      <style:paragraph-properties style:page-number="auto" fo:keep-with-next="always" style:writing-mode="page"/>
      <style:text-properties officeooo:paragraph-rsid="046c46df"/>
    </style:style>
    <style:style style:name="P428" style:family="paragraph" style:parent-style-name="Text_20_body" style:list-style-name="L5" style:master-page-name="">
      <style:paragraph-properties style:page-number="auto" fo:keep-with-next="always" style:writing-mode="page"/>
      <style:text-properties officeooo:paragraph-rsid="052278a1"/>
    </style:style>
    <style:style style:name="P429" style:family="paragraph" style:parent-style-name="Text_20_body" style:list-style-name="L8" style:master-page-name="">
      <style:paragraph-properties style:page-number="auto" fo:keep-with-next="always" style:writing-mode="page"/>
      <style:text-properties officeooo:rsid="0372f9fb" officeooo:paragraph-rsid="03cb4687"/>
    </style:style>
    <style:style style:name="P430" style:family="paragraph" style:parent-style-name="Text_20_body" style:list-style-name="L9" style:master-page-name="">
      <style:paragraph-properties style:page-number="auto" style:writing-mode="lr-tb"/>
      <style:text-properties officeooo:rsid="04ba3e5f" officeooo:paragraph-rsid="04ba3e5f"/>
    </style:style>
    <style:style style:name="P431" style:family="paragraph" style:parent-style-name="Text_20_body" style:list-style-name="L9" style:master-page-name="">
      <style:paragraph-properties style:page-number="auto" fo:keep-with-next="auto" style:writing-mode="lr-tb"/>
      <style:text-properties officeooo:rsid="04d87223" officeooo:paragraph-rsid="04db0296"/>
    </style:style>
    <style:style style:name="P432" style:family="paragraph" style:parent-style-name="Text_20_body" style:list-style-name="L13" style:master-page-name="">
      <style:paragraph-properties style:page-number="auto" fo:keep-with-next="auto" style:writing-mode="lr-tb"/>
      <style:text-properties officeooo:rsid="012a3522" officeooo:paragraph-rsid="03f3a8be"/>
    </style:style>
    <style:style style:name="P433" style:family="paragraph" style:parent-style-name="Text_20_body" style:list-style-name="L18" style:master-page-name="">
      <style:paragraph-properties style:page-number="auto" fo:keep-with-next="auto" style:writing-mode="lr-tb"/>
      <style:text-properties officeooo:paragraph-rsid="041dbc9f"/>
    </style:style>
    <style:style style:name="P434" style:family="paragraph" style:parent-style-name="Text_20_body" style:list-style-name="L1">
      <style:paragraph-properties fo:keep-with-next="always" style:writing-mode="lr-tb"/>
      <style:text-properties officeooo:rsid="047eb01b" officeooo:paragraph-rsid="047eb01b"/>
    </style:style>
    <style:style style:name="P435" style:family="paragraph" style:parent-style-name="Text_20_body" style:list-style-name="L2">
      <style:paragraph-properties fo:keep-with-next="always" style:writing-mode="lr-tb"/>
      <style:text-properties officeooo:paragraph-rsid="051acdcf"/>
    </style:style>
    <style:style style:name="P436" style:family="paragraph" style:parent-style-name="Text_20_body" style:list-style-name="L7">
      <style:paragraph-properties fo:keep-with-next="always" style:writing-mode="lr-tb"/>
      <style:text-properties officeooo:rsid="04ab75f7" officeooo:paragraph-rsid="04ab75f7"/>
    </style:style>
    <style:style style:name="P437" style:family="paragraph" style:parent-style-name="Text_20_body" style:list-style-name="L7">
      <style:paragraph-properties fo:keep-with-next="always" style:writing-mode="lr-tb"/>
      <style:text-properties officeooo:paragraph-rsid="04ab75f7"/>
    </style:style>
    <style:style style:name="P438" style:family="paragraph" style:parent-style-name="Text_20_body" style:list-style-name="L9">
      <style:paragraph-properties fo:keep-with-next="always" style:writing-mode="lr-tb"/>
      <style:text-properties officeooo:rsid="04ba3e5f" officeooo:paragraph-rsid="04ba3e5f"/>
    </style:style>
    <style:style style:name="P439" style:family="paragraph" style:parent-style-name="Text_20_body" style:list-style-name="L10">
      <style:paragraph-properties fo:keep-with-next="always" style:writing-mode="lr-tb"/>
      <style:text-properties officeooo:rsid="05107e16" officeooo:paragraph-rsid="05107e16"/>
    </style:style>
    <style:style style:name="P440" style:family="paragraph" style:parent-style-name="Text_20_body" style:list-style-name="L4">
      <style:paragraph-properties fo:keep-with-next="always"/>
      <style:text-properties officeooo:paragraph-rsid="04597510"/>
    </style:style>
    <style:style style:name="P441" style:family="paragraph" style:parent-style-name="Text_20_body" style:list-style-name="L6">
      <style:paragraph-properties fo:keep-with-next="always"/>
      <style:text-properties officeooo:paragraph-rsid="052302d1"/>
    </style:style>
    <style:style style:name="P442" style:family="paragraph" style:parent-style-name="Text_20_body" style:list-style-name="L6">
      <style:paragraph-properties fo:keep-with-next="always"/>
      <style:text-properties officeooo:paragraph-rsid="0475f192"/>
    </style:style>
    <style:style style:name="P443" style:family="paragraph" style:parent-style-name="Text_20_body" style:list-style-name="L7">
      <style:paragraph-properties fo:keep-with-next="always"/>
    </style:style>
    <style:style style:name="P444" style:family="paragraph" style:parent-style-name="Text_20_body" style:list-style-name="L7">
      <style:paragraph-properties fo:keep-with-next="always"/>
      <style:text-properties officeooo:paragraph-rsid="03cb4687"/>
    </style:style>
    <style:style style:name="P445" style:family="paragraph" style:parent-style-name="Text_20_body" style:list-style-name="L8">
      <style:paragraph-properties fo:keep-with-next="always"/>
      <style:text-properties officeooo:paragraph-rsid="03cb4687"/>
    </style:style>
    <style:style style:name="P446" style:family="paragraph" style:parent-style-name="Text_20_body" style:list-style-name="L9">
      <style:paragraph-properties fo:keep-with-next="always"/>
    </style:style>
    <style:style style:name="P447" style:family="paragraph" style:parent-style-name="Text_20_body" style:list-style-name="L9">
      <style:paragraph-properties fo:keep-with-next="always"/>
      <style:text-properties officeooo:paragraph-rsid="04b394b0"/>
    </style:style>
    <style:style style:name="P448" style:family="paragraph" style:parent-style-name="Text_20_body" style:list-style-name="L9">
      <style:paragraph-properties fo:keep-with-next="always"/>
      <style:text-properties officeooo:paragraph-rsid="04d87223"/>
    </style:style>
    <style:style style:name="P449" style:family="paragraph" style:parent-style-name="Text_20_body" style:list-style-name="L9">
      <style:paragraph-properties fo:keep-with-next="always"/>
      <style:text-properties officeooo:paragraph-rsid="03e7c9ea"/>
    </style:style>
    <style:style style:name="P450" style:family="paragraph" style:parent-style-name="Text_20_body" style:list-style-name="L9">
      <style:paragraph-properties fo:keep-with-next="always"/>
      <style:text-properties officeooo:paragraph-rsid="04b632cb"/>
    </style:style>
    <style:style style:name="P451" style:family="paragraph" style:parent-style-name="Text_20_body" style:list-style-name="L9">
      <style:paragraph-properties fo:keep-with-next="always"/>
      <style:text-properties officeooo:paragraph-rsid="043addcb"/>
    </style:style>
    <style:style style:name="P452" style:family="paragraph" style:parent-style-name="Text_20_body" style:list-style-name="L9">
      <style:paragraph-properties fo:keep-with-next="always"/>
      <style:text-properties officeooo:rsid="03e5d049" officeooo:paragraph-rsid="04d87223"/>
    </style:style>
    <style:style style:name="P453" style:family="paragraph" style:parent-style-name="Text_20_body" style:list-style-name="L13">
      <style:paragraph-properties fo:keep-with-next="always"/>
    </style:style>
    <style:style style:name="P454" style:family="paragraph" style:parent-style-name="Text_20_body" style:list-style-name="L13">
      <style:paragraph-properties fo:keep-with-next="always"/>
      <style:text-properties officeooo:paragraph-rsid="04712c3e"/>
    </style:style>
    <style:style style:name="P455" style:family="paragraph" style:parent-style-name="Text_20_body" style:list-style-name="L13">
      <style:paragraph-properties fo:keep-with-next="always"/>
      <style:text-properties officeooo:paragraph-rsid="051ddcc1"/>
    </style:style>
    <style:style style:name="P456" style:family="paragraph" style:parent-style-name="Text_20_body" style:list-style-name="L14">
      <style:paragraph-properties fo:keep-with-next="always"/>
    </style:style>
    <style:style style:name="P457" style:family="paragraph" style:parent-style-name="Text_20_body" style:list-style-name="L16">
      <style:paragraph-properties fo:keep-with-next="always"/>
    </style:style>
    <style:style style:name="P458" style:family="paragraph" style:parent-style-name="Text_20_body" style:list-style-name="L18">
      <style:paragraph-properties fo:keep-with-next="always"/>
    </style:style>
    <style:style style:name="P459" style:family="paragraph" style:parent-style-name="Text_20_body" style:list-style-name="L18">
      <style:paragraph-properties fo:keep-with-next="always"/>
      <style:text-properties officeooo:paragraph-rsid="041dbc9f"/>
    </style:style>
    <style:style style:name="P460" style:family="paragraph" style:parent-style-name="Text_20_body" style:list-style-name="L5">
      <style:paragraph-properties fo:keep-with-next="always" style:writing-mode="page"/>
      <style:text-properties officeooo:paragraph-rsid="052278a1"/>
    </style:style>
    <style:style style:name="P461" style:family="paragraph" style:parent-style-name="Text_20_body" style:list-style-name="L5">
      <style:paragraph-properties fo:keep-with-next="always" style:writing-mode="page"/>
      <style:text-properties officeooo:paragraph-rsid="046c46df"/>
    </style:style>
    <style:style style:name="P462" style:family="paragraph" style:parent-style-name="Text_20_body" style:list-style-name="L17">
      <style:paragraph-properties style:writing-mode="lr-tb"/>
      <style:text-properties officeooo:rsid="04b13afa" officeooo:paragraph-rsid="04dccb84"/>
    </style:style>
    <style:style style:name="P463" style:family="paragraph" style:parent-style-name="Heading_20_4">
      <style:text-properties officeooo:rsid="03f5116d" officeooo:paragraph-rsid="03f5116d"/>
    </style:style>
    <style:style style:name="P464" style:family="paragraph" style:parent-style-name="Heading_20_4" style:master-page-name="">
      <style:paragraph-properties style:page-number="auto" fo:keep-with-next="always" style:writing-mode="lr-tb"/>
    </style:style>
    <style:style style:name="P465" style:family="paragraph" style:parent-style-name="Heading_20_4" style:master-page-name="">
      <style:paragraph-properties style:page-number="auto" fo:keep-with-next="always" style:writing-mode="lr-tb"/>
      <style:text-properties officeooo:rsid="041fdc16" officeooo:paragraph-rsid="041fdc16"/>
    </style:style>
    <style:style style:name="P466" style:family="paragraph" style:parent-style-name="Heading_20_4" style:master-page-name="">
      <style:paragraph-properties style:page-number="auto" fo:keep-with-next="always" style:writing-mode="lr-tb"/>
      <style:text-properties officeooo:rsid="042259ab" officeooo:paragraph-rsid="042259ab"/>
    </style:style>
    <style:style style:name="P467" style:family="paragraph" style:parent-style-name="Heading_20_4" style:master-page-name="">
      <style:paragraph-properties style:page-number="auto" fo:keep-with-next="always" style:writing-mode="lr-tb"/>
      <style:text-properties officeooo:paragraph-rsid="043addcb"/>
    </style:style>
    <style:style style:name="P468" style:family="paragraph" style:parent-style-name="Heading_20_4" style:master-page-name="">
      <style:paragraph-properties style:page-number="auto" fo:keep-with-next="always" style:writing-mode="lr-tb"/>
      <style:text-properties officeooo:rsid="03f3a8be" officeooo:paragraph-rsid="03f3a8be"/>
    </style:style>
    <style:style style:name="P469" style:family="paragraph" style:parent-style-name="Heading_20_4" style:master-page-name="">
      <style:paragraph-properties style:page-number="auto" fo:keep-with-next="always" style:writing-mode="lr-tb"/>
      <style:text-properties officeooo:rsid="03ff67ed" officeooo:paragraph-rsid="03ff67ed"/>
    </style:style>
    <style:style style:name="P470" style:family="paragraph" style:parent-style-name="Heading_20_4" style:master-page-name="">
      <style:paragraph-properties style:page-number="auto" fo:keep-with-next="always" style:writing-mode="lr-tb"/>
      <style:text-properties officeooo:rsid="040ea5dd" officeooo:paragraph-rsid="040ea5dd"/>
    </style:style>
    <style:style style:name="P471" style:family="paragraph" style:parent-style-name="Heading_20_4" style:master-page-name="">
      <style:paragraph-properties style:page-number="auto" fo:keep-with-next="always" style:writing-mode="page"/>
      <style:text-properties officeooo:rsid="039205a5" officeooo:paragraph-rsid="045271fc"/>
    </style:style>
    <style:style style:name="P472" style:family="paragraph" style:parent-style-name="Heading_20_4" style:master-page-name="">
      <style:paragraph-properties style:page-number="auto" fo:keep-with-next="always" style:writing-mode="page"/>
      <style:text-properties officeooo:rsid="03955e5a" officeooo:paragraph-rsid="045271fc"/>
    </style:style>
    <style:style style:name="P473" style:family="paragraph" style:parent-style-name="Heading_20_4" style:master-page-name="">
      <style:paragraph-properties style:page-number="auto" fo:keep-with-next="always" style:writing-mode="page"/>
      <style:text-properties officeooo:rsid="038d77eb" officeooo:paragraph-rsid="038d77eb"/>
    </style:style>
    <style:style style:name="P474" style:family="paragraph" style:parent-style-name="Heading_20_4" style:master-page-name="">
      <style:paragraph-properties style:page-number="auto" fo:keep-with-next="always" style:writing-mode="page"/>
      <style:text-properties officeooo:rsid="039f4a51" officeooo:paragraph-rsid="039f4a51"/>
    </style:style>
    <style:style style:name="P475" style:family="paragraph" style:parent-style-name="Heading_20_4" style:master-page-name="">
      <style:paragraph-properties style:page-number="auto" fo:keep-with-next="always" style:writing-mode="page"/>
      <style:text-properties officeooo:rsid="03a5127f" officeooo:paragraph-rsid="03a5127f"/>
    </style:style>
    <style:style style:name="P476" style:family="paragraph" style:parent-style-name="Heading_20_4" style:master-page-name="">
      <style:paragraph-properties style:page-number="auto" fo:keep-with-next="always" style:writing-mode="page"/>
      <style:text-properties officeooo:rsid="03a5127f" officeooo:paragraph-rsid="0421c363"/>
    </style:style>
    <style:style style:name="P477" style:family="paragraph" style:parent-style-name="Heading_20_4" style:master-page-name="">
      <style:paragraph-properties style:page-number="auto" fo:keep-with-next="always" style:writing-mode="page"/>
      <style:text-properties officeooo:rsid="03afa293" officeooo:paragraph-rsid="03afa293"/>
    </style:style>
    <style:style style:name="P478" style:family="paragraph" style:parent-style-name="Heading_20_4" style:master-page-name="">
      <style:paragraph-properties style:page-number="auto" fo:keep-with-next="always"/>
      <style:text-properties officeooo:rsid="0142eb2e" officeooo:paragraph-rsid="0142eb2e"/>
    </style:style>
    <style:style style:name="P479" style:family="paragraph" style:parent-style-name="Heading_20_4" style:master-page-name="">
      <style:paragraph-properties style:page-number="auto" fo:keep-with-next="always"/>
      <style:text-properties officeooo:rsid="014f479a" officeooo:paragraph-rsid="014f479a"/>
    </style:style>
    <style:style style:name="P480" style:family="paragraph" style:parent-style-name="Heading_20_2">
      <style:text-properties officeooo:rsid="01c8c9a7" officeooo:paragraph-rsid="01c8c9a7"/>
    </style:style>
    <style:style style:name="P481" style:family="paragraph" style:parent-style-name="Heading_20_2" style:master-page-name="">
      <style:paragraph-properties style:page-number="auto" fo:keep-with-next="always"/>
    </style:style>
    <style:style style:name="P482" style:family="paragraph" style:parent-style-name="Heading_20_2" style:master-page-name="">
      <style:paragraph-properties style:page-number="auto" fo:keep-with-next="always"/>
      <style:text-properties officeooo:rsid="015809ec" officeooo:paragraph-rsid="015809ec"/>
    </style:style>
    <style:style style:name="P483" style:family="paragraph" style:parent-style-name="Heading_20_2" style:master-page-name="">
      <style:paragraph-properties style:page-number="auto" fo:keep-with-next="always"/>
      <style:text-properties officeooo:rsid="015d7f6c" officeooo:paragraph-rsid="015d7f6c"/>
    </style:style>
    <style:style style:name="P484" style:family="paragraph" style:parent-style-name="Heading_20_2" style:master-page-name="">
      <style:paragraph-properties style:page-number="auto" fo:keep-with-next="always"/>
      <style:text-properties officeooo:rsid="01607aac" officeooo:paragraph-rsid="01607aac"/>
    </style:style>
    <style:style style:name="P485" style:family="paragraph" style:parent-style-name="Heading_20_2" style:master-page-name="">
      <style:paragraph-properties style:page-number="auto" fo:keep-with-next="always"/>
      <style:text-properties officeooo:rsid="010176a2" officeooo:paragraph-rsid="010176a2"/>
    </style:style>
    <style:style style:name="P486" style:family="paragraph" style:parent-style-name="Heading_20_2" style:master-page-name="">
      <style:paragraph-properties style:page-number="auto" fo:keep-with-next="always"/>
      <style:text-properties officeooo:rsid="01ef1f49" officeooo:paragraph-rsid="01ef1f49"/>
    </style:style>
    <style:style style:name="P487" style:family="paragraph" style:parent-style-name="Heading_20_2" style:master-page-name="">
      <style:paragraph-properties style:page-number="auto" fo:keep-with-next="always"/>
      <style:text-properties officeooo:rsid="013ee9f0" officeooo:paragraph-rsid="013ee9f0"/>
    </style:style>
    <style:style style:name="P488" style:family="paragraph" style:parent-style-name="Heading_20_2" style:master-page-name="">
      <style:paragraph-properties style:page-number="auto" fo:keep-with-next="always"/>
      <style:text-properties officeooo:rsid="0276b1e1" officeooo:paragraph-rsid="0276b1e1"/>
    </style:style>
    <style:style style:name="P489" style:family="paragraph" style:parent-style-name="Heading_20_2" style:master-page-name="">
      <style:paragraph-properties style:page-number="auto" fo:keep-with-next="always"/>
      <style:text-properties officeooo:rsid="0336f187" officeooo:paragraph-rsid="0336f187"/>
    </style:style>
    <style:style style:name="P490" style:family="paragraph" style:parent-style-name="Heading_20_2" style:master-page-name="">
      <style:paragraph-properties style:page-number="auto" fo:keep-with-next="always"/>
      <style:text-properties officeooo:rsid="0315bb26" officeooo:paragraph-rsid="0315bb26"/>
    </style:style>
    <style:style style:name="P491" style:family="paragraph" style:parent-style-name="Heading_20_2" style:master-page-name="">
      <style:paragraph-properties style:page-number="auto" fo:keep-with-next="always" style:writing-mode="page"/>
    </style:style>
    <style:style style:name="P492" style:family="paragraph" style:parent-style-name="Heading_20_2" style:master-page-name="">
      <style:paragraph-properties style:page-number="auto" fo:keep-with-next="always" style:writing-mode="page"/>
      <style:text-properties officeooo:rsid="03889b83" officeooo:paragraph-rsid="03889b83"/>
    </style:style>
    <style:style style:name="P493" style:family="paragraph" style:parent-style-name="Heading_20_2" style:master-page-name="">
      <style:paragraph-properties style:page-number="auto" fo:keep-with-next="always" style:writing-mode="page"/>
      <style:text-properties officeooo:rsid="00f05fef" officeooo:paragraph-rsid="00f05fef"/>
    </style:style>
    <style:style style:name="P494" style:family="paragraph" style:parent-style-name="Heading_20_2" style:master-page-name="">
      <style:paragraph-properties style:page-number="auto" fo:keep-with-next="always" style:writing-mode="lr-tb"/>
      <style:text-properties officeooo:rsid="01a0a508" officeooo:paragraph-rsid="01a0a508"/>
    </style:style>
    <style:style style:name="P495" style:family="paragraph" style:parent-style-name="Heading_20_2" style:master-page-name="">
      <style:paragraph-properties style:page-number="auto" fo:keep-with-next="always" style:writing-mode="lr-tb"/>
      <style:text-properties officeooo:rsid="01653973" officeooo:paragraph-rsid="019d0c6f"/>
    </style:style>
    <style:style style:name="P496" style:family="paragraph" style:parent-style-name="Heading_20_2" style:master-page-name="">
      <style:paragraph-properties style:page-number="auto" fo:keep-with-next="always" style:writing-mode="lr-tb"/>
      <style:text-properties officeooo:rsid="01c8d50d" officeooo:paragraph-rsid="01c8d50d"/>
    </style:style>
    <style:style style:name="P497" style:family="paragraph" style:parent-style-name="Heading_20_2" style:master-page-name="">
      <style:paragraph-properties style:page-number="auto" fo:keep-with-next="always" style:writing-mode="lr-tb"/>
      <style:text-properties officeooo:rsid="04ac3762" officeooo:paragraph-rsid="04ac3762"/>
    </style:style>
    <style:style style:name="P498" style:family="paragraph" style:parent-style-name="Heading_20_2" style:master-page-name="">
      <style:paragraph-properties style:page-number="auto" fo:keep-with-next="always" style:writing-mode="lr-tb"/>
      <style:text-properties officeooo:rsid="04add4e3" officeooo:paragraph-rsid="04add4e3"/>
    </style:style>
    <style:style style:name="P499" style:family="paragraph" style:parent-style-name="Heading_20_2">
      <style:paragraph-properties fo:keep-with-next="always"/>
    </style:style>
    <style:style style:name="P500" style:family="paragraph" style:parent-style-name="Heading_20_2">
      <style:paragraph-properties fo:keep-with-next="always"/>
      <style:text-properties officeooo:rsid="00ed0a7c" officeooo:paragraph-rsid="01a20bd9"/>
    </style:style>
    <style:style style:name="P501" style:family="paragraph" style:parent-style-name="Contents_20_Heading" style:master-page-name="Index">
      <style:paragraph-properties style:page-number="auto"/>
    </style:style>
    <style:style style:name="P502" style:family="paragraph" style:parent-style-name="Heading_20_3">
      <style:text-properties officeooo:rsid="01ff1704" officeooo:paragraph-rsid="02018d52"/>
    </style:style>
    <style:style style:name="P503" style:family="paragraph" style:parent-style-name="Heading_20_3" style:master-page-name="">
      <style:paragraph-properties style:page-number="auto" fo:keep-with-next="always" style:writing-mode="lr-tb"/>
    </style:style>
    <style:style style:name="P504" style:family="paragraph" style:parent-style-name="Heading_20_3" style:master-page-name="">
      <style:paragraph-properties style:page-number="auto" fo:keep-with-next="always" style:writing-mode="lr-tb"/>
      <style:text-properties officeooo:rsid="04bb9fea" officeooo:paragraph-rsid="04bb9fea"/>
    </style:style>
    <style:style style:name="P505" style:family="paragraph" style:parent-style-name="Heading_20_3" style:master-page-name="">
      <style:paragraph-properties style:page-number="auto" fo:keep-with-next="always" style:writing-mode="lr-tb"/>
      <style:text-properties officeooo:rsid="03c9ea91" officeooo:paragraph-rsid="03c9ea91"/>
    </style:style>
    <style:style style:name="P506" style:family="paragraph" style:parent-style-name="Heading_20_3" style:master-page-name="">
      <style:paragraph-properties style:page-number="auto" fo:keep-with-next="always" style:writing-mode="lr-tb"/>
      <style:text-properties officeooo:rsid="04b90842" officeooo:paragraph-rsid="04b90842"/>
    </style:style>
    <style:style style:name="P507" style:family="paragraph" style:parent-style-name="Heading_20_3" style:master-page-name="">
      <style:paragraph-properties style:page-number="auto" fo:keep-with-next="always" style:writing-mode="lr-tb"/>
      <style:text-properties officeooo:rsid="01b90f34" officeooo:paragraph-rsid="01b90f34"/>
    </style:style>
    <style:style style:name="P508" style:family="paragraph" style:parent-style-name="Heading_20_3" style:master-page-name="">
      <style:paragraph-properties style:page-number="auto" fo:keep-with-next="always"/>
    </style:style>
    <style:style style:name="P509" style:family="paragraph" style:parent-style-name="Heading_20_3" style:master-page-name="">
      <style:paragraph-properties style:page-number="auto" fo:keep-with-next="always"/>
      <style:text-properties officeooo:rsid="04802e99" officeooo:paragraph-rsid="04802e99"/>
    </style:style>
    <style:style style:name="P510" style:family="paragraph" style:parent-style-name="Heading_20_3" style:master-page-name="">
      <style:paragraph-properties style:page-number="auto" fo:keep-with-next="always"/>
      <style:text-properties officeooo:rsid="024b657e" officeooo:paragraph-rsid="01249029"/>
    </style:style>
    <style:style style:name="P511" style:family="paragraph" style:parent-style-name="Heading_20_3" style:master-page-name="">
      <style:paragraph-properties style:page-number="auto" fo:keep-with-next="always"/>
      <style:text-properties officeooo:rsid="012d13fb" officeooo:paragraph-rsid="012d13fb"/>
    </style:style>
    <style:style style:name="P512" style:family="paragraph" style:parent-style-name="Heading_20_3" style:master-page-name="">
      <style:paragraph-properties style:page-number="auto" fo:keep-with-next="always"/>
      <style:text-properties officeooo:rsid="013af76f" officeooo:paragraph-rsid="01bdad8c"/>
    </style:style>
    <style:style style:name="P513" style:family="paragraph" style:parent-style-name="Heading_20_3" style:master-page-name="">
      <style:paragraph-properties style:page-number="auto" fo:keep-with-next="always"/>
      <style:text-properties officeooo:rsid="01e5e423" officeooo:paragraph-rsid="01e5e423"/>
    </style:style>
    <style:style style:name="P514" style:family="paragraph" style:parent-style-name="Heading_20_3" style:master-page-name="">
      <style:paragraph-properties style:page-number="auto" fo:keep-with-next="always"/>
      <style:text-properties officeooo:rsid="01ec9fbe" officeooo:paragraph-rsid="01ec9fbe"/>
    </style:style>
    <style:style style:name="P515" style:family="paragraph" style:parent-style-name="Heading_20_3" style:master-page-name="">
      <style:paragraph-properties style:page-number="auto" fo:keep-with-next="always"/>
      <style:text-properties officeooo:rsid="01ff1704" officeooo:paragraph-rsid="01ff1704"/>
    </style:style>
    <style:style style:name="P516" style:family="paragraph" style:parent-style-name="Heading_20_3" style:master-page-name="">
      <style:paragraph-properties style:page-number="auto" fo:keep-with-next="always"/>
      <style:text-properties officeooo:rsid="01ff1704" officeooo:paragraph-rsid="02072272"/>
    </style:style>
    <style:style style:name="P517" style:family="paragraph" style:parent-style-name="Heading_20_3" style:master-page-name="">
      <style:paragraph-properties style:page-number="auto" fo:keep-with-next="always"/>
      <style:text-properties officeooo:rsid="01ff1704" officeooo:paragraph-rsid="041c4f0d"/>
    </style:style>
    <style:style style:name="P518" style:family="paragraph" style:parent-style-name="Heading_20_3" style:master-page-name="">
      <style:paragraph-properties style:page-number="auto" fo:keep-with-next="always" style:writing-mode="page"/>
      <style:text-properties officeooo:rsid="038d77eb" officeooo:paragraph-rsid="038013c6"/>
    </style:style>
    <style:style style:name="P519" style:family="paragraph" style:parent-style-name="Heading_20_3" style:master-page-name="">
      <style:paragraph-properties style:page-number="auto" fo:keep-with-next="always" style:writing-mode="page"/>
      <style:text-properties officeooo:rsid="039555e8" officeooo:paragraph-rsid="039555e8"/>
    </style:style>
    <style:style style:name="P520" style:family="paragraph" style:parent-style-name="Heading_20_3">
      <style:paragraph-properties fo:keep-with-next="always"/>
      <style:text-properties officeooo:rsid="04dc98b4" officeooo:paragraph-rsid="04dc98b4"/>
    </style:style>
    <style:style style:name="P521" style:family="paragraph" style:parent-style-name="Heading_20_1">
      <style:paragraph-properties fo:break-before="page"/>
      <style:text-properties officeooo:rsid="00cbe6f4" officeooo:paragraph-rsid="00cbe6f4"/>
    </style:style>
    <style:style style:name="P522" style:family="paragraph" style:parent-style-name="Heading_20_1" style:master-page-name="">
      <style:paragraph-properties style:page-number="auto" fo:break-before="auto" fo:break-after="auto"/>
    </style:style>
    <style:style style:name="P523" style:family="paragraph" style:parent-style-name="Heading_20_1" style:master-page-name="">
      <style:paragraph-properties style:page-number="auto" fo:break-before="auto" fo:break-after="auto"/>
      <style:text-properties officeooo:rsid="015809ec" officeooo:paragraph-rsid="015809ec"/>
    </style:style>
    <style:style style:name="P524" style:family="paragraph" style:parent-style-name="Heading_20_1" style:master-page-name="">
      <style:paragraph-properties style:page-number="auto" fo:break-before="auto" fo:break-after="auto"/>
      <style:text-properties officeooo:rsid="00d5f164" officeooo:paragraph-rsid="00d5f164"/>
    </style:style>
    <style:style style:name="P525" style:family="paragraph" style:parent-style-name="Text_20_body_20_indent" style:master-page-name="Standard">
      <style:paragraph-properties style:page-number="auto"/>
      <style:text-properties officeooo:rsid="04b167ef" officeooo:paragraph-rsid="04b167ef"/>
    </style:style>
    <style:style style:name="T1" style:family="text">
      <style:text-properties officeooo:rsid="01f0db2f"/>
    </style:style>
    <style:style style:name="T2" style:family="text">
      <style:text-properties officeooo:rsid="029a5c6f"/>
    </style:style>
    <style:style style:name="T3" style:family="text">
      <style:text-properties officeooo:rsid="016104ce"/>
    </style:style>
    <style:style style:name="T4" style:family="text">
      <style:text-properties officeooo:rsid="0173336b"/>
    </style:style>
    <style:style style:name="T5" style:family="text">
      <style:text-properties officeooo:rsid="049de1b1"/>
    </style:style>
    <style:style style:name="T6" style:family="text">
      <style:text-properties officeooo:rsid="00c7f080"/>
    </style:style>
    <style:style style:name="T7" style:family="text">
      <style:text-properties officeooo:rsid="00c32a43"/>
    </style:style>
    <style:style style:name="T8" style:family="text">
      <style:text-properties officeooo:rsid="00e09bb0"/>
    </style:style>
    <style:style style:name="T9" style:family="text">
      <style:text-properties officeooo:rsid="00e4f502"/>
    </style:style>
    <style:style style:name="T10" style:family="text">
      <style:text-properties officeooo:rsid="00f468d7"/>
    </style:style>
    <style:style style:name="T11" style:family="text">
      <style:text-properties officeooo:rsid="00f6a3e7"/>
    </style:style>
    <style:style style:name="T12" style:family="text">
      <style:text-properties officeooo:rsid="01000f15"/>
    </style:style>
    <style:style style:name="T13" style:family="text">
      <style:text-properties officeooo:rsid="0104ac84"/>
    </style:style>
    <style:style style:name="T14" style:family="text">
      <style:text-properties officeooo:rsid="010b92a6"/>
    </style:style>
    <style:style style:name="T15" style:family="text">
      <style:text-properties officeooo:rsid="010d8947"/>
    </style:style>
    <style:style style:name="T16" style:family="text">
      <style:text-properties officeooo:rsid="010f85ff"/>
    </style:style>
    <style:style style:name="T17" style:family="text">
      <style:text-properties officeooo:rsid="0113b0ac"/>
    </style:style>
    <style:style style:name="T18" style:family="text">
      <style:text-properties officeooo:rsid="011c8d37"/>
    </style:style>
    <style:style style:name="T19" style:family="text">
      <style:text-properties officeooo:rsid="01261088"/>
    </style:style>
    <style:style style:name="T20" style:family="text">
      <style:text-properties officeooo:rsid="012a3522"/>
    </style:style>
    <style:style style:name="T21" style:family="text">
      <style:text-properties officeooo:rsid="012d13fb"/>
    </style:style>
    <style:style style:name="T22" style:family="text">
      <style:text-properties officeooo:rsid="013d4c98"/>
    </style:style>
    <style:style style:name="T23" style:family="text">
      <style:text-properties officeooo:rsid="0142ebeb"/>
    </style:style>
    <style:style style:name="T24" style:family="text">
      <style:text-properties officeooo:rsid="01448aab"/>
    </style:style>
    <style:style style:name="T25" style:family="text">
      <style:text-properties officeooo:rsid="014c3214"/>
    </style:style>
    <style:style style:name="T26" style:family="text">
      <style:text-properties officeooo:rsid="014c8b49"/>
    </style:style>
    <style:style style:name="T27" style:family="text">
      <style:text-properties officeooo:rsid="014d885c"/>
    </style:style>
    <style:style style:name="T28" style:family="text">
      <style:text-properties officeooo:rsid="01326ef3"/>
    </style:style>
    <style:style style:name="T29" style:family="text">
      <style:text-properties officeooo:rsid="0158c9c2"/>
    </style:style>
    <style:style style:name="T30" style:family="text">
      <style:text-properties officeooo:rsid="015f9492"/>
    </style:style>
    <style:style style:name="T31" style:family="text">
      <style:text-properties officeooo:rsid="01607aac"/>
    </style:style>
    <style:style style:name="T32" style:family="text">
      <style:text-properties officeooo:rsid="0162d091"/>
    </style:style>
    <style:style style:name="T33" style:family="text">
      <style:text-properties officeooo:rsid="01653973"/>
    </style:style>
    <style:style style:name="T34" style:family="text">
      <style:text-properties officeooo:rsid="01691922"/>
    </style:style>
    <style:style style:name="T35" style:family="text">
      <style:text-properties officeooo:rsid="016c84f7"/>
    </style:style>
    <style:style style:name="T36" style:family="text">
      <style:text-properties officeooo:rsid="01750d1f"/>
    </style:style>
    <style:style style:name="T37" style:family="text">
      <style:text-properties officeooo:rsid="01757417"/>
    </style:style>
    <style:style style:name="T38" style:family="text">
      <style:text-properties officeooo:rsid="0176abe0"/>
    </style:style>
    <style:style style:name="T39" style:family="text">
      <style:text-properties officeooo:rsid="0188b4a2"/>
    </style:style>
    <style:style style:name="T40" style:family="text">
      <style:text-properties officeooo:rsid="0188c105"/>
    </style:style>
    <style:style style:name="T41" style:family="text">
      <style:text-properties officeooo:rsid="018c5b05"/>
    </style:style>
    <style:style style:name="T42" style:family="text">
      <style:text-properties officeooo:rsid="018cfd5a"/>
    </style:style>
    <style:style style:name="T43" style:family="text">
      <style:text-properties officeooo:rsid="0190a7fd"/>
    </style:style>
    <style:style style:name="T44" style:family="text">
      <style:text-properties officeooo:rsid="0191ec48"/>
    </style:style>
    <style:style style:name="T45" style:family="text">
      <style:text-properties officeooo:rsid="019f704e"/>
    </style:style>
    <style:style style:name="T46" style:family="text">
      <style:text-properties officeooo:rsid="01a0a508"/>
    </style:style>
    <style:style style:name="T47" style:family="text">
      <style:text-properties officeooo:rsid="01a6b5d5"/>
    </style:style>
    <style:style style:name="T48" style:family="text">
      <style:text-properties officeooo:rsid="01a93415"/>
    </style:style>
    <style:style style:name="T49" style:family="text">
      <style:text-properties officeooo:rsid="01aacb38"/>
    </style:style>
    <style:style style:name="T50" style:family="text">
      <style:text-properties officeooo:rsid="01abebc7"/>
    </style:style>
    <style:style style:name="T51" style:family="text">
      <style:text-properties officeooo:rsid="01b5570c"/>
    </style:style>
    <style:style style:name="T52" style:family="text">
      <style:text-properties officeooo:rsid="01316b56"/>
    </style:style>
    <style:style style:name="T53" style:family="text">
      <style:text-properties officeooo:rsid="01b90f34"/>
    </style:style>
    <style:style style:name="T54" style:family="text">
      <style:text-properties officeooo:rsid="01ba0a2c"/>
    </style:style>
    <style:style style:name="T55" style:family="text">
      <style:text-properties officeooo:rsid="01bbb9fc"/>
    </style:style>
    <style:style style:name="T56" style:family="text">
      <style:text-properties officeooo:rsid="01bdad8c"/>
    </style:style>
    <style:style style:name="T57" style:family="text">
      <style:text-properties officeooo:rsid="01be13fd"/>
    </style:style>
    <style:style style:name="T58" style:family="text">
      <style:text-properties officeooo:rsid="01c1696c"/>
    </style:style>
    <style:style style:name="T59" style:family="text">
      <style:text-properties officeooo:rsid="01c455c5"/>
    </style:style>
    <style:style style:name="T60" style:family="text">
      <style:text-properties officeooo:rsid="01c5f958"/>
    </style:style>
    <style:style style:name="T61" style:family="text">
      <style:text-properties officeooo:rsid="01c8c9a7"/>
    </style:style>
    <style:style style:name="T62" style:family="text">
      <style:text-properties officeooo:rsid="01ccc454"/>
    </style:style>
    <style:style style:name="T63" style:family="text">
      <style:text-properties officeooo:rsid="01cfc2c5"/>
    </style:style>
    <style:style style:name="T64" style:family="text">
      <style:text-properties officeooo:rsid="01d0f828"/>
    </style:style>
    <style:style style:name="T65" style:family="text">
      <style:text-properties officeooo:rsid="01d55797"/>
    </style:style>
    <style:style style:name="T66" style:family="text">
      <style:text-properties officeooo:rsid="01daed1b"/>
    </style:style>
    <style:style style:name="T67" style:family="text">
      <style:text-properties officeooo:rsid="01dded96"/>
    </style:style>
    <style:style style:name="T68" style:family="text">
      <style:text-properties officeooo:rsid="01df7100"/>
    </style:style>
    <style:style style:name="T69" style:family="text">
      <style:text-properties officeooo:rsid="01e3474c"/>
    </style:style>
    <style:style style:name="T70" style:family="text">
      <style:text-properties officeooo:rsid="01e6782a"/>
    </style:style>
    <style:style style:name="T71" style:family="text">
      <style:text-properties officeooo:rsid="01eb2ef0"/>
    </style:style>
    <style:style style:name="T72" style:family="text">
      <style:text-properties officeooo:rsid="01ec9fbe"/>
    </style:style>
    <style:style style:name="T73" style:family="text">
      <style:text-properties officeooo:rsid="01ed2416"/>
    </style:style>
    <style:style style:name="T74" style:family="text">
      <style:text-properties officeooo:rsid="01f35af0"/>
    </style:style>
    <style:style style:name="T75" style:family="text">
      <style:text-properties officeooo:rsid="01fd8c44"/>
    </style:style>
    <style:style style:name="T76" style:family="text">
      <style:text-properties officeooo:rsid="01ff1704"/>
    </style:style>
    <style:style style:name="T77" style:family="text">
      <style:text-properties officeooo:rsid="02018d52"/>
    </style:style>
    <style:style style:name="T78" style:family="text">
      <style:text-properties officeooo:rsid="0204771a"/>
    </style:style>
    <style:style style:name="T79" style:family="text">
      <style:text-properties officeooo:rsid="02072272"/>
    </style:style>
    <style:style style:name="T80" style:family="text">
      <style:text-properties officeooo:rsid="020a3260"/>
    </style:style>
    <style:style style:name="T81" style:family="text">
      <style:text-properties officeooo:rsid="020ca3c5"/>
    </style:style>
    <style:style style:name="T82" style:family="text">
      <style:text-properties officeooo:rsid="020dbeb2"/>
    </style:style>
    <style:style style:name="T83" style:family="text">
      <style:text-properties officeooo:rsid="02136fb5"/>
    </style:style>
    <style:style style:name="T84" style:family="text">
      <style:text-properties officeooo:rsid="0215e185"/>
    </style:style>
    <style:style style:name="T85" style:family="text">
      <style:text-properties officeooo:rsid="0216fde5"/>
    </style:style>
    <style:style style:name="T86" style:family="text">
      <style:text-properties officeooo:rsid="0219f61d"/>
    </style:style>
    <style:style style:name="T87" style:family="text">
      <style:text-properties officeooo:rsid="022737cf"/>
    </style:style>
    <style:style style:name="T88" style:family="text">
      <style:text-properties officeooo:rsid="023389fe"/>
    </style:style>
    <style:style style:name="T89" style:family="text">
      <style:text-properties officeooo:rsid="023a5312"/>
    </style:style>
    <style:style style:name="T90" style:family="text">
      <style:text-properties officeooo:rsid="023ad53e"/>
    </style:style>
    <style:style style:name="T91" style:family="text">
      <style:text-properties officeooo:rsid="023bba68"/>
    </style:style>
    <style:style style:name="T92" style:family="text">
      <style:text-properties officeooo:rsid="023c48df"/>
    </style:style>
    <style:style style:name="T93" style:family="text">
      <style:text-properties officeooo:rsid="023e812e"/>
    </style:style>
    <style:style style:name="T94" style:family="text">
      <style:text-properties officeooo:rsid="019572e8"/>
    </style:style>
    <style:style style:name="T95" style:family="text">
      <style:text-properties officeooo:rsid="0249a4c4"/>
    </style:style>
    <style:style style:name="T96" style:family="text">
      <style:text-properties officeooo:rsid="024b467f"/>
    </style:style>
    <style:style style:name="T97" style:family="text">
      <style:text-properties officeooo:rsid="024b657e"/>
    </style:style>
    <style:style style:name="T98" style:family="text">
      <style:text-properties officeooo:rsid="0252fffa"/>
    </style:style>
    <style:style style:name="T99" style:family="text">
      <style:text-properties officeooo:rsid="02536560"/>
    </style:style>
    <style:style style:name="T100" style:family="text">
      <style:text-properties officeooo:rsid="02648f69"/>
    </style:style>
    <style:style style:name="T101" style:family="text">
      <style:text-properties officeooo:rsid="026537d8"/>
    </style:style>
    <style:style style:name="T102" style:family="text">
      <style:text-properties officeooo:rsid="026b35b9"/>
    </style:style>
    <style:style style:name="T103" style:family="text">
      <style:text-properties style:text-position="super 58%" officeooo:rsid="02e53ed7"/>
    </style:style>
    <style:style style:name="T104" style:family="text">
      <style:text-properties officeooo:rsid="028244c3"/>
    </style:style>
    <style:style style:name="T105" style:family="text">
      <style:text-properties officeooo:rsid="0283fcc8"/>
    </style:style>
    <style:style style:name="T106" style:family="text">
      <style:text-properties officeooo:rsid="028a6ea2"/>
    </style:style>
    <style:style style:name="T107" style:family="text">
      <style:text-properties officeooo:rsid="0279532c"/>
    </style:style>
    <style:style style:name="T108" style:family="text">
      <style:text-properties officeooo:rsid="028c51cf"/>
    </style:style>
    <style:style style:name="T109" style:family="text">
      <style:text-properties officeooo:rsid="028def11"/>
    </style:style>
    <style:style style:name="T110" style:family="text">
      <style:text-properties officeooo:rsid="028f4310"/>
    </style:style>
    <style:style style:name="T111" style:family="text">
      <style:text-properties officeooo:rsid="028f8af9"/>
    </style:style>
    <style:style style:name="T112" style:family="text">
      <style:text-properties officeooo:rsid="02935497"/>
    </style:style>
    <style:style style:name="T113" style:family="text">
      <style:text-properties officeooo:rsid="02943347"/>
    </style:style>
    <style:style style:name="T114" style:family="text">
      <style:text-properties officeooo:rsid="02985dbb"/>
    </style:style>
    <style:style style:name="T115" style:family="text">
      <style:text-properties officeooo:rsid="029bd310"/>
    </style:style>
    <style:style style:name="T116" style:family="text">
      <style:text-properties officeooo:rsid="02a1cb76"/>
    </style:style>
    <style:style style:name="T117" style:family="text">
      <style:text-properties officeooo:rsid="02ad2b18"/>
    </style:style>
    <style:style style:name="T118" style:family="text">
      <style:text-properties officeooo:rsid="02b21ef6"/>
    </style:style>
    <style:style style:name="T119" style:family="text">
      <style:text-properties officeooo:rsid="02b5e865"/>
    </style:style>
    <style:style style:name="T120" style:family="text">
      <style:text-properties officeooo:rsid="02b6fa79"/>
    </style:style>
    <style:style style:name="T121" style:family="text">
      <style:text-properties officeooo:rsid="02c6766a"/>
    </style:style>
    <style:style style:name="T122" style:family="text">
      <style:text-properties officeooo:rsid="02cc5809"/>
    </style:style>
    <style:style style:name="T123" style:family="text">
      <style:text-properties officeooo:rsid="02d3a26a"/>
    </style:style>
    <style:style style:name="T124" style:family="text">
      <style:text-properties officeooo:rsid="02d6b376"/>
    </style:style>
    <style:style style:name="T125" style:family="text">
      <style:text-properties officeooo:rsid="02ec3228"/>
    </style:style>
    <style:style style:name="T126" style:family="text">
      <style:text-properties officeooo:rsid="02edb92c"/>
    </style:style>
    <style:style style:name="T127" style:family="text">
      <style:text-properties officeooo:rsid="02f12a99"/>
    </style:style>
    <style:style style:name="T128" style:family="text">
      <style:text-properties officeooo:rsid="03385cc8"/>
    </style:style>
    <style:style style:name="T129" style:family="text">
      <style:text-properties officeooo:rsid="033c8fe1"/>
    </style:style>
    <style:style style:name="T130" style:family="text">
      <style:text-properties officeooo:rsid="033f97df"/>
    </style:style>
    <style:style style:name="T131" style:family="text">
      <style:text-properties officeooo:rsid="0341bea5"/>
    </style:style>
    <style:style style:name="T132" style:family="text">
      <style:text-properties officeooo:rsid="0348c13f"/>
    </style:style>
    <style:style style:name="T133" style:family="text">
      <style:text-properties officeooo:rsid="03544df2"/>
    </style:style>
    <style:style style:name="T134" style:family="text">
      <style:text-properties officeooo:rsid="0356af9f"/>
    </style:style>
    <style:style style:name="T135" style:family="text">
      <style:text-properties officeooo:rsid="03584606"/>
    </style:style>
    <style:style style:name="T136" style:family="text">
      <style:text-properties officeooo:rsid="03598792"/>
    </style:style>
    <style:style style:name="T137" style:family="text">
      <style:text-properties officeooo:rsid="03599566"/>
    </style:style>
    <style:style style:name="T138" style:family="text">
      <style:text-properties officeooo:rsid="03619a91"/>
    </style:style>
    <style:style style:name="T139" style:family="text">
      <style:text-properties officeooo:rsid="0361ba74"/>
    </style:style>
    <style:style style:name="T140" style:family="text">
      <style:text-properties style:font-name="Liberation Sans"/>
    </style:style>
    <style:style style:name="T141" style:family="text">
      <style:text-properties style:font-name="Liberation Sans" officeooo:rsid="0361ba74"/>
    </style:style>
    <style:style style:name="T142" style:family="text">
      <style:text-properties officeooo:rsid="036804ed"/>
    </style:style>
    <style:style style:name="T143" style:family="text">
      <style:text-properties officeooo:rsid="036c9e75"/>
    </style:style>
    <style:style style:name="T144" style:family="text">
      <style:text-properties officeooo:rsid="036ec383"/>
    </style:style>
    <style:style style:name="T145" style:family="text">
      <style:text-properties officeooo:rsid="036f11d4"/>
    </style:style>
    <style:style style:name="T146" style:family="text">
      <style:text-properties officeooo:rsid="036f7cc7"/>
    </style:style>
    <style:style style:name="T147" style:family="text">
      <style:text-properties officeooo:rsid="03718f08"/>
    </style:style>
    <style:style style:name="T148" style:family="text">
      <style:text-properties officeooo:rsid="0372f9fb"/>
    </style:style>
    <style:style style:name="T149" style:family="text">
      <style:text-properties officeooo:rsid="03739143"/>
    </style:style>
    <style:style style:name="T150" style:family="text">
      <style:text-properties officeooo:rsid="03741748"/>
    </style:style>
    <style:style style:name="T151" style:family="text">
      <style:text-properties officeooo:rsid="00f8a5e3"/>
    </style:style>
    <style:style style:name="T152" style:family="text">
      <style:text-properties officeooo:rsid="0378329a"/>
    </style:style>
    <style:style style:name="T153" style:family="text">
      <style:text-properties officeooo:rsid="037c0913"/>
    </style:style>
    <style:style style:name="T154" style:family="text">
      <style:text-properties officeooo:rsid="038013c6"/>
    </style:style>
    <style:style style:name="T155" style:family="text">
      <style:text-properties officeooo:rsid="03809006"/>
    </style:style>
    <style:style style:name="T156" style:family="text">
      <style:text-properties officeooo:rsid="00c43c4b"/>
    </style:style>
    <style:style style:name="T157" style:family="text">
      <style:text-properties officeooo:rsid="0385eaee"/>
    </style:style>
    <style:style style:name="T158" style:family="text">
      <style:text-properties officeooo:rsid="038963f8"/>
    </style:style>
    <style:style style:name="T159" style:family="text">
      <style:text-properties officeooo:rsid="038d77eb"/>
    </style:style>
    <style:style style:name="T160" style:family="text">
      <style:text-properties officeooo:rsid="03955e5a"/>
    </style:style>
    <style:style style:name="T161" style:family="text">
      <style:text-properties officeooo:rsid="039d6105"/>
    </style:style>
    <style:style style:name="T162" style:family="text">
      <style:text-properties officeooo:rsid="03a13d51"/>
    </style:style>
    <style:style style:name="T163" style:family="text">
      <style:text-properties officeooo:rsid="03a5127f"/>
    </style:style>
    <style:style style:name="T164" style:family="text">
      <style:text-properties officeooo:rsid="03adb0cd"/>
    </style:style>
    <style:style style:name="T165" style:family="text">
      <style:text-properties officeooo:rsid="03b1b9ff"/>
    </style:style>
    <style:style style:name="T166" style:family="text">
      <style:text-properties officeooo:rsid="03b20e5d"/>
    </style:style>
    <style:style style:name="T167" style:family="text">
      <style:text-properties officeooo:rsid="03bc3bfe"/>
    </style:style>
    <style:style style:name="T168" style:family="text">
      <style:text-properties officeooo:rsid="03be3b71"/>
    </style:style>
    <style:style style:name="T169" style:family="text">
      <style:text-properties officeooo:rsid="03c3411e"/>
    </style:style>
    <style:style style:name="T170" style:family="text">
      <style:text-properties officeooo:rsid="03c4cf5b"/>
    </style:style>
    <style:style style:name="T171" style:family="text">
      <style:text-properties officeooo:rsid="03c595cd"/>
    </style:style>
    <style:style style:name="T172" style:family="text">
      <style:text-properties officeooo:rsid="03c8262b"/>
    </style:style>
    <style:style style:name="T173" style:family="text">
      <style:text-properties officeooo:rsid="03c9ea91"/>
    </style:style>
    <style:style style:name="T174" style:family="text">
      <style:text-properties officeooo:rsid="03cfec54"/>
    </style:style>
    <style:style style:name="T175" style:family="text">
      <style:text-properties officeooo:rsid="03d450b8"/>
    </style:style>
    <style:style style:name="T176" style:family="text">
      <style:text-properties officeooo:rsid="03d91351"/>
    </style:style>
    <style:style style:name="T177" style:family="text">
      <style:text-properties officeooo:rsid="03daec6b"/>
    </style:style>
    <style:style style:name="T178" style:family="text">
      <style:text-properties officeooo:rsid="03e5d049"/>
    </style:style>
    <style:style style:name="T179" style:family="text">
      <style:text-properties officeooo:rsid="03e7c9ea"/>
    </style:style>
    <style:style style:name="T180" style:family="text">
      <style:text-properties officeooo:rsid="03e9d9ac"/>
    </style:style>
    <style:style style:name="T181" style:family="text">
      <style:text-properties officeooo:rsid="03efdf54"/>
    </style:style>
    <style:style style:name="T182" style:family="text">
      <style:text-properties officeooo:rsid="03f1deac"/>
    </style:style>
    <style:style style:name="T183" style:family="text">
      <style:text-properties officeooo:rsid="03f1f9d8"/>
    </style:style>
    <style:style style:name="T184" style:family="text">
      <style:text-properties officeooo:rsid="03f3a8be"/>
    </style:style>
    <style:style style:name="T185" style:family="text">
      <style:text-properties officeooo:rsid="03f684b9"/>
    </style:style>
    <style:style style:name="T186" style:family="text">
      <style:text-properties officeooo:rsid="03f6d005"/>
    </style:style>
    <style:style style:name="T187" style:family="text">
      <style:text-properties officeooo:rsid="01f9af2c"/>
    </style:style>
    <style:style style:name="T188" style:family="text">
      <style:text-properties officeooo:rsid="03fd1039"/>
    </style:style>
    <style:style style:name="T189" style:family="text">
      <style:text-properties officeooo:rsid="02654e9b"/>
    </style:style>
    <style:style style:name="T190" style:family="text">
      <style:text-properties officeooo:rsid="0402433c"/>
    </style:style>
    <style:style style:name="T191" style:family="text">
      <style:text-properties officeooo:rsid="0406ec55"/>
    </style:style>
    <style:style style:name="T192" style:family="text">
      <style:text-properties officeooo:rsid="040db677"/>
    </style:style>
    <style:style style:name="T193" style:family="text">
      <style:text-properties officeooo:rsid="04192040"/>
    </style:style>
    <style:style style:name="T194" style:family="text">
      <style:text-properties officeooo:rsid="041c4f0d"/>
    </style:style>
    <style:style style:name="T195" style:family="text">
      <style:text-properties officeooo:rsid="0421c363"/>
    </style:style>
    <style:style style:name="T196" style:family="text">
      <style:text-properties officeooo:rsid="0424dde9"/>
    </style:style>
    <style:style style:name="T197" style:family="text">
      <style:text-properties officeooo:rsid="0426a938"/>
    </style:style>
    <style:style style:name="T198" style:family="text">
      <style:text-properties officeooo:rsid="042a7917"/>
    </style:style>
    <style:style style:name="T199" style:family="text">
      <style:text-properties officeooo:rsid="042bc08d"/>
    </style:style>
    <style:style style:name="T200" style:family="text">
      <style:text-properties officeooo:rsid="042d9757"/>
    </style:style>
    <style:style style:name="T201" style:family="text">
      <style:text-properties officeooo:rsid="043920b1"/>
    </style:style>
    <style:style style:name="T202" style:family="text">
      <style:text-properties officeooo:rsid="043addcb"/>
    </style:style>
    <style:style style:name="T203" style:family="text">
      <style:text-properties officeooo:rsid="043b5293"/>
    </style:style>
    <style:style style:name="T204" style:family="text">
      <style:text-properties officeooo:rsid="043d4d43"/>
    </style:style>
    <style:style style:name="T205" style:family="text">
      <style:text-properties officeooo:rsid="04455cb8"/>
    </style:style>
    <style:style style:name="T206" style:family="text">
      <style:text-properties officeooo:rsid="0446cdda"/>
    </style:style>
    <style:style style:name="T207" style:family="text">
      <style:text-properties officeooo:rsid="044d10cd"/>
    </style:style>
    <style:style style:name="T208" style:family="text">
      <style:text-properties officeooo:rsid="046a9c1b"/>
    </style:style>
    <style:style style:name="T209" style:family="text">
      <style:text-properties officeooo:rsid="046d70bf"/>
    </style:style>
    <style:style style:name="T210" style:family="text">
      <style:text-properties officeooo:rsid="046de8d3"/>
    </style:style>
    <style:style style:name="T211" style:family="text">
      <style:text-properties officeooo:rsid="046f9cfd"/>
    </style:style>
    <style:style style:name="T212" style:family="text">
      <style:text-properties officeooo:rsid="047302bc"/>
    </style:style>
    <style:style style:name="T213" style:family="text">
      <style:text-properties officeooo:rsid="04597510"/>
    </style:style>
    <style:style style:name="T214" style:family="text">
      <style:text-properties officeooo:rsid="047c24c0"/>
    </style:style>
    <style:style style:name="T215" style:family="text">
      <style:text-properties officeooo:rsid="0480939e"/>
    </style:style>
    <style:style style:name="T216" style:family="text">
      <style:text-properties officeooo:rsid="0482006d"/>
    </style:style>
    <style:style style:name="T217" style:family="text">
      <style:text-properties officeooo:rsid="0482c8c8"/>
    </style:style>
    <style:style style:name="T218" style:family="text">
      <style:text-properties officeooo:rsid="04847141"/>
    </style:style>
    <style:style style:name="T219" style:family="text">
      <style:text-properties officeooo:rsid="048c32f6"/>
    </style:style>
    <style:style style:name="T220" style:family="text">
      <style:text-properties officeooo:rsid="048ca4ff"/>
    </style:style>
    <style:style style:name="T221" style:family="text">
      <style:text-properties officeooo:rsid="048ea4b1"/>
    </style:style>
    <style:style style:name="T222" style:family="text">
      <style:text-properties officeooo:rsid="049264b9"/>
    </style:style>
    <style:style style:name="T223" style:family="text">
      <style:text-properties officeooo:rsid="04944df2"/>
    </style:style>
    <style:style style:name="T224" style:family="text">
      <style:text-properties officeooo:rsid="049a7347"/>
    </style:style>
    <style:style style:name="T225" style:family="text">
      <style:text-properties officeooo:rsid="04ac3762"/>
    </style:style>
    <style:style style:name="T226" style:family="text">
      <style:text-properties officeooo:rsid="04add4e3"/>
    </style:style>
    <style:style style:name="T227" style:family="text">
      <style:text-properties officeooo:rsid="04b97c6b"/>
    </style:style>
    <style:style style:name="T228" style:family="text">
      <style:text-properties officeooo:rsid="04ba3e5f"/>
    </style:style>
    <style:style style:name="T229" style:family="text">
      <style:text-properties officeooo:rsid="04beb899"/>
    </style:style>
    <style:style style:name="T230" style:family="text">
      <style:text-properties officeooo:rsid="04c07b0f"/>
    </style:style>
    <style:style style:name="T231" style:family="text">
      <style:text-properties officeooo:rsid="04c30621"/>
    </style:style>
    <style:style style:name="T232" style:family="text">
      <style:text-properties officeooo:rsid="04cb0c9c"/>
    </style:style>
    <style:style style:name="T233" style:family="text">
      <style:text-properties officeooo:rsid="04cbbab0"/>
    </style:style>
    <style:style style:name="T234" style:family="text">
      <style:text-properties officeooo:rsid="04ccdb19"/>
    </style:style>
    <style:style style:name="T235" style:family="text">
      <style:text-properties officeooo:rsid="04ce9cdb"/>
    </style:style>
    <style:style style:name="T236" style:family="text">
      <style:text-properties officeooo:rsid="04d17db9"/>
    </style:style>
    <style:style style:name="T237" style:family="text">
      <style:text-properties officeooo:rsid="04d67ebd"/>
    </style:style>
    <style:style style:name="T238" style:family="text">
      <style:text-properties officeooo:rsid="04d7efb4"/>
    </style:style>
    <style:style style:name="T239" style:family="text">
      <style:text-properties officeooo:rsid="04d87223"/>
    </style:style>
    <style:style style:name="T240" style:family="text">
      <style:text-properties style:font-name="Liberation Sans1" fo:font-size="12pt" style:font-size-asian="10.5pt"/>
    </style:style>
    <style:style style:name="T241" style:family="text">
      <style:text-properties style:font-name="Liberation Sans1" fo:font-size="12pt" officeooo:rsid="04e93597" style:font-size-asian="10.5pt"/>
    </style:style>
    <style:style style:name="T242" style:family="text">
      <style:text-properties style:font-name="Liberation Sans1" fo:font-size="12pt" officeooo:rsid="04ec3455" style:font-size-asian="10.5pt"/>
    </style:style>
    <style:style style:name="T243" style:family="text">
      <style:text-properties officeooo:rsid="04db0296"/>
    </style:style>
    <style:style style:name="T244" style:family="text">
      <style:text-properties officeooo:rsid="04dccb84"/>
    </style:style>
    <style:style style:name="T245" style:family="text">
      <style:text-properties officeooo:rsid="04dd1171"/>
    </style:style>
    <style:style style:name="T246" style:family="text">
      <style:text-properties officeooo:rsid="04def25c"/>
    </style:style>
    <style:style style:name="T247" style:family="text">
      <style:text-properties officeooo:rsid="04e1f137"/>
    </style:style>
    <style:style style:name="T248" style:family="text">
      <style:text-properties officeooo:rsid="04e3472f"/>
    </style:style>
    <style:style style:name="T249" style:family="text">
      <style:text-properties officeooo:rsid="04e46f01"/>
    </style:style>
    <style:style style:name="T250" style:family="text">
      <style:text-properties officeooo:rsid="04e7523d"/>
    </style:style>
    <style:style style:name="T251" style:family="text">
      <style:text-properties officeooo:rsid="04e93597"/>
    </style:style>
    <style:style style:name="T252" style:family="text">
      <style:text-properties officeooo:rsid="04eb02d9"/>
    </style:style>
    <style:style style:name="T253" style:family="text">
      <style:text-properties officeooo:rsid="04ec3455"/>
    </style:style>
    <style:style style:name="T254" style:family="text">
      <style:text-properties officeooo:rsid="04f05731"/>
    </style:style>
    <style:style style:name="T255" style:family="text">
      <style:text-properties officeooo:rsid="04f58173"/>
    </style:style>
    <style:style style:name="T256" style:family="text">
      <style:text-properties officeooo:rsid="04fbde71"/>
    </style:style>
    <style:style style:name="T257" style:family="text">
      <style:text-properties officeooo:rsid="0502a6e7"/>
    </style:style>
    <style:style style:name="T258" style:family="text">
      <style:text-properties officeooo:rsid="0505e949"/>
    </style:style>
    <style:style style:name="T259" style:family="text">
      <style:text-properties officeooo:rsid="01f6bba3"/>
    </style:style>
    <style:style style:name="T260" style:family="text">
      <style:text-properties officeooo:rsid="050fbe0a"/>
    </style:style>
    <style:style style:name="T261" style:family="text">
      <style:text-properties officeooo:rsid="05107174"/>
    </style:style>
    <style:style style:name="T262" style:family="text">
      <style:text-properties officeooo:rsid="05107e16"/>
    </style:style>
    <style:style style:name="T263" style:family="text">
      <style:text-properties officeooo:rsid="05119f0a"/>
    </style:style>
    <style:style style:name="T264" style:family="text">
      <style:text-properties officeooo:rsid="0512abe2"/>
    </style:style>
    <style:style style:name="T265" style:family="text">
      <style:text-properties officeooo:rsid="05196a26"/>
    </style:style>
    <style:style style:name="T266" style:family="text">
      <style:text-properties officeooo:rsid="051d0490"/>
    </style:style>
    <style:style style:name="T267" style:family="text">
      <style:text-properties officeooo:rsid="051f3f15"/>
    </style:style>
    <style:style style:name="T268" style:family="text">
      <style:text-properties officeooo:rsid="012bbadd"/>
    </style:style>
    <style:style style:name="T269" style:family="text">
      <style:text-properties officeooo:rsid="052278a1"/>
    </style:style>
    <style:style style:name="T270" style:family="text">
      <style:text-properties officeooo:rsid="052302d1"/>
    </style:style>
    <style:style style:name="T271" style:family="text">
      <style:text-properties officeooo:rsid="014f479a"/>
    </style:style>
    <style:style style:name="T272" style:family="text">
      <style:text-properties officeooo:rsid="0526c49f"/>
    </style:style>
    <style:style style:name="T273" style:family="text">
      <style:text-properties officeooo:rsid="0528778b"/>
    </style:style>
    <style:style style:name="T274" style:family="text">
      <style:text-properties officeooo:rsid="0528f434"/>
    </style:style>
    <style:style style:name="T275" style:family="text">
      <style:text-properties officeooo:rsid="052a8d11"/>
    </style:style>
    <style:style style:name="T276" style:family="text">
      <style:text-properties officeooo:rsid="052b2b5a"/>
    </style:style>
    <style:style style:name="T277" style:family="text">
      <style:text-properties officeooo:rsid="052c9843"/>
    </style:style>
    <style:style style:name="T278" style:family="text">
      <style:text-properties officeooo:rsid="052f1772"/>
    </style:style>
    <style:style style:name="T279" style:family="text">
      <style:text-properties officeooo:rsid="052f567e"/>
    </style:style>
    <style:style style:name="T280" style:family="text">
      <style:text-properties officeooo:rsid="0532d773"/>
    </style:style>
    <style:style style:name="T281" style:family="text">
      <style:text-properties officeooo:rsid="053541ea"/>
    </style:style>
    <style:style style:name="T282" style:family="text">
      <style:text-properties officeooo:rsid="0536a317"/>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4"/>
      <text:p text:style-name="Title"/>
      <text:p text:style-name="Title"/>
      <text:p text:style-name="Title"/>
      <text:p text:style-name="Title"/>
      <text:p text:style-name="Title"/>
      <text:p text:style-name="Title"/>
      <text:p text:style-name="Title"/>
      <text:p text:style-name="P260">ТЕКСТОВЫЙ</text:p>
      <text:p text:style-name="P259">ПРОТОКОЛ УПРАВЛЕНИЯ</text:p>
      <text:p text:style-name="P259">ГИДРОЛОКАТОР<text:span text:style-name="T146">А</text:span>М<text:span text:style-name="T146">И</text:span></text:p>
      <text:p text:style-name="P261"/>
      <text:p text:style-name="Title"/>
      <text:p text:style-name="Title"/>
      <text:p text:style-name="Title"/>
      <text:p text:style-name="Title"/>
      <text:p text:style-name="Title"/>
      <text:p text:style-name="Title"/>
      <text:p text:style-name="Title"/>
      <text:p text:style-name="Title"/>
      <text:p text:style-name="Title"/>
      <text:p text:style-name="P262"/>
      <text:p text:style-name="Title"/>
      <text:p text:style-name="Title"/>
      <text:p text:style-name="P371">Жуковский, <text:span text:style-name="T7">2017</text:span></text:p>
      <text:table-of-content text:style-name="Sect1" text:protected="true" text:name="Оглавление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01">СОДЕРЖАНИЕ</text:p>
          </text:index-title>
          <text:p text:style-name="P373"><text:a xlink:type="simple" xlink:href="#__RefHeading___Toc1615_1460004275" text:style-name="Index_20_Link" text:visited-style-name="Index_20_Link">1 <text:s text:c="2"/>Введение<text:tab/>4</text:a></text:p>
          <text:p text:style-name="P373"><text:a xlink:type="simple" xlink:href="#__RefHeading___Toc3270_2048951625" text:style-name="Index_20_Link" text:visited-style-name="Index_20_Link">2 <text:s text:c="2"/>Модель управления гидролокатором<text:tab/>4</text:a></text:p>
          <text:p text:style-name="P372"><text:a xlink:type="simple" xlink:href="#__RefHeading___Toc3272_2048951625" text:style-name="Index_20_Link" text:visited-style-name="Index_20_Link">2.1 <text:s text:c="2"/>Базовая структура<text:tab/>4</text:a></text:p>
          <text:p text:style-name="P372"><text:a xlink:type="simple" xlink:href="#__RefHeading___Toc3274_2048951625" text:style-name="Index_20_Link" text:visited-style-name="Index_20_Link">2.2 <text:s text:c="2"/>Общие синтаксические принципы команд управления<text:tab/>4</text:a></text:p>
          <text:p text:style-name="P372"><text:a xlink:type="simple" xlink:href="#__RefHeading___Toc3276_2048951625" text:style-name="Index_20_Link" text:visited-style-name="Index_20_Link">2.3 <text:s text:c="2"/>Формат гидролокационных данных и данных датчиков<text:tab/>5</text:a></text:p>
          <text:p text:style-name="P372"><text:a xlink:type="simple" xlink:href="#__RefHeading___Toc3278_2048951625" text:style-name="Index_20_Link" text:visited-style-name="Index_20_Link">2.4 <text:s text:c="2"/>Версии протокола<text:tab/>5</text:a></text:p>
          <text:p text:style-name="P373"><text:a xlink:type="simple" xlink:href="#__RefHeading___Toc3280_2048951625" text:style-name="Index_20_Link" text:visited-style-name="Index_20_Link">3 <text:s text:c="2"/>Подсистемы гидролокатора<text:tab/>6</text:a></text:p>
          <text:p text:style-name="P372"><text:a xlink:type="simple" xlink:href="#__RefHeading___Toc4349_1338102214" text:style-name="Index_20_Link" text:visited-style-name="Index_20_Link">3.1 <text:s text:c="2"/>Источники данных<text:tab/>6</text:a></text:p>
          <text:p text:style-name="P372"><text:a xlink:type="simple" xlink:href="#__RefHeading___Toc3284_2048951625" text:style-name="Index_20_Link" text:visited-style-name="Index_20_Link">3.2 <text:s text:c="2"/>Управление зондированием<text:tab/>8</text:a></text:p>
          <text:p text:style-name="P372"><text:a xlink:type="simple" xlink:href="#__RefHeading___Toc3292_2048951625" text:style-name="Index_20_Link" text:visited-style-name="Index_20_Link">3.3 <text:s text:c="2"/>Генератор зондирующего сигнала<text:tab/>9</text:a></text:p>
          <text:p text:style-name="P372"><text:a xlink:type="simple" xlink:href="#__RefHeading___Toc3294_2048951625" text:style-name="Index_20_Link" text:visited-style-name="Index_20_Link">3.4 <text:s text:c="2"/>Регулировка усиления эхосигнала<text:tab/>9</text:a></text:p>
          <text:p text:style-name="P372"><text:a xlink:type="simple" xlink:href="#__RefHeading___Toc3302_2048951625" text:style-name="Index_20_Link" text:visited-style-name="Index_20_Link">3.5 <text:s text:c="2"/>Дискретизация и обработка эхосигнала<text:tab/>11</text:a></text:p>
          <text:p text:style-name="P372"><text:a xlink:type="simple" xlink:href="#__RefHeading___Toc3306_2048951625" text:style-name="Index_20_Link" text:visited-style-name="Index_20_Link">3.6 <text:s text:c="2"/>Передача данных<text:tab/>11</text:a></text:p>
          <text:p text:style-name="P373"><text:a xlink:type="simple" xlink:href="#__RefHeading___Toc1430_1460004275" text:style-name="Index_20_Link" text:visited-style-name="Index_20_Link">4 <text:s text:c="2"/>Управление гидролокатором<text:tab/>11</text:a></text:p>
          <text:p text:style-name="P372"><text:a xlink:type="simple" xlink:href="#__RefHeading___Toc3308_2048951625" text:style-name="Index_20_Link" text:visited-style-name="Index_20_Link">4.1 <text:s text:c="2"/>Подключение к гидролокатору<text:tab/>11</text:a></text:p>
          <text:p text:style-name="P372"><text:a xlink:type="simple" xlink:href="#__RefHeading___Toc3310_2048951625" text:style-name="Index_20_Link" text:visited-style-name="Index_20_Link">4.2 <text:s text:c="2"/>Команды гидролокатора<text:tab/>12</text:a></text:p>
          <text:p text:style-name="P372"><text:a xlink:type="simple" xlink:href="#__RefHeading___Toc3312_2048951625" text:style-name="Index_20_Link" text:visited-style-name="Index_20_Link">4.3 <text:s text:c="2"/>Последовательность управления гидролокатором<text:tab/>12</text:a></text:p>
          <text:p text:style-name="P372"><text:a xlink:type="simple" xlink:href="#__RefHeading___Toc3314_2048951625" text:style-name="Index_20_Link" text:visited-style-name="Index_20_Link">4.4 <text:s text:c="2"/>Команда VERSION<text:tab/>13</text:a></text:p>
          <text:p text:style-name="P372"><text:a xlink:type="simple" xlink:href="#__RefHeading___Toc1258_1259917208" text:style-name="Index_20_Link" text:visited-style-name="Index_20_Link">4.5 <text:s text:c="2"/>Команда GET<text:tab/>13</text:a></text:p>
          <text:p text:style-name="P372"><text:a xlink:type="simple" xlink:href="#__RefHeading___Toc1268_1259917208" text:style-name="Index_20_Link" text:visited-style-name="Index_20_Link">4.6 <text:s text:c="2"/>Команда SET<text:tab/>19</text:a></text:p>
          <text:p text:style-name="P372"><text:a xlink:type="simple" xlink:href="#__RefHeading___Toc3346_2048951625" text:style-name="Index_20_Link" text:visited-style-name="Index_20_Link">4.7 <text:s text:c="2"/>Команда START<text:tab/>26</text:a></text:p>
          <text:p text:style-name="P372"><text:a xlink:type="simple" xlink:href="#__RefHeading___Toc3348_2048951625" text:style-name="Index_20_Link" text:visited-style-name="Index_20_Link">4.8 <text:s text:c="2"/>Команда STOP<text:tab/>27</text:a></text:p>
          <text:p text:style-name="P372"><text:a xlink:type="simple" xlink:href="#__RefHeading___Toc3350_2048951625" text:style-name="Index_20_Link" text:visited-style-name="Index_20_Link">4.9 <text:s text:c="2"/>Команда STATUS<text:tab/>27</text:a></text:p>
          <text:p text:style-name="P372"><text:a xlink:type="simple" xlink:href="#__RefHeading___Toc640_1862710413" text:style-name="Index_20_Link" text:visited-style-name="Index_20_Link">4.10 <text:s text:c="2"/>Команда PING<text:tab/>30</text:a></text:p>
          <text:p text:style-name="P372"><text:a xlink:type="simple" xlink:href="#__RefHeading___Toc6530_373755046" text:style-name="Index_20_Link" text:visited-style-name="Index_20_Link">4.11 <text:s text:c="2"/>Команда BACKGROUND<text:tab/>30</text:a></text:p>
          <text:p text:style-name="P372"><text:a xlink:type="simple" xlink:href="#__RefHeading___Toc6760_373755046" text:style-name="Index_20_Link" text:visited-style-name="Index_20_Link">4.12 <text:s text:c="2"/>Команда FOREGROUND<text:tab/>30</text:a></text:p>
          <text:p text:style-name="P372"><text:a xlink:type="simple" xlink:href="#__RefHeading___Toc3362_2048951625" text:style-name="Index_20_Link" text:visited-style-name="Index_20_Link">4.13 <text:s text:c="2"/>Команда QUIT<text:tab/>30</text:a></text:p>
          <text:p text:style-name="P373"><text:a xlink:type="simple" xlink:href="#__RefHeading___Toc1155_1259917208" text:style-name="Index_20_Link" text:visited-style-name="Index_20_Link">5 <text:s text:c="2"/>Форматы данных<text:tab/>31</text:a></text:p>
          <text:p text:style-name="P372"><text:a xlink:type="simple" xlink:href="#__RefHeading___Toc3364_2048951625" text:style-name="Index_20_Link" text:visited-style-name="Index_20_Link">5.1 <text:s text:c="2"/>Общая структура пакета данных<text:tab/>31</text:a></text:p>
          <text:p text:style-name="P372"><text:a xlink:type="simple" xlink:href="#__RefHeading___Toc4353_1338102214" text:style-name="Index_20_Link" text:visited-style-name="Index_20_Link">5.2 <text:s text:c="2"/>Данные от датчиков<text:tab/>32</text:a></text:p>
          <text:p text:style-name="P372"><text:a xlink:type="simple" xlink:href="#__RefHeading___Toc3366_2048951625" text:style-name="Index_20_Link" text:visited-style-name="Index_20_Link">5.3 <text:s text:c="2"/>Акустические данные<text:tab/>33</text:a></text:p>
          <text:p text:style-name="P372"><text:a xlink:type="simple" xlink:href="#__RefHeading___Toc3368_2048951625" text:style-name="Index_20_Link" text:visited-style-name="Index_20_Link">5.4 <text:s text:c="2"/>Батиметрические данные<text:tab/>34</text:a></text:p>
        </text:index-body>
      </text:table-of-content>
      <text:p text:style-name="Text_20_body_20_indent"/>
      <text:p text:style-name="P525">Версия документа</text:p>
      <text:p text:style-name="P74"><text:span text:style-name="T281">1</text:span>.<text:span text:style-name="T281">0</text:span> – <text:span text:style-name="T255">1</text:span> <text:span text:style-name="T281">февраля</text:span> 201<text:span text:style-name="T255">7</text:span> г., начальная ревизия, версия протокола 2017.1</text:p>
      <text:h text:style-name="P521" text:outline-level="1"><text:bookmark-start text:name="__RefHeading___Toc1615_1460004275"/>Введение<text:bookmark-end text:name="__RefHeading___Toc1615_1460004275"/></text:h>
      <text:p text:style-name="P75">Протокол предназначен для управления гидролокаторами и приёмом данных от них. Этот протокол значительно упрощает взаимодействие с гидролокаторами за счёт применения стандартных механизмов коммуникации (TCP и UDP) и текстового вида команд. Протокол позволяет в полной мере задействовать возможности современных гидролокационных систем.</text:p>
      <text:h text:style-name="P523" text:outline-level="1"><text:bookmark-start text:name="__RefHeading___Toc3270_2048951625"/>Модель управления гидролокатором<text:bookmark-end text:name="__RefHeading___Toc3270_2048951625"/></text:h>
      <text:h text:style-name="P482" text:outline-level="2"><text:bookmark-start text:name="__RefHeading___Toc3272_2048951625"/>Базовая структура<text:bookmark-end text:name="__RefHeading___Toc3272_2048951625"/></text:h>
      <text:p text:style-name="P28">Управление гидролокатором осуществляется <text:span text:style-name="T6">в режиме клиент/сервер</text:span>. <text:span text:style-name="T6">Сервером является гидролокатор или вспомогательная программа – драйвер. Инициатором соединения является клиент, который должен установить двусторонний коммуникационный канал по протоколу TCP/IP с сервером.</text:span></text:p>
      <text:p text:style-name="P7">Команды управления передаются от клиента к <text:span text:style-name="T89">серверу</text:span> через коммуникационный канал в форме строк. Ответ <text:span text:style-name="T89">сервера </text:span>представляет собой подтверждение (или отказ), передаваем<text:span text:style-name="T232">ый</text:span> в форме строк от <text:span text:style-name="T29">него</text:span> к клиенту через коммуникационный канал, в ответ на полученную команду.</text:p>
      <text:p text:style-name="P17">Гидролокационные данные и данные датчиков передаются через <text:span text:style-name="T29">однонаправленный канал от гидролокатора к клиенту по протоколу UDP</text:span>. Передача осуществляется <text:span text:style-name="T29">в двоичном виде, </text:span>без подтверждения и допускает <text:span text:style-name="T36">неупорядоченную доставку и </text:span>потерю части данных.</text:p>
      <text:p text:style-name="P19">Передача гидролокационных <text:span text:style-name="T90">данных </text:span>и данных <text:span text:style-name="T89">датчиков </text:span>является опциональной и может быть включена или отключена по <text:span text:style-name="T91">команде</text:span> клиента.</text:p>
      <text:h text:style-name="P483" text:outline-level="2"><text:bookmark-start text:name="__RefHeading___Toc3274_2048951625"/><text:span text:style-name="T32">Общие с</text:span>интаксические принципы <text:span text:style-name="T31">команд управления</text:span><text:bookmark-end text:name="__RefHeading___Toc3274_2048951625"/></text:h>
      <text:p text:style-name="P20"><text:span text:style-name="T29">Любая команда может быть отправлена серверу только после </text:span>получения от него <text:span text:style-name="T29">подтверждения о готовности. </text:span>Все команды начинаются с ключевого слова, за которым могут следовать дополнительные параметры. <text:span text:style-name="T29">Общей формой ответа является строка с подтверждением выполнения команды (или отказом), за которой следуют строки информационного блока ответа. Завершается ответ строкой о готовности выполнения следующей команды. Регистр символов строк не имеет значения.</text:span></text:p>
      <text:p text:style-name="P23">Каждая команда управления или ответ <text:span text:style-name="T92">сервера</text:span> представляются в виде ASCII строки оканчивающейся символами «CR» (значение в шестнадцатеричном виде 0x0D) и «LF» (значение в шестнадцатеричном виде 0x0A). Эта последовательность символов обозначается далее как &lt;CRLF&gt;.</text:p>
      <text:p text:style-name="P226"><text:soft-page-break/>В командах <text:span text:style-name="T92">сервера</text:span> и сообщениях от него могут использовать<text:span text:style-name="T233">ся</text:span> только <text:span text:style-name="T9">ASCII</text:span> символы <text:span text:style-name="T9">с кодами в шестнадцатеричном виде от 0x20 до 0x7E включительно.</text:span></text:p>
      <text:p text:style-name="P24">Строки могут содержать ключевые слова и числа. Ключевые слова определяются в разделе с описанием команд и ответов. Числа могут быть целыми (INTEGER) или дробными (DOUBLE). Для их записи используется формат определённый стандартом языка Си для чисел в десятичной системе счисления.</text:p>
      <text:p text:style-name="P8">Полн<text:span text:style-name="T233">о</text:span>е описание команд и ответов гидролокатора приведен<text:span text:style-name="T233">о</text:span> в разделе <text:bookmark-ref text:reference-format="number" text:ref-name="__RefHeading___Toc1430_1460004275">4</text:bookmark-ref>.</text:p>
      <text:h text:style-name="P484" text:outline-level="2"><text:bookmark-start text:name="__RefHeading___Toc3276_2048951625"/>Формат гидролокационных <text:span text:style-name="T93">данных</text:span> и данных <text:span text:style-name="T93">датчиков</text:span><text:bookmark-end text:name="__RefHeading___Toc3276_2048951625"/></text:h>
      <text:p text:style-name="P18">Гидролокационные данные и данные датчиков <text:span text:style-name="T30">передаются в виде пакетов. Каждый пакет имеет заголовок и данные. Данные, объёмом превышающем максимальный размер пакета, передаются в виде нескольких пакетов.</text:span></text:p>
      <text:p text:style-name="P21">Все поля заголовка и сами данные представляются в формате последовательности байт LITTLE ENDIAN. Целые числа могут быть знаковыми и беззнаковыми, размером 8, 16, 32 и 64 бита. Числа с плавающей точкой кодируются в соответствии со стандартом IEEE 754 для чисел с одинарной и двойной точностью.</text:p>
      <text:p text:style-name="P30">Текстовые строки представляют последовательность ASCII символов завершающихся нулевым символом (<text:span text:style-name="T6">значение в шестнадцатеричном виде 0x0</text:span>).</text:p>
      <text:p text:style-name="P31">Типы данных приведены в таблице ниже.</text:p>
      <table:table table:name="Таблица2" table:style-name="Таблица2">
        <table:table-column table:style-name="Таблица2.A"/>
        <table:table-column table:style-name="Таблица2.B"/>
        <table:table-row>
          <table:table-cell table:style-name="Таблица2.A1" office:value-type="string">
            <text:p text:style-name="P320">Тип</text:p>
          </table:table-cell>
          <table:table-cell table:style-name="Таблица2.B1" office:value-type="string">
            <text:p text:style-name="P320">Описание</text:p>
          </table:table-cell>
        </table:table-row>
        <table:table-row>
          <table:table-cell table:style-name="Таблица2.A2" office:value-type="string">
            <text:p text:style-name="P320">int8</text:p>
          </table:table-cell>
          <table:table-cell table:style-name="Таблица2.B2" office:value-type="string">
            <text:p text:style-name="P320"><text:span text:style-name="T282">з</text:span>наковый, целый, 8 бит</text:p>
          </table:table-cell>
        </table:table-row>
        <table:table-row>
          <table:table-cell table:style-name="Таблица2.A2" office:value-type="string">
            <text:p text:style-name="P320">uin<text:span text:style-name="T145">t</text:span>8</text:p>
          </table:table-cell>
          <table:table-cell table:style-name="Таблица2.B2" office:value-type="string">
            <text:p text:style-name="P320"><text:span text:style-name="T282">б</text:span>еззнаковый, целый, 8 бит</text:p>
          </table:table-cell>
        </table:table-row>
        <table:table-row>
          <table:table-cell table:style-name="Таблица2.A2" office:value-type="string">
            <text:p text:style-name="P320">int16</text:p>
          </table:table-cell>
          <table:table-cell table:style-name="Таблица2.B2" office:value-type="string">
            <text:p text:style-name="P320"><text:span text:style-name="T282">з</text:span>наковый, целый, 16 бит</text:p>
          </table:table-cell>
        </table:table-row>
        <table:table-row>
          <table:table-cell table:style-name="Таблица2.A2" office:value-type="string">
            <text:p text:style-name="P320">uin<text:span text:style-name="T145">t</text:span>16</text:p>
          </table:table-cell>
          <table:table-cell table:style-name="Таблица2.B2" office:value-type="string">
            <text:p text:style-name="P320"><text:span text:style-name="T282">б</text:span>еззнаковый, целый, 16 бит</text:p>
          </table:table-cell>
        </table:table-row>
        <table:table-row>
          <table:table-cell table:style-name="Таблица2.A2" office:value-type="string">
            <text:p text:style-name="P320">int32</text:p>
          </table:table-cell>
          <table:table-cell table:style-name="Таблица2.B2" office:value-type="string">
            <text:p text:style-name="P320"><text:span text:style-name="T282">з</text:span>наковый, целый, 32 бит</text:p>
          </table:table-cell>
        </table:table-row>
        <table:table-row>
          <table:table-cell table:style-name="Таблица2.A2" office:value-type="string">
            <text:p text:style-name="P320">uin<text:span text:style-name="T145">t</text:span>32</text:p>
          </table:table-cell>
          <table:table-cell table:style-name="Таблица2.B2" office:value-type="string">
            <text:p text:style-name="P320"><text:span text:style-name="T282">б</text:span>еззнаковый, целый, 32 бит</text:p>
          </table:table-cell>
        </table:table-row>
        <table:table-row>
          <table:table-cell table:style-name="Таблица2.A2" office:value-type="string">
            <text:p text:style-name="P320">int64</text:p>
          </table:table-cell>
          <table:table-cell table:style-name="Таблица2.B2" office:value-type="string">
            <text:p text:style-name="P320"><text:span text:style-name="T282">з</text:span>наковый, целый, 64 бит</text:p>
          </table:table-cell>
        </table:table-row>
        <table:table-row>
          <table:table-cell table:style-name="Таблица2.A2" office:value-type="string">
            <text:p text:style-name="P320">uin<text:span text:style-name="T145">t</text:span>64</text:p>
          </table:table-cell>
          <table:table-cell table:style-name="Таблица2.B2" office:value-type="string">
            <text:p text:style-name="P320"><text:span text:style-name="T282">б</text:span>еззнаковый, целый, 64 бит</text:p>
          </table:table-cell>
        </table:table-row>
        <table:table-row>
          <table:table-cell table:style-name="Таблица2.A2" office:value-type="string">
            <text:p text:style-name="P320">float</text:p>
          </table:table-cell>
          <table:table-cell table:style-name="Таблица2.B2" office:value-type="string">
            <text:p text:style-name="P322"><text:span text:style-name="T282">с</text:span> плавающей точкой, одинарная точность</text:p>
          </table:table-cell>
        </table:table-row>
        <table:table-row>
          <table:table-cell table:style-name="Таблица2.A2" office:value-type="string">
            <text:p text:style-name="P320">double</text:p>
          </table:table-cell>
          <table:table-cell table:style-name="Таблица2.B2" office:value-type="string">
            <text:p text:style-name="P321"><text:span text:style-name="T282">с</text:span> плавающей точкой, двойная точность</text:p>
          </table:table-cell>
        </table:table-row>
        <table:table-row>
          <table:table-cell table:style-name="Таблица2.A2" office:value-type="string">
            <text:p text:style-name="P348">char</text:p>
          </table:table-cell>
          <table:table-cell table:style-name="Таблица2.B2" office:value-type="string">
            <text:p text:style-name="P348">ASCII символ</text:p>
          </table:table-cell>
        </table:table-row>
      </table:table>
      <text:p text:style-name="P9"><text:span text:style-name="T3">Полное описание форматов гидролокационных данных и данных датчиков приведено в разделе </text:span><text:span text:style-name="T3"><text:bookmark-ref text:reference-format="number" text:ref-name="__RefHeading___Toc1155_1259917208">5</text:bookmark-ref></text:span><text:span text:style-name="T3">.</text:span></text:p>
      <text:h text:style-name="P480" text:outline-level="2"><text:bookmark-start text:name="__RefHeading___Toc3278_2048951625"/>Версии протокола<text:bookmark-end text:name="__RefHeading___Toc3278_2048951625"/></text:h>
      <text:p text:style-name="P10">Протокол допускает возможность дальнейшего расширения. Клиент, после подключения к гидролокатору, может узнать номер версии протокола и принять решение о дальнейшем продолжении работы.</text:p>
      <text:p text:style-name="P10"><text:soft-page-break/>Версия протокола состоит из двух <text:span text:style-name="T233">частей</text:span> разделённых точкой: мажорной и минорной. <text:span text:style-name="T233">Каждая часть представляет собой число. Диапазон значений чисел от 0 до 65535 включительно.</text:span></text:p>
      <text:p text:style-name="P11">Мажорная часть определяет допустимые команды, форматы их вызова и ответы гидролокатора. В рамках мажорной версии соблюдается обратная совместимость. При этом в протокол могут вноситься локальные изменения, не влияющие на общий принцип работы. В этом случае изменяется минорная часть версии.</text:p>
      <text:p text:style-name="P11">В случае глобальных изменений, например, добавления новых команд или изменения формата их вызова, изменяется мажорная часть версии протокола.</text:p>
      <text:p text:style-name="P12">Если в ответе гидролокатора содержатся ключевые слова неизвестные клиенту, они должны игнорироваться.</text:p>
      <text:p text:style-name="P10">Данный документ описывает версию протокола 201<text:span text:style-name="T176">7</text:span>.<text:span text:style-name="T143">1</text:span>.</text:p>
      <text:h text:style-name="P522" text:outline-level="1"><text:bookmark-start text:name="__RefHeading___Toc3280_2048951625"/><text:span text:style-name="T38">Подсистемы</text:span> гидролокатора<text:bookmark-end text:name="__RefHeading___Toc3280_2048951625"/></text:h>
      <text:p text:style-name="P176">Гидролокаторы имеют в своём составе несколько <text:span text:style-name="T33">под</text:span>систем, каждая из которых решает определённую задачу. <text:span text:style-name="T33">Конфигурация и х</text:span>арактеристики <text:span text:style-name="T35">под</text:span>систем могут <text:span text:style-name="T35">различаться. Они зависят от конкретной модели гидролокатора и его текущей аппаратной настройки</text:span>.</text:p>
      <text:p text:style-name="P46">Для определения <text:span text:style-name="T35">текущей конфигурации гидролокатора используется команда GET (см. раздел </text:span><text:span text:style-name="T35"><text:bookmark-ref text:reference-format="number" text:ref-name="__RefHeading___Toc1258_1259917208">4.5</text:bookmark-ref></text:span><text:span text:style-name="T35">). Для установки параметров подсистем используется команда SET (см. раздел </text:span><text:span text:style-name="T35"><text:bookmark-ref text:reference-format="number" text:ref-name="__RefHeading___Toc1268_1259917208">4.6</text:bookmark-ref></text:span><text:span text:style-name="T35">).</text:span></text:p>
      <text:h text:style-name="P492" text:outline-level="2"><text:bookmark-start text:name="__RefHeading___Toc4349_1338102214"/>Источники данных<text:bookmark-end text:name="__RefHeading___Toc4349_1338102214"/></text:h>
      <text:h text:style-name="P503" text:outline-level="3"><text:bookmark-start text:name="__RefHeading___Toc4170_1338102214"/><text:span text:style-name="T158">Порты для подключения</text:span> датчиков<text:bookmark-end text:name="__RefHeading___Toc4170_1338102214"/></text:h>
      <text:p text:style-name="P44">Данная подсистема обеспечивает приём данных от встроенных и внешних датчиков, <text:span text:style-name="T199">подключенных к портам различных типов</text:span>. <text:span text:style-name="T34">Гидролокатор может содержать произвольное число портов. </text:span>При приёме данных <text:span text:style-name="T196">от датчиков </text:span>производится их проверка и автоматическая <text:span text:style-name="T102">синхронизация во времени</text:span> <text:span text:style-name="T95">с</text:span> гидроакустическим<text:span text:style-name="T95">и</text:span> данным<text:span text:style-name="T95">и</text:span>.</text:p>
      <text:p text:style-name="P50">Каждый из портов можно включить или выключить, задать индивидуальные параметры работы, протокол обмена,<text:span text:style-name="T237"> величину коррекции времени приёма</text:span> и указать логический канал.</text:p>
      <text:p text:style-name="P203">Данный протокол определяет следующие типы портов:</text:p>
      <text:list xml:id="list4021414243737956223" text:style-name="L1">
        <text:list-item>
          <text:p text:style-name="P396">UART – последовательный UART порт;</text:p>
        </text:list-item>
        <text:list-item>
          <text:p text:style-name="P434">UDP – UDP/IP порт;</text:p>
        </text:list-item>
        <text:list-item>
          <text:p text:style-name="P375">VIRTUAL – виртуальный порт для встроенных в гидролокатор датчиков.</text:p>
        </text:list-item>
      </text:list>
      <text:p text:style-name="P200"><text:soft-page-break/>Поддерживаются <text:span text:style-name="T204">следующие </text:span>протоколы обмена данными с датчиками:</text:p>
      <text:list xml:id="list1130378415294749946" text:style-name="L2">
        <text:list-item>
          <text:p text:style-name="P435">NMEA<text:span text:style-name="T170">–</text:span>0183 – широко распространённый протокол взаимодействия с системами навигации GPS, GLONASS и т.<text:span text:style-name="T215">п</text:span>.;</text:p>
        </text:list-item>
        <text:list-item>
          <text:p text:style-name="P376">SAS – протокол обмена данными со встроенными датчиками гидролокаторов семейства «Гидра».</text:p>
        </text:list-item>
      </text:list>
      <text:p text:style-name="P79">Величина коррекции задаётся в микросекундах <text:span text:style-name="T238">и может быть</text:span> больше или равной нул<text:span text:style-name="T238">ю</text:span>. При приёме данных <text:span text:style-name="T238">это значение вычитается из текущего времени.</text:span></text:p>
      <text:p text:style-name="P50">Логический канал используется для разделения данных от однотипных датчиков, например, если используются две системы навигации. Диапазон допустимых значений логического канала от 1 до 5 включительно.</text:p>
      <text:p text:style-name="P60"><text:span text:style-name="T207">Список портов можно получить с помощью команды GET CAPABILITIES (см. раздел </text:span><text:span text:style-name="T207"><text:bookmark-ref text:reference-format="number" text:ref-name="__RefHeading___Toc6538_1566846652">4.5.2</text:bookmark-ref></text:span><text:span text:style-name="T207">). Варианты настройки порта можно получить с помощью расширенной команды GET CAPABILITIES (см. раздел </text:span><text:span text:style-name="T207"><text:bookmark-ref text:reference-format="number" text:ref-name="__RefHeading___Toc4127_1338102214">4.5.3</text:bookmark-ref></text:span><text:span text:style-name="T207">). Настройка порта осуществляется командой SET SENSOR (см. раздел </text:span><text:span text:style-name="T207"><text:bookmark-ref text:reference-format="number" text:ref-name="__RefHeading___Toc3326_2048951625">4.6.2</text:bookmark-ref></text:span><text:span text:style-name="T207">).</text:span></text:p>
      <text:h text:style-name="P465" text:outline-level="4">Последовательный UART порт</text:h>
      <text:p text:style-name="P59">К портам данного типа относятся интерфейсы типа RS–232 или RS–485, различные преобразователи USB–RS и т. п.</text:p>
      <text:h text:style-name="P465" text:outline-level="4">UDP/IP порт</text:h>
      <text:p text:style-name="P60">Порт данного типа обеспечивает приём данных от <text:span text:style-name="T197">сетевых </text:span>датчиков по протоколу UDP/IP. <text:span text:style-name="T197">Датчик должен быть настроен для отправки данных на указанный в параметрах порта IP адрес и UDP порт.</text:span></text:p>
      <text:h text:style-name="P465" text:outline-level="4">Виртуальный порт</text:h>
      <text:p text:style-name="P64">Виртуальный порт используется датчиками встроенными в гидролокатор.</text:p>
      <text:h text:style-name="P503" text:outline-level="3"><text:bookmark-start text:name="__RefHeading___Toc1763_1460004275"/><text:soft-page-break/>Источники гидролокационных данных<text:bookmark-end text:name="__RefHeading___Toc1763_1460004275"/></text:h>
      <text:p text:style-name="P191">В зависимости от <text:span text:style-name="T206">типа</text:span>, гидролокатор может иметь различное число источников данных. <text:span text:style-name="T94">Каждый из источников гидролокационных данных связан с одним из «бортов» гидролокатора. Данный протокол определяет следующие типы </text:span>источников гидролокационных данных<text:span text:style-name="T94">:</text:span></text:p>
      <text:list xml:id="list4751622903989722735" text:style-name="L3">
        <text:list-item>
          <text:p text:style-name="P397">SS-STARBOARD – <text:span text:style-name="T247">боковой обзор, </text:span>правый борт, <text:span text:style-name="T205">стандартное разрешение</text:span>;</text:p>
        </text:list-item>
        <text:list-item>
          <text:p text:style-name="P397">SS-PORT – <text:span text:style-name="T247">боковой обзор, </text:span>левый борт, <text:span text:style-name="T205">стандартное разрешение</text:span>;</text:p>
        </text:list-item>
        <text:list-item>
          <text:p text:style-name="P397"><text:span text:style-name="T248">SS-</text:span>STARBOARD<text:span text:style-name="T248">-HI</text:span> – <text:span text:style-name="T247">боковой обзор, </text:span>правый борт, <text:span text:style-name="T205">высокое разрешение</text:span>;</text:p>
        </text:list-item>
        <text:list-item>
          <text:p text:style-name="P397">SS-PORT<text:span text:style-name="T248">-HI </text:span>– <text:span text:style-name="T247">боковой обзор, </text:span>левый борт, <text:span text:style-name="T205">высокое разрешение</text:span>;</text:p>
        </text:list-item>
        <text:list-item>
          <text:p text:style-name="P398"><text:span text:style-name="T249">BATHY</text:span>-STARBOARD – <text:span text:style-name="T249">батиметрия, </text:span>правый борт, <text:span text:style-name="T205">стандартное разрешение</text:span>;</text:p>
        </text:list-item>
        <text:list-item>
          <text:p text:style-name="P398"><text:span text:style-name="T249">BATHY</text:span>-PORT – <text:span text:style-name="T249">батиметрия, </text:span>левый борт, <text:span text:style-name="T205">стандартное разрешение</text:span>;</text:p>
        </text:list-item>
        <text:list-item>
          <text:p text:style-name="P377">ECHOSOUNDER – эхолот.</text:p>
        </text:list-item>
      </text:list>
      <text:p text:style-name="P47">Список источников гидролокационных данных можно получить с помощью команды GET CAPABILITIES (см. раздел <text:bookmark-ref text:reference-format="number" text:ref-name="__RefHeading___Toc6538_1566846652">4.5.2</text:bookmark-ref>).</text:p>
      <text:h text:style-name="P504" text:outline-level="3"><text:bookmark-start text:name="__RefHeading___Toc3626_1135101096"/>Местоположение источников данных<text:bookmark-end text:name="__RefHeading___Toc3626_1135101096"/></text:h>
      <text:p text:style-name="P72">Для любого источника данных можно указать его местоположение и ориентацию. Местоположение обычно указывается относительно центра масс носителя. При этом ось X направлена в нос, ось Y на правый борт, ось Z вверх.</text:p>
      <text:p text:style-name="P73">Угол psi учитывает разворот по курс<text:span text:style-name="T234">у</text:span>, <text:span text:style-name="T231">у</text:span>гол gamma по крену, <text:span text:style-name="T231">у</text:span>гол theta по дифференту от нормального положения <text:span text:style-name="T230">источника</text:span>. Положительные значения указываются для углов, отсчитываемых против часовой стрелки.</text:p>
      <text:p text:style-name="P72"><text:span text:style-name="T229">Установить</text:span> местоположение источников данных можно с помощью команды SET POSITION (см. раздел <text:bookmark-ref text:reference-format="number" text:ref-name="__RefHeading___Toc8977_373755046">4.6.1</text:bookmark-ref>).</text:p>
      <text:h text:style-name="P491" text:outline-level="2"><text:bookmark-start text:name="__RefHeading___Toc3284_2048951625"/><text:span text:style-name="T95">Управление</text:span> <text:span text:style-name="T276">зондированием</text:span><text:bookmark-end text:name="__RefHeading___Toc3284_2048951625"/></text:h>
      <text:p text:style-name="P177">Данная подсистема используется для управления <text:span text:style-name="T41">запуском и периодом повторения зондирований</text:span>. <text:span text:style-name="T60">Имеется возможность использовать различные типы управления зондированием. Данный протокол определяет следующие типы управления зондированием:</text:span></text:p>
      <text:list xml:id="list7380493199134615937" text:style-name="L4">
        <text:list-item>
          <text:p text:style-name="P405">EXTERNAL – <text:span text:style-name="T47">внешняя </text:span>синхронизация;</text:p>
        </text:list-item>
        <text:list-item>
          <text:p text:style-name="P440">INTERNAL – <text:span text:style-name="T47">внутренняя </text:span>синхронизация;</text:p>
        </text:list-item>
        <text:list-item>
          <text:p text:style-name="P378"><text:span text:style-name="T236">SOFTWARE</text:span> – <text:span text:style-name="T47">программное управление</text:span>.</text:p>
        </text:list-item>
      </text:list>
      <text:p text:style-name="P55"><text:soft-page-break/><text:span text:style-name="T213">Доступные типы управления зондированием можно получить с помощью команды GET CAPABILITIES (см. раздел </text:span><text:span text:style-name="T213"><text:bookmark-ref text:reference-format="number" text:ref-name="__RefHeading___Toc6538_1566846652">4.5.2</text:bookmark-ref></text:span><text:span text:style-name="T213">). Выбрать тип управления зондированием можно с помощью команды SET SYNC (см. раздел </text:span><text:span text:style-name="T213"><text:bookmark-ref text:reference-format="number" text:ref-name="__RefHeading___Toc3328_2048951625">4.6.3</text:bookmark-ref></text:span><text:span text:style-name="T213">).</text:span></text:p>
      <text:h text:style-name="P481" text:outline-level="2"><text:bookmark-start text:name="__RefHeading___Toc3292_2048951625"/>Генератор зондирующего сигнала<text:bookmark-end text:name="__RefHeading___Toc3292_2048951625"/></text:h>
      <text:p text:style-name="P139">Данная подсистема <text:span text:style-name="T4">используется для излучения зондирующего сигнала. С каждым источником гидролокационных данных связан свой генератор зондирующего сигнала. Генератор может использовать в своей работе преднастроенные сигналы или сигналы конфигурируемые пользователем. Используемый сигнал может задаваться независимо для каждого генератора.</text:span></text:p>
      <text:p text:style-name="P52">Списки <text:span text:style-name="T212">доступных </text:span>преднастроенных и конфигурируемых сигналов <text:span text:style-name="T207">можно получить с помощью расширенной команды GET CAPABILITIES (см. раздел </text:span><text:span text:style-name="T207"><text:bookmark-ref text:reference-format="number" text:ref-name="__RefHeading___Toc3562_150770457">4.5.3.4</text:bookmark-ref></text:span><text:span text:style-name="T207">).</text:span></text:p>
      <text:p text:style-name="P202">Данный протокол определяет следующие типы конфигурируемых сигналов:</text:p>
      <text:list xml:id="list8858285479100330560" text:style-name="L5">
        <text:list-item>
          <text:p text:style-name="P427"><text:span text:style-name="T269">DISABLE</text:span> – <text:span text:style-name="T269">работа без</text:span> излуч<text:span text:style-name="T269">ения</text:span> сигнала;</text:p>
        </text:list-item>
        <text:list-item>
          <text:p text:style-name="P428">AUTO – автоматический выбор излучаемого сигнала;</text:p>
        </text:list-item>
        <text:list-item>
          <text:p text:style-name="P460">TONE – тональный сигнал;</text:p>
        </text:list-item>
        <text:list-item>
          <text:p text:style-name="P461"><text:span text:style-name="T167">LFM</text:span> – линейно частотно моделированный сигнал <text:span text:style-name="T167">с возрастающей частотой</text:span>;</text:p>
        </text:list-item>
        <text:list-item>
          <text:p text:style-name="P379">LFM<text:span text:style-name="T167">D</text:span> – линейно частотно моделированный сигнал <text:span text:style-name="T167">с убывающей частотой.</text:span></text:p>
        </text:list-item>
      </text:list>
      <text:p text:style-name="P54">Выбрать излучаемый сигнал можно с помощью команд SET PRESET (см. раздел <text:bookmark-ref text:reference-format="number" text:ref-name="__RefHeading___Toc3925_150770457">4.6.4.1</text:bookmark-ref>) и<text:span text:style-name="T212">ли</text:span> SET SIGNAL (см. раздел <text:bookmark-ref text:reference-format="number" text:ref-name="__RefHeading___Toc3927_150770457">4.6.4.2</text:bookmark-ref>).</text:p>
      <text:h text:style-name="P481" text:outline-level="2"><text:bookmark-start text:name="__RefHeading___Toc3294_2048951625"/>Регулировка усиления эхосигнала<text:bookmark-end text:name="__RefHeading___Toc3294_2048951625"/></text:h>
      <text:p text:style-name="P56">Данная подсистема используется для усиления эхосигнала <text:span text:style-name="T100">в аналоговом тракте </text:span>перед его дискретизацией. <text:span text:style-name="T37">Она</text:span> <text:span text:style-name="T37">основана на управляемой регулировке усиления, изменяемой во времени от начала каждого зондирования по определённому закону.</text:span></text:p>
      <text:p text:style-name="P57">С каждым источником гидролокационных данных связана своя подсистема регулировки усиления. <text:span text:style-name="T40">Параметры усиления могут задаваться отдельно для каждого из </text:span>источников<text:span text:style-name="T40"> гидролока</text:span>ционных данных<text:span text:style-name="T40"> и изменять</text:span>ся<text:span text:style-name="T40"> независимо от текущего режима работы гидролокатора. Имеется возможность использовать различные методы управления усилением.</text:span></text:p>
      <text:p text:style-name="P58">Список доступных методов управления усилением <text:span text:style-name="T214">и диапазон регулировки </text:span>можно <text:span text:style-name="T207">получить с помощью расширенной команды GET CAPABILITIES (см. раздел </text:span><text:span text:style-name="T207"><text:bookmark-ref text:reference-format="number" text:ref-name="__RefHeading___Toc3562_150770457">4.5.3.4</text:bookmark-ref></text:span><text:span text:style-name="T207">).</text:span></text:p>
      <text:p text:style-name="P180"><text:soft-page-break/>Данный протокол определяет следующие типы <text:s/>управления усилением:</text:p>
      <text:list xml:id="list4729195371766669925" text:style-name="L6">
        <text:list-item>
          <text:p text:style-name="P406"><text:span text:style-name="T270">DISABLE</text:span> – <text:span text:style-name="T270">работа с отключенным </text:span>усилени<text:span text:style-name="T56">ем</text:span>;</text:p>
        </text:list-item>
        <text:list-item>
          <text:p text:style-name="P441">AUTO – автоматическ<text:span text:style-name="T23">ое</text:span> <text:span text:style-name="T23">управление</text:span> усилени<text:span text:style-name="T56">ем</text:span>;</text:p>
        </text:list-item>
        <text:list-item>
          <text:p text:style-name="P442">CONSTANT – постоянный уровень усиления;</text:p>
        </text:list-item>
        <text:list-item>
          <text:p text:style-name="P442"><text:span text:style-name="T170">LINEAR–DB</text:span> – <text:span text:style-name="T170">линейное изменение усиления</text:span>;</text:p>
        </text:list-item>
        <text:list-item>
          <text:p text:style-name="P380"><text:span text:style-name="T170">LOGARITHMIC </text:span>– <text:span text:style-name="T216">изменение</text:span> усилени<text:span text:style-name="T216">я</text:span> по логарифмическому закону.</text:p>
        </text:list-item>
      </text:list>
      <text:p text:style-name="P58">Выбрать метод управления усилением можно с помощью команды SET TVG (см. раздел <text:bookmark-ref text:reference-format="number" text:ref-name="__RefHeading___Toc3332_2048951625">4.6.5</text:bookmark-ref>).</text:p>
      <text:h text:style-name="P508" text:outline-level="3"><text:bookmark-start text:name="__RefHeading___Toc3296_2048951625"/>Автоматическое управление усилением<text:bookmark-end text:name="__RefHeading___Toc3296_2048951625"/></text:h>
      <text:p text:style-name="P62">Алгоритм автоматического управления усилением зависит от модели используемого гидролокатора.</text:p>
      <text:h text:style-name="P508" text:outline-level="3"><text:bookmark-start text:name="__RefHeading___Toc3298_2048951625"/><text:span text:style-name="T39">П</text:span>остоянный уровень усиления<text:bookmark-end text:name="__RefHeading___Toc3298_2048951625"/></text:h>
      <text:p text:style-name="P62">При <text:span text:style-name="T219">выборе </text:span>постоянно<text:span text:style-name="T219">го</text:span> уровн<text:span text:style-name="T219">я</text:span> усиления используется <text:span text:style-name="T219">фиксированный во времени коэффициент усиления приёмника.</text:span></text:p>
      <text:h text:style-name="P509" text:outline-level="3">Линейное <text:span text:style-name="T217">изменение</text:span> усиления</text:h>
      <text:p text:style-name="P207">При выборе линейного изменения усиления используется следующая формула для расчёта коэффициентов <text:span text:style-name="T278">усиления</text:span>:</text:p>
      <text:p text:style-name="P312"><draw:frame draw:style-name="fr1" draw:name="Объект2" text:anchor-type="as-char" svg:y="-0.377cm" svg:width="1.506cm" svg:height="0.533cm" draw:z-index="0"><draw:object xlink:href="./Object 2" xlink:type="simple" xlink:show="embed" xlink:actuate="onLoad"/><draw:image xlink:href="./ObjectReplacements/Object 2" xlink:type="simple" xlink:show="embed" xlink:actuate="onLoad"/><svg:desc>формула</svg:desc></draw:frame>,</text:p>
      <text:p text:style-name="P312">где:</text:p>
      <text:p text:style-name="P312"><draw:frame draw:style-name="fr1" draw:name="Объект3" text:anchor-type="as-char" svg:y="-0.377cm" svg:width="0.557cm" svg:height="0.533cm" draw:z-index="1"><draw:object xlink:href="./Object 3" xlink:type="simple" xlink:show="embed" xlink:actuate="onLoad"/><draw:image xlink:href="./ObjectReplacements/Object 3" xlink:type="simple" xlink:show="embed" xlink:actuate="onLoad"/><svg:desc>формула</svg:desc></draw:frame><text:tab/>– начальный коэффициент усиления, дБ;</text:p>
      <text:p text:style-name="P312"><draw:frame draw:style-name="fr1" draw:name="Объект4" text:anchor-type="as-char" svg:y="-0.377cm" svg:width="0.39cm" svg:height="0.469cm" draw:z-index="2"><draw:object xlink:href="./Object 4" xlink:type="simple" xlink:show="embed" xlink:actuate="onLoad"/><draw:image xlink:href="./ObjectReplacements/Object 4" xlink:type="simple" xlink:show="embed" xlink:actuate="onLoad"/><svg:desc>формула</svg:desc></draw:frame><text:tab/>– величина изменения усиления <text:span text:style-name="T222">на</text:span> 100 метров, дБ/м;</text:p>
      <text:p text:style-name="P63"><draw:frame draw:style-name="fr1" draw:name="Объект5" text:anchor-type="as-char" svg:y="-0.377cm" svg:width="0.392cm" svg:height="0.469cm" draw:z-index="3"><draw:object xlink:href="./Object 5" xlink:type="simple" xlink:show="embed" xlink:actuate="onLoad"/><draw:image xlink:href="./ObjectReplacements/Object 5" xlink:type="simple" xlink:show="embed" xlink:actuate="onLoad"/><svg:desc>формула</svg:desc></draw:frame><text:tab/><text:span text:style-name="T220">– дистанция приёма, м.</text:span></text:p>
      <text:h text:style-name="P503" text:outline-level="3"><text:bookmark-start text:name="__RefHeading___Toc1560_1459085173"/><text:span text:style-name="T217">Изменение</text:span> усилени<text:span text:style-name="T217">я</text:span> по логарифмическому закону<text:bookmark-end text:name="__RefHeading___Toc1560_1459085173"/></text:h>
      <text:p text:style-name="P204">При выборе изменения усиления по логарифмическому закону <text:span text:style-name="T219">используется следующая формула для расчёта коэффициентов усиления:</text:span></text:p>
      <text:p text:style-name="P208"><draw:frame draw:style-name="fr1" draw:name="Объект6" text:anchor-type="as-char" svg:y="-0.386cm" svg:width="3.429cm" svg:height="0.542cm" draw:z-index="4"><draw:object xlink:href="./Object 6" xlink:type="simple" xlink:show="embed" xlink:actuate="onLoad"/><draw:image xlink:href="./ObjectReplacements/Object 6" xlink:type="simple" xlink:show="embed" xlink:actuate="onLoad"/><svg:desc>формула</svg:desc></draw:frame>,</text:p>
      <text:p text:style-name="P313">где:</text:p>
      <text:p text:style-name="P313"><draw:frame draw:style-name="fr1" draw:name="Объект7" text:anchor-type="as-char" svg:y="-0.377cm" svg:width="0.557cm" svg:height="0.533cm" draw:z-index="5"><draw:object xlink:href="./Object 7" xlink:type="simple" xlink:show="embed" xlink:actuate="onLoad"/><draw:image xlink:href="./ObjectReplacements/Object 7" xlink:type="simple" xlink:show="embed" xlink:actuate="onLoad"/><svg:desc>формула</svg:desc></draw:frame><text:tab/>– начальный коэффициент усиления, дБ;</text:p>
      <text:p text:style-name="P314"><draw:frame draw:style-name="fr1" draw:name="Объект9" text:anchor-type="as-char" svg:y="-0.377cm" svg:width="0.427cm" svg:height="0.469cm" draw:z-index="7"><draw:object xlink:href="./Object 9" xlink:type="simple" xlink:show="embed" xlink:actuate="onLoad"/><draw:image xlink:href="./ObjectReplacements/Object 9" xlink:type="simple" xlink:show="embed" xlink:actuate="onLoad"/><svg:desc>формула</svg:desc></draw:frame><text:tab/>– <text:span text:style-name="T223">коэффициент отражения цели, дБ;</text:span></text:p>
      <text:p text:style-name="P314"><draw:frame draw:style-name="fr1" draw:name="Объект10" text:anchor-type="as-char" svg:y="-0.377cm" svg:width="0.427cm" svg:height="0.469cm" draw:z-index="8"><draw:object xlink:href="./Object 10" xlink:type="simple" xlink:show="embed" xlink:actuate="onLoad"/><draw:image xlink:href="./ObjectReplacements/Object 10" xlink:type="simple" xlink:show="embed" xlink:actuate="onLoad"/><svg:desc>формула</svg:desc></draw:frame><text:tab/>– <text:span text:style-name="T221">коэффициент затухания</text:span>, дБ/м;</text:p>
      <text:p text:style-name="P368"><draw:frame draw:style-name="fr1" draw:name="Объект8" text:anchor-type="as-char" svg:y="-0.377cm" svg:width="0.392cm" svg:height="0.469cm" draw:z-index="6"><draw:object xlink:href="./Object 8" xlink:type="simple" xlink:show="embed" xlink:actuate="onLoad"/><draw:image xlink:href="./ObjectReplacements/Object 8" xlink:type="simple" xlink:show="embed" xlink:actuate="onLoad"/><svg:desc>формула</svg:desc></draw:frame><text:tab/><text:span text:style-name="T220">– дистанция приёма, м.</text:span></text:p>
      <text:p text:style-name="P369"><text:soft-page-break/>Данный метод управления усилением предназначен в основном для научных исследований.</text:p>
      <text:h text:style-name="P481" text:outline-level="2"><text:bookmark-start text:name="__RefHeading___Toc3302_2048951625"/>Дискретизация и обработка эхосигнала<text:bookmark-end text:name="__RefHeading___Toc3302_2048951625"/></text:h>
      <text:p text:style-name="P65">Данная подсистема обеспечивает дискретизацию эхосигнала и обработку полученных данных. <text:span text:style-name="T42">В качестве параметра должно быть задано время приёма данных от момента начала зондирования. Время приёма может задаваться индивидуально для каждого источника гидролокационных данных.</text:span></text:p>
      <text:p text:style-name="P65"><text:span text:style-name="T42">Максимально возможное время приёма можно получить с помощью расширенной команды GET CAPABILITIES (см. раздел </text:span><text:span text:style-name="T42"><text:bookmark-ref text:reference-format="number" text:ref-name="__RefHeading___Toc3562_150770457">4.5.3.4</text:bookmark-ref></text:span><text:span text:style-name="T42">). Установка времени приёма осуществляется командой SET RECEIVE (см .раздел </text:span><text:span text:style-name="T42"><text:bookmark-ref text:reference-format="number" text:ref-name="__RefHeading___Toc1800_1459085173">4.6.6</text:bookmark-ref></text:span><text:span text:style-name="T42">).</text:span></text:p>
      <text:h text:style-name="P481" text:outline-level="2"><text:bookmark-start text:name="__RefHeading___Toc3306_2048951625"/>Передача данных<text:bookmark-end text:name="__RefHeading___Toc3306_2048951625"/></text:h>
      <text:p text:style-name="P66">Данная подсистема обеспечивает передачу гидролокационных <text:span text:style-name="T279">данных </text:span>и данных <text:span text:style-name="T280">от датчиков </text:span>клиенту по протоколу UDP. Для уменьшения потока <text:span text:style-name="T43">д</text:span>анные могут быть предварительно обработаны, <text:span text:style-name="T43">включая масштабирование и уменьшение частоты зондирования. Настройка параметров обработки зависит от модели гидролокатора.</text:span></text:p>
      <text:p text:style-name="P13">Получить информацию о возможности передачи данных <text:span text:style-name="T5">можно командой GET CAPABILITIES (см. раздел </text:span><text:span text:style-name="T5"><text:bookmark-ref text:reference-format="number" text:ref-name="__RefHeading___Toc4658_373755046">4.5.1</text:bookmark-ref></text:span><text:span text:style-name="T5">). Управление передачей данных осуществляется командой SET SENDER (см. раздел </text:span><text:span text:style-name="T5"><text:bookmark-ref text:reference-format="number" text:ref-name="__RefHeading___Toc3344_2048951625">4.6.7</text:bookmark-ref></text:span><text:span text:style-name="T5">).</text:span></text:p>
      <text:p text:style-name="P67"><text:span text:style-name="T144">Описания </text:span>формат<text:span text:style-name="T98">ов</text:span> <text:span text:style-name="T99">гидролокационных </text:span>данных <text:span text:style-name="T198">и данных от датчиков </text:span>приведен<text:span text:style-name="T98">ы</text:span> в разделе <text:bookmark-ref text:reference-format="number" text:ref-name="__RefHeading___Toc1155_1259917208">5</text:bookmark-ref>.</text:p>
      <text:h text:style-name="P522" text:outline-level="1"><text:bookmark-start text:name="__RefHeading___Toc1430_1460004275"/><text:span text:style-name="T46">Управление </text:span>гидролокатор<text:span text:style-name="T46">ом</text:span><text:bookmark-end text:name="__RefHeading___Toc1430_1460004275"/></text:h>
      <text:h text:style-name="P500" text:outline-level="2"><text:bookmark-start text:name="__RefHeading___Toc3308_2048951625"/>Подключение к гидролокатору<text:bookmark-end text:name="__RefHeading___Toc3308_2048951625"/></text:h>
      <text:p text:style-name="P14">Установка <text:span text:style-name="T85">коммуникационного канала</text:span> с гидролокатором осуществляется клиентом. <text:span text:style-name="T6">Допускается подключение к гидролокатору только одного клиента. Если соединение с гидролокатором уже установлено, все остальные клиенты будут получать сообщение о том, что гидролокатор занят.</text:span></text:p>
      <text:p text:style-name="P14">Любая команда гидролокатору может быть отправлена только после получения подтверждения о готовности к приёму команд.</text:p>
      <text:p text:style-name="P154">Подтверждением готовности к приёму команд является строка вида:</text:p>
      <text:p text:style-name="P271">READY<text:span text:style-name="T8">&lt;CRLF&gt;</text:span></text:p>
      <text:p text:style-name="P155"><text:soft-page-break/>При подключении к гидролокатору возможна ситуация, когда он уже используется другим пользователем. В этом случае гидролокатор вернёт строку <text:span text:style-name="T153">следующего </text:span>вида:</text:p>
      <text:p text:style-name="P215">BUSY&lt;CRLF&gt;</text:p>
      <text:p text:style-name="P25"><text:span text:style-name="T153">После этого гидролокатор автоматически </text:span>закроет <text:span text:style-name="T84">коммуникационный канал</text:span>.</text:p>
      <text:h text:style-name="P494" text:outline-level="2"><text:bookmark-start text:name="__RefHeading___Toc3310_2048951625"/>Команды гидролокатора<text:bookmark-end text:name="__RefHeading___Toc3310_2048951625"/></text:h>
      <text:p text:style-name="P144">Протокол определяет следующие команды для управления гидролокатором:</text:p>
      <text:list xml:id="list8453171904358712030" text:style-name="L7">
        <text:list-item>
          <text:p text:style-name="P399"><text:span text:style-name="T61">VERSION</text:span> – получение <text:span text:style-name="T61">номера версии протокола</text:span>;</text:p>
        </text:list-item>
        <text:list-item>
          <text:p text:style-name="P444"><text:span text:style-name="T147">GET</text:span> – получение информации о<text:span text:style-name="T12"> гидролокаторе и его системах</text:span>;</text:p>
        </text:list-item>
        <text:list-item>
          <text:p text:style-name="P443">SET – установка параметров систем гидролокатора;</text:p>
        </text:list-item>
        <text:list-item>
          <text:p text:style-name="P443">START – включение гидролокатора в работу;</text:p>
        </text:list-item>
        <text:list-item>
          <text:p text:style-name="P443">STOP – остановка работы гидролокатора;</text:p>
        </text:list-item>
        <text:list-item>
          <text:p text:style-name="P443">STATUS – получение состояния гидролокатора;</text:p>
        </text:list-item>
        <text:list-item>
          <text:p text:style-name="P399">PING – <text:span text:style-name="T19">выполнение одиночного зондирования</text:span>;</text:p>
        </text:list-item>
        <text:list-item>
          <text:p text:style-name="P436">BACKGROUND – переход в фоновый режим работы;</text:p>
        </text:list-item>
        <text:list-item>
          <text:p text:style-name="P400">FOREGROUND – выход из фонового режима работы;</text:p>
        </text:list-item>
        <text:list-item>
          <text:p text:style-name="P437">QUIT – завершение работы и отключение от гидролокатора.</text:p>
        </text:list-item>
      </text:list>
      <text:p text:style-name="P86">Если команда распознана гидролокатором, возвращается строка:</text:p>
      <text:p text:style-name="P268">OK&lt;CRLF&gt;</text:p>
      <text:p text:style-name="P228">За этой строкой могут следовать строки с результатами выполнения команды. Наличие этих строк и их формат зависит от исполняемой команды.</text:p>
      <text:p text:style-name="P86">Если <text:span text:style-name="T45">при выполнении </text:span>команд<text:span text:style-name="T45">ы</text:span> <text:span text:style-name="T45">произошла</text:span> ошибка, возвращается строка:</text:p>
      <text:p text:style-name="P268">ERROR: MESSAGE&lt;CRLF&gt;</text:p>
      <text:p text:style-name="P1">Где MESSAGE – сообщение с описанием ошибки.</text:p>
      <text:p text:style-name="P22"><text:span text:style-name="T11">В конце возвращается с</text:span>трока READY. <text:span text:style-name="T10">После её получения можно отправлять следующую команду.</text:span></text:p>
      <text:h text:style-name="P495" text:outline-level="2"><text:bookmark-start text:name="__RefHeading___Toc3312_2048951625"/>Последовательность управления гидролокатором<text:bookmark-end text:name="__RefHeading___Toc3312_2048951625"/></text:h>
      <text:p text:style-name="P71">Гидролокатор может находится в состоянии ожидания или работы. <text:span text:style-name="T44">В состоянии </text:span>ожидания <text:span text:style-name="T44">возможно выполнение команд VERSION, GET, SET, START, STATUS, </text:span><text:soft-page-break/><text:span text:style-name="T44">FOREGROUND и QUIT. Клиент может запросить конфигурацию гидролокатора и установить параметры работы его подсистем.</text:span></text:p>
      <text:p text:style-name="P70">Перевод гидролокатора в состояние работы осуществляется командой START. <text:span text:style-name="T44">В этом состоянии добавляется возможность выполнения команд BACKGROUND и PING. В рабочем режиме допускается изменение любых параметров гидролокатора.</text:span></text:p>
      <text:p text:style-name="P76">Гидролокатор может работать в фоновом режиме, для этого используется команда BACKGROUND. После перехода в фоновый режим, коммуникационный канал может быть закрыт командой QUIT. Выход из фонового режима осуществляется командой FOREGROUND. Эта команда должна быть вызвана первой, после подключения. Если выход из фонового режима невозможен, гидролокатор переходит в состояние ожидания.</text:p>
      <text:h text:style-name="P496" text:outline-level="2"><text:bookmark-start text:name="__RefHeading___Toc3314_2048951625"/>Команда VERSION<text:bookmark-end text:name="__RefHeading___Toc3314_2048951625"/></text:h>
      <text:p text:style-name="P27">Команда VERSION возвращает номер версии протокола. <text:span text:style-name="T1">Команда не имеет дополнительных параметров. Пример ответа гидролокатора на команду </text:span>VERSION<text:span text:style-name="T13">:</text:span></text:p>
      <text:p text:style-name="P221">VERSION&lt;CRLF&gt;</text:p>
      <text:p text:style-name="P282">OK&lt;CRLF&gt;</text:p>
      <text:p text:style-name="P286"><text:span text:style-name="T62">VERSION</text:span>: <text:span text:style-name="T62">2016.1</text:span>&lt;CRLF&gt;</text:p>
      <text:p text:style-name="P284">READY&lt;CRLF&gt;</text:p>
      <text:p text:style-name="P85"><text:span text:style-name="T209">Номер версии протокола</text:span> пр<text:span text:style-name="T250">и</text:span>в<text:span text:style-name="T250">о</text:span>дится в строке с идентификатором <text:span text:style-name="T209">VERSION:</text:span></text:p>
      <text:p text:style-name="P127"><text:span text:style-name="T62">VERSION</text:span>: <text:span text:style-name="T209">MAJOR.MINOR</text:span>&lt;CRLF&gt;</text:p>
      <text:p text:style-name="P53"><text:span text:style-name="T15">Где MAJOR и MINOR – мажорная и минорная части версии протокола в виде чисел типа INTEGER (см. раздел </text:span><text:span text:style-name="T15"><text:bookmark-ref text:reference-format="number" text:ref-name="__RefHeading___Toc3278_2048951625">2.4</text:bookmark-ref></text:span><text:span text:style-name="T15">).</text:span></text:p>
      <text:h text:style-name="P493" text:outline-level="2"><text:bookmark-start text:name="__RefHeading___Toc1258_1259917208"/>Команда <text:span text:style-name="T147">GET</text:span><text:bookmark-end text:name="__RefHeading___Toc1258_1259917208"/></text:h>
      <text:p text:style-name="P43">Команда GET используется для получения информации о <text:span text:style-name="T173">гидролокаторе и его </text:span>подсистемах.</text:p>
      <text:h text:style-name="P505" text:outline-level="3"><text:bookmark-start text:name="__RefHeading___Toc4658_373755046"/><text:span text:style-name="T174">И</text:span>нформация о гидролокаторе<text:bookmark-end text:name="__RefHeading___Toc4658_373755046"/></text:h>
      <text:p text:style-name="P184">Для получения информации о гидролокаторе используется следующий вид команды GET:</text:p>
      <text:p text:style-name="P265"><text:span text:style-name="T148">GET INFO</text:span>&lt;CRLF&gt;</text:p>
      <text:p text:style-name="P201"><text:soft-page-break/>Пример ответа <text:span text:style-name="T211">гидролокатора</text:span> на команду:</text:p>
      <text:p text:style-name="P102"><text:span text:style-name="T175">GET </text:span>INFO&lt;CRLF&gt;</text:p>
      <text:p text:style-name="P293">OK&lt;CRLF&gt;</text:p>
      <text:p text:style-name="P300"><text:span text:style-name="T149">Model</text:span>: Hydra <text:span text:style-name="T149">H5s7e</text:span>&lt;CRLF&gt;</text:p>
      <text:p text:style-name="P300">S<text:span text:style-name="T149">erial</text:span>: 1<text:span text:style-name="T149">0247</text:span>&lt;CRLF&gt;</text:p>
      <text:p text:style-name="P296"><text:span text:style-name="T63">Firmware</text:span>: <text:span text:style-name="T157">1.0b</text:span>&lt;CRLF&gt;</text:p>
      <text:p text:style-name="P306">Manufacture <text:span text:style-name="T152">date</text:span>: 17 Jan 2015<text:span text:style-name="T157">&lt;CRLF&gt;</text:span></text:p>
      <text:p text:style-name="P244"><text:span text:style-name="T157">READY</text:span>&lt;CRLF&gt;</text:p>
      <text:p text:style-name="P367">В ответ на эту команду гидролокатор вернёт несколько строк вида:</text:p>
      <text:p text:style-name="P264"><text:span text:style-name="T169">NAME</text:span>: <text:span text:style-name="T153">VALUE</text:span>&lt;CRLF&gt;</text:p>
      <text:p text:style-name="P229"><text:span text:style-name="T153">В</text:span> каждой из <text:span text:style-name="T153">строк</text:span> будет приведено <text:span text:style-name="T148">значение параметра с информацией о гидролокаторе.</text:span></text:p>
      <text:p text:style-name="P95"><text:span text:style-name="T148">Например</text:span>:</text:p>
      <text:list xml:id="list1444690130898011450" text:style-name="L8">
        <text:list-item>
          <text:p text:style-name="P407">название модели гидролокатора;</text:p>
        </text:list-item>
        <text:list-item>
          <text:p text:style-name="P445">серийный номер гидролокатора;</text:p>
        </text:list-item>
        <text:list-item>
          <text:p text:style-name="P429">версия ПО гидролокатора;</text:p>
        </text:list-item>
        <text:list-item>
          <text:p text:style-name="P381">и т.п.</text:p>
        </text:list-item>
      </text:list>
      <text:p text:style-name="P249">Название <text:span text:style-name="T150">параметров и их значения</text:span> представля<text:span text:style-name="T150">ют</text:span>ся в виде <text:span text:style-name="T210">строк </text:span>ASCII символов, <text:span text:style-name="T151">разделённых символом «:» (значение в шестнадцатеричном виде 0x3A)</text:span>. <text:span text:style-name="T151">Порядок следования параметров может быть произвольным. Разные модели гидролокаторов могут иметь свой набор параметров.</text:span></text:p>
      <text:h text:style-name="P518" text:outline-level="3"><text:bookmark-start text:name="__RefHeading___Toc6538_1566846652"/><text:span text:style-name="T174">В</text:span>озможности гидролокатора<text:bookmark-end text:name="__RefHeading___Toc6538_1566846652"/></text:h>
      <text:p text:style-name="P246">Для получения возможностей гидролокатора используется следующий вид команды GET:</text:p>
      <text:p text:style-name="P263"><text:span text:style-name="T148">GET CAPABILITIES</text:span>&lt;CRLF&gt;</text:p>
      <text:p text:style-name="P39">В ответ на эту команду гидролокатор вернёт <text:span text:style-name="T156">описание характеристик какой – либо из подсистем гидролокатора. Каждая строка ответа начинается с идентификатора подсистемы, описание которой приводится в этой строке. Порядок следования строк может быть произвольным.</text:span></text:p>
      <text:p text:style-name="P93"><text:soft-page-break/>Пример ответа гидролокатора на команду:</text:p>
      <text:p text:style-name="P99">GET <text:span text:style-name="T159">CAPABILITIES</text:span>&lt;CRLF&gt;</text:p>
      <text:p text:style-name="P288">OK&lt;CRLF&gt;</text:p>
      <text:p text:style-name="P134">SENSORS: UART.1, UART.2, UDP.1, UDP.2, SAS&lt;CRLF&gt;</text:p>
      <text:p text:style-name="P305"><text:span text:style-name="T159">SOURCES</text:span>: <text:span text:style-name="T155">SS-STARBOARD, SS-PORT&lt;CRLF&gt;</text:span></text:p>
      <text:p text:style-name="P304">SYNC: EXTERNAL, INTERNAL, <text:span text:style-name="T274">SOFTWARE</text:span>&lt;CRLF&gt;</text:p>
      <text:p text:style-name="P317">READY&lt;CRLF&gt;</text:p>
      <text:h text:style-name="P471" text:outline-level="4">Список портов для подключения датчиков</text:h>
      <text:p text:style-name="P48">Список портов для подключения датчиков пр<text:span text:style-name="T177">и</text:span>в<text:span text:style-name="T177">о</text:span>дится в строке с идентификатором SENSORS:</text:p>
      <text:p text:style-name="P266"><text:span text:style-name="T17">SENSORS</text:span>: <text:span text:style-name="T50">NAME1, NAME2 ...</text:span>&lt;CRLF&gt;</text:p>
      <text:p text:style-name="P49"><text:span text:style-name="T15">Где NAME1, NAME2 и т.д. названия портов в виде строк ASCII символов (см. раздел </text:span><text:span text:style-name="T15"><text:bookmark-ref text:reference-format="number" text:ref-name="__RefHeading___Toc4170_1338102214">3.1.1</text:bookmark-ref></text:span><text:span text:style-name="T15">). Дополнительную информацию по каждому порту можно узнать с помощью расширенной версии команды GET CAPABILITIES (см. раздел </text:span><text:span text:style-name="T15"><text:bookmark-ref text:reference-format="number" text:ref-name="__RefHeading___Toc4127_1338102214">4.5.3</text:bookmark-ref></text:span><text:span text:style-name="T15">).</text:span></text:p>
      <text:h text:style-name="P472" text:outline-level="4">Список источников гидролокационных данных</text:h>
      <text:p text:style-name="P254">Список <text:span text:style-name="T160">источников гидролокационных данных</text:span> пр<text:span text:style-name="T235">и</text:span>в<text:span text:style-name="T235">о</text:span>дится в строке с идентификатором <text:span text:style-name="T160">SOURCES:</text:span></text:p>
      <text:p text:style-name="P266"><text:span text:style-name="T154">SOURCES</text:span>: <text:span text:style-name="T50">NAME1, NAME2 ...</text:span>&lt;CRLF&gt;</text:p>
      <text:p text:style-name="P311"><text:span text:style-name="T15">Где NAME1, NAME2 и т.д. названия источников гидролокационных данных в виде строк ASCII символов (см. раздел </text:span><text:span text:style-name="T15"><text:bookmark-ref text:reference-format="number" text:ref-name="__RefHeading___Toc1763_1460004275">3.1.2</text:bookmark-ref></text:span><text:span text:style-name="T15">). Дополнительную информацию по каждому источнику можно узнать с помощью расширенной команды GET CAPABILITIES (см. раздел </text:span><text:span text:style-name="T15"><text:bookmark-ref text:reference-format="number" text:ref-name="__RefHeading___Toc4127_1338102214">4.5.3</text:bookmark-ref></text:span><text:span text:style-name="T15">).</text:span></text:p>
      <text:h text:style-name="P473" text:outline-level="4">Возможности системы управления <text:span text:style-name="T276">зондированием</text:span></text:h>
      <text:p text:style-name="P143">Описание характеристик <text:span text:style-name="T48">под</text:span>системы <text:span text:style-name="T96">управления</text:span> <text:span text:style-name="T276">зондированием</text:span> приводится в строке с идентификатором SYNC:</text:p>
      <text:p text:style-name="P126"><text:span text:style-name="T14">SYNC</text:span>: <text:span text:style-name="T15">ID1, ID2 ...</text:span>&lt;CRLF&gt;</text:p>
      <text:p text:style-name="P243"><text:span text:style-name="T15">Где ID1, ID2 и т.д. идентификаторы типов управления зондированием в виде строк ASCII символов (см. раздел </text:span><text:span text:style-name="T15"><text:bookmark-ref text:reference-format="number" text:ref-name="__RefHeading___Toc3284_2048951625">3.2</text:bookmark-ref></text:span><text:span text:style-name="T15">).</text:span></text:p>
      <text:h text:style-name="P519" text:outline-level="3"><text:bookmark-start text:name="__RefHeading___Toc4127_1338102214"/><text:soft-page-break/>Возможности источников данных<text:bookmark-end text:name="__RefHeading___Toc4127_1338102214"/></text:h>
      <text:p text:style-name="P213">Для получения возможностей <text:span text:style-name="T161">источников данных </text:span>гидролокатора используется следующий вид команды GET:</text:p>
      <text:p text:style-name="P251"><text:span text:style-name="T148">GET CAPABILITIES: NAME</text:span>&lt;CRLF&gt;</text:p>
      <text:p text:style-name="P255">Где NAME название порта для подключения датчика или источника гидролокационных данных. <text:span text:style-name="T159">В ответ на эту команду гидролокатор вернёт описание характеристик </text:span>для запрашиваемого источника данных<text:span text:style-name="T159">. Каждая строка ответа начинается с идентификатора </text:span>характеристики<text:span text:style-name="T159">, описание которой приводится в этой строке. Порядок следования строк может быть произвольным. Для различных типов источников данных определён различный список характеристик.</text:span></text:p>
      <text:h text:style-name="P474" text:outline-level="4"><text:bookmark-start text:name="__RefHeading___Toc5370_1566846652"/>Характеристики последовательного UART порта<text:bookmark-end text:name="__RefHeading___Toc5370_1566846652"/></text:h>
      <text:p text:style-name="P308">Пример ответа гидролокатора на команду запроса характеристик последовательного UART порта:</text:p>
      <text:p text:style-name="P97">GET <text:span text:style-name="T159">CAPABILITIES: UART.1</text:span>&lt;CRLF&gt;</text:p>
      <text:p text:style-name="P289">OK&lt;CRLF&gt;</text:p>
      <text:p text:style-name="P136"><text:span text:style-name="T162">TYPE: UART–SENSOR</text:span>&lt;CRLF&gt;</text:p>
      <text:p text:style-name="P109">DEVICES: COM1, COM2, USBCOM1, USBCOM2&lt;CRLF&gt;</text:p>
      <text:p text:style-name="P307">MODES: 4800<text:span text:style-name="T273">–</text:span>8N1, 9600<text:span text:style-name="T273">–</text:span>8N1, 19200<text:span text:style-name="T273">–</text:span>8N1&lt;CRLF&gt;</text:p>
      <text:p text:style-name="P230">READY&lt;CRLF&gt;</text:p>
      <text:p text:style-name="P88">Тип источника данных приводится в строке с идентификатором TYPE:</text:p>
      <text:p text:style-name="P237"><text:span text:style-name="T162">TYPE: UART–SENSOR</text:span>&lt;CRLF&gt;</text:p>
      <text:p text:style-name="P88">Список возможных физических последовательных UART портов, которые могут использоваться этим источником, приводится в строке с идентификатором DEVICES:</text:p>
      <text:p text:style-name="P111">DEVICES: <text:span text:style-name="T165">DEV1, DEV2 ...</text:span>&lt;CRLF&gt;</text:p>
      <text:p text:style-name="P256">Где DEV1, DEV2 и т.д. названия физических последовательных UART портов в виде <text:span text:style-name="T210">строк </text:span>ASCII символов.</text:p>
      <text:p text:style-name="P88">Список возможных режимов работы последовательных UART портов приводится в строке с идентификатором MODES:</text:p>
      <text:p text:style-name="P111">MODES: <text:span text:style-name="T165">MODE1, MODE2 ...</text:span>&lt;CRLF&gt;</text:p>
      <text:p text:style-name="P256">Где MODE1, MODE2 и т.д. названия режимов работы последовательных UART портов в виде <text:span text:style-name="T210">строк </text:span>ASCII символов.</text:p>
      <text:h text:style-name="P475" text:outline-level="4"><text:bookmark-start text:name="__RefHeading___Toc5448_1566846652"/><text:soft-page-break/>Характеристики UDP порта<text:bookmark-end text:name="__RefHeading___Toc5448_1566846652"/></text:h>
      <text:p text:style-name="P309">Пример ответа гидролокатора на команду запроса характеристик UDP порта:</text:p>
      <text:p text:style-name="P100">GET <text:span text:style-name="T159">CAPABILITIES: UDP.1</text:span>&lt;CRLF&gt;</text:p>
      <text:p text:style-name="P290">OK&lt;CRLF&gt;</text:p>
      <text:p text:style-name="P136"><text:span text:style-name="T162">TYPE: UDP–SENSOR</text:span>&lt;CRLF&gt;</text:p>
      <text:p text:style-name="P110"><text:span text:style-name="T163">IP ADDRESSES</text:span>: <text:span text:style-name="T163">192.168.1.75, 10.10.10.47</text:span>&lt;CRLF&gt;</text:p>
      <text:p text:style-name="P231">READY&lt;CRLF&gt;</text:p>
      <text:p text:style-name="P89">Тип источника данных приводится в строке с идентификатором TYPE:</text:p>
      <text:p text:style-name="P237"><text:span text:style-name="T162">TYPE: UDP–SENSOR</text:span>&lt;CRLF&gt;</text:p>
      <text:p text:style-name="P90">Список <text:span text:style-name="T164">IP адресов</text:span>, которые могут использоваться этим источником, приводится в строке с идентификатором <text:span text:style-name="T164">IP ADDRESSES:</text:span></text:p>
      <text:p text:style-name="P236"><text:span text:style-name="T163">IP ADDRESSES</text:span>: <text:span text:style-name="T166">IP1, IP2 ...</text:span>&lt;CRLF&gt;</text:p>
      <text:p text:style-name="P252">Где IP1, IP2 и т.д. IP адреса в виде <text:span text:style-name="T210">строк </text:span>ASCII символов.</text:p>
      <text:h text:style-name="P476" text:outline-level="4">Характеристики <text:span text:style-name="T195">виртуального</text:span> порта</text:h>
      <text:p text:style-name="P310">Пример ответа гидролокатора на команду запроса характеристик <text:span text:style-name="T195">виртуального</text:span> порта:</text:p>
      <text:p text:style-name="P101">GET <text:span text:style-name="T159">CAPABILITIES: SAS</text:span>&lt;CRLF&gt;</text:p>
      <text:p text:style-name="P292">OK&lt;CRLF&gt;</text:p>
      <text:p text:style-name="P137"><text:span text:style-name="T162">TYPE: VIRTUAL–SENSOR</text:span>&lt;CRLF&gt;</text:p>
      <text:p text:style-name="P233">READY&lt;CRLF&gt;</text:p>
      <text:p text:style-name="P91">Тип источника данных приводится в строке с идентификатором TYPE:</text:p>
      <text:p text:style-name="P137"><text:span text:style-name="T162">TYPE: VIRTUAL–SENSOR</text:span>&lt;CRLF&gt;</text:p>
      <text:p text:style-name="P258">Порт данного типа не содержит дополнительных параметров.</text:p>
      <text:h text:style-name="P477" text:outline-level="4"><text:bookmark-start text:name="__RefHeading___Toc3562_150770457"/><text:soft-page-break/>Характеристики гидролокационного источника данных<text:bookmark-end text:name="__RefHeading___Toc3562_150770457"/></text:h>
      <text:p text:style-name="P87">Пример ответа гидролокатора на команду запроса характеристик гидролокационного источника данных:</text:p>
      <text:p text:style-name="P98">GET <text:span text:style-name="T159">CAPABILITIES: SS-STARBOARD</text:span>&lt;CRLF&gt;</text:p>
      <text:p text:style-name="P291">OK&lt;CRLF&gt;</text:p>
      <text:p text:style-name="P138"><text:span text:style-name="T162">TYPE: SONAR–SOURCE</text:span>&lt;CRLF&gt;</text:p>
      <text:p text:style-name="P108">GENERATOR PRESETS: TONE<text:span text:style-name="T273">–100</text:span>, LFM<text:span text:style-name="T273">–</text:span>1, LFM<text:span text:style-name="T273">–</text:span>2&lt;CRLF&gt;</text:p>
      <text:p text:style-name="P297">GENERATOR SIGNALS: <text:span text:style-name="T275">DISABLE, </text:span>AUTO, TONE, LFM, LFMD&lt;CRLF&gt;</text:p>
      <text:p text:style-name="P103">TVG: <text:span text:style-name="T275">DISABLE, </text:span>AUTO, CONSTANT, LINEAR<text:span text:style-name="T265">–</text:span>DB, LOGARITHMIC&lt;CRLF&gt;</text:p>
      <text:p text:style-name="P103">TVG RANGE: -5.0, 91.7&lt;CRLF&gt;</text:p>
      <text:p text:style-name="P105"><text:span text:style-name="T165">RECEIVE TIME</text:span>: <text:span text:style-name="T165">1.0</text:span>&lt;CRLF&gt;</text:p>
      <text:p text:style-name="P232">READY&lt;CRLF&gt;</text:p>
      <text:p text:style-name="P40">Тип источника данных приводится в строке с идентификатором TYPE:</text:p>
      <text:p text:style-name="P238"><text:span text:style-name="T162">TYPE: SONAR–SOURCE</text:span>&lt;CRLF&gt;</text:p>
      <text:p text:style-name="P94">Список преднастроенных сигналов для режима PRESET приводится в строке с идентификатором GENERATOR PRESETS:</text:p>
      <text:p text:style-name="P104">GENERATOR PRESETS: <text:span text:style-name="T168">PRESET1, PRESET2 ...</text:span>&lt;CRLF&gt;</text:p>
      <text:p text:style-name="P257">Где PRESET1, PRESET2 и т.д. названия преднастроенных сигналов в виде <text:span text:style-name="T210">строк </text:span>ASCII символов. <text:span text:style-name="T182">Если в гидролокаторе нет преднастроенных сигналов эта строка будет отсутствовать.</text:span></text:p>
      <text:p text:style-name="P92">Список типов <text:span text:style-name="T208">конфигурируемых </text:span>сигналов, доступных для использования генератором, приводится в строке с идентификатором GENERATOR SIGNALS:</text:p>
      <text:p text:style-name="P106">GENERATOR SIGNALS: <text:span text:style-name="T167">SIGNAL1, SIGNAL2 ...</text:span>&lt;CRLF&gt;</text:p>
      <text:p text:style-name="P241"><text:span text:style-name="T15">Где SIGNAL1, SIGNAL2 и т.д. идентификаторы конфигурируемых сигналов в виде строк ASCII символов (см. раздел </text:span><text:span text:style-name="T15"><text:bookmark-ref text:reference-format="number" text:ref-name="__RefHeading___Toc3292_2048951625">3.3</text:bookmark-ref></text:span><text:span text:style-name="T15">).</text:span></text:p>
      <text:p text:style-name="P181">Список возможных режимов работы подсистемы усиления эхосигналов приводится в строке с идентификатором TVG:</text:p>
      <text:p text:style-name="P112"><text:span text:style-name="T16">TVG</text:span>: <text:span text:style-name="T171">MODE1, MODE2 ...</text:span>&lt;CRLF&gt;</text:p>
      <text:p text:style-name="P242"><text:span text:style-name="T15">Где MODE1, MODE2 и т.д. названия методов управления усилением (см. раздел </text:span><text:span text:style-name="T15"><text:bookmark-ref text:reference-format="number" text:ref-name="__RefHeading___Toc3294_2048951625">3.4</text:bookmark-ref></text:span><text:span text:style-name="T15">).</text:span></text:p>
      <text:p text:style-name="P182"><text:soft-page-break/>Диапазон допустимых значений коэффициентов усиления приводится в строке с идентификатором TVG-RANGE:</text:p>
      <text:p text:style-name="P112"><text:span text:style-name="T16">TVG RANGE</text:span>: <text:span text:style-name="T51">MIN, MAX</text:span>&lt;CRLF&gt;</text:p>
      <text:p text:style-name="P41">Где MIN и MAX – числа в формате DOUBLE, минимальное и максимальное значение коэффициента усиления в дБ.</text:p>
      <text:p text:style-name="P183">Максимальное время приёма, допустимое для этого гидролокационного источника, приводится в строке с идентификатором RECEIVE TIME:</text:p>
      <text:p text:style-name="P107"><text:span text:style-name="T165">RECEIVE TIME</text:span>: <text:span text:style-name="T172">TIME</text:span>&lt;CRLF&gt;</text:p>
      <text:p text:style-name="P42">Где TIME – число <text:span text:style-name="T224">типа</text:span> DOUBLE, максимальное время приёма в секундах <text:span text:style-name="T224">(см. раздел </text:span><text:span text:style-name="T224"><text:bookmark-ref text:reference-format="number" text:ref-name="__RefHeading___Toc3302_2048951625">3.5</text:bookmark-ref></text:span><text:span text:style-name="T224">)</text:span>.</text:p>
      <text:h text:style-name="P485" text:outline-level="2"><text:bookmark-start text:name="__RefHeading___Toc1268_1259917208"/>Команда SET<text:bookmark-end text:name="__RefHeading___Toc1268_1259917208"/></text:h>
      <text:p text:style-name="P212">Команда SET <text:span text:style-name="T18">предназначена для установки значений параметров подсистем гидролокатора. В ответ на эту команду гидролокатор возвращает только статус выполнения OK или ERROR.</text:span></text:p>
      <text:h text:style-name="P506" text:outline-level="3"><text:bookmark-start text:name="__RefHeading___Toc8977_373755046"/>Установка местоположения <text:span text:style-name="T227">и ориентации источников данных</text:span><text:bookmark-end text:name="__RefHeading___Toc8977_373755046"/></text:h>
      <text:p text:style-name="P210">Для установки местоположения и ориентации источников данных используется <text:span text:style-name="T228">следующий вид команды SET:</text:span></text:p>
      <text:p text:style-name="P129"><text:span text:style-name="T20">SET POSITION:</text:span> <text:span text:style-name="T53">NAME, X, Y, Z, PSI, GAMMA, THETA</text:span>&lt;CRLF&gt;</text:p>
      <text:p text:style-name="P211">Где:</text:p>
      <text:list xml:id="list2254512019334115023" text:style-name="L9">
        <text:list-item>
          <text:p text:style-name="P401">NAME – <text:span text:style-name="T53">название </text:span>источника данных<text:span text:style-name="T53"> (см. раздел </text:span><text:span text:style-name="T53"><text:bookmark-ref text:reference-format="number" text:ref-name="__RefHeading___Toc4349_1338102214">3.1</text:bookmark-ref></text:span><text:span text:style-name="T53">);</text:span></text:p>
        </text:list-item>
        <text:list-item>
          <text:p text:style-name="P438">X – смещение по оси X, м;</text:p>
        </text:list-item>
        <text:list-item>
          <text:p text:style-name="P438">Y – смещение по оси Y, м;</text:p>
        </text:list-item>
        <text:list-item>
          <text:p text:style-name="P438">Z – смещение по оси Z, м;</text:p>
        </text:list-item>
        <text:list-item>
          <text:p text:style-name="P438">PSI – поправка на курс, градусы;</text:p>
        </text:list-item>
        <text:list-item>
          <text:p text:style-name="P438">GAMMA – поправка на крен, градусы;</text:p>
        </text:list-item>
        <text:list-item>
          <text:p text:style-name="P430">THETA – поправка на дифферент, градусы.</text:p>
        </text:list-item>
      </text:list>
      <text:p text:style-name="P80">Описания параметров местоположения и ориентации приводится в разделе <text:bookmark-ref text:reference-format="number" text:ref-name="__RefHeading___Toc3626_1135101096">3.1.3</text:bookmark-ref>.</text:p>
      <text:p text:style-name="P196"><text:soft-page-break/>Пример задания параметров:</text:p>
      <text:p text:style-name="P129"><text:span text:style-name="T20">SET POSITION:</text:span> <text:span text:style-name="T179">UART.1, 2.0, 0.0, 1.5, 3.0, 0.0, 0.0</text:span>&lt;CRLF&gt;</text:p>
      <text:p text:style-name="P235"><text:span text:style-name="T20">SET POSITION:</text:span> <text:span text:style-name="T228">SS-STARBOARD, 0.0, -2.0, -0.5, -2.0, 0.0, 0.0</text:span>&lt;CRLF&gt;</text:p>
      <text:h text:style-name="P507" text:outline-level="3"><text:bookmark-start text:name="__RefHeading___Toc3326_2048951625"/>Управление портами приёма данных от датчиков<text:bookmark-end text:name="__RefHeading___Toc3326_2048951625"/></text:h>
      <text:h text:style-name="P466" text:outline-level="4"><text:bookmark-start text:name="__RefHeading___Toc5421_1566846652"/>Управление приёмом данных последовательным UART портом<text:bookmark-end text:name="__RefHeading___Toc5421_1566846652"/></text:h>
      <text:p text:style-name="P190">Для управления приёмом данных <text:span text:style-name="T178">последовательным UART портом</text:span> используется следующий вид команды SET:</text:p>
      <text:p text:style-name="P220"><text:span text:style-name="T20">SET SENSOR:</text:span> <text:span text:style-name="T53">NAME, STATE [, CHANNEL, OFFSET, PROTOCOL, DEVICE, MODE]</text:span>&lt;CRLF&gt;</text:p>
      <text:p text:style-name="P164">Где:</text:p>
      <text:list xml:id="list101307216634893" text:continue-numbering="true" text:style-name="L9">
        <text:list-item>
          <text:p text:style-name="P408">NAME – <text:span text:style-name="T53">название порта датчика (см. раздел </text:span><text:span text:style-name="T53"><text:bookmark-ref text:reference-format="number" text:ref-name="__RefHeading___Toc4170_1338102214">3.1.1</text:bookmark-ref></text:span><text:span text:style-name="T53">);</text:span></text:p>
        </text:list-item>
        <text:list-item>
          <text:p text:style-name="P446">STATE – признак включения приёма данных;</text:p>
        </text:list-item>
        <text:list-item>
          <text:p text:style-name="P447"><text:span text:style-name="T178">CHANNEL – логический канал (см. раздел </text:span><text:span text:style-name="T178"><text:bookmark-ref text:reference-format="number" text:ref-name="__RefHeading___Toc4170_1338102214">3.1.1</text:bookmark-ref></text:span><text:span text:style-name="T178">);</text:span></text:p>
        </text:list-item>
        <text:list-item>
          <text:p text:style-name="P402">OFFSET <text:span text:style-name="T240">–</text:span> величина коррекции времени приёма, мкс <text:span text:style-name="T200">(см. раздел </text:span><text:span text:style-name="T200"><text:bookmark-ref text:reference-format="number" text:ref-name="__RefHeading___Toc4170_1338102214">3.1.1</text:bookmark-ref></text:span><text:span text:style-name="T200">)</text:span>;</text:p>
        </text:list-item>
        <text:list-item>
          <text:p text:style-name="P448"><text:span text:style-name="T200">PROTOCOL</text:span> – <text:span text:style-name="T200">протокол обмена данными с датчиком (см. раздел </text:span><text:span text:style-name="T200"><text:bookmark-ref text:reference-format="number" text:ref-name="__RefHeading___Toc4170_1338102214">3.1.1</text:bookmark-ref></text:span><text:span text:style-name="T200">)</text:span>;</text:p>
        </text:list-item>
        <text:list-item>
          <text:p text:style-name="P452">DEVICE – <text:span text:style-name="T179">название физического UART порта;</text:span></text:p>
        </text:list-item>
        <text:list-item>
          <text:p text:style-name="P382">MODE – режим работы UART порта.</text:p>
        </text:list-item>
      </text:list>
      <text:p text:style-name="P164">STATE может принимать следующие значения:</text:p>
      <text:list xml:id="list2293526853176745670" text:style-name="L10">
        <text:list-item>
          <text:p text:style-name="P411">ENABLE – для включения приёма данных;</text:p>
        </text:list-item>
        <text:list-item>
          <text:p text:style-name="P383">DISABLE – для отключения приёма данных.</text:p>
        </text:list-item>
      </text:list>
      <text:p text:style-name="P250"><text:span text:style-name="T179">Параметры CHANNEL, OFFSET, PROTOCOL, DEVICE и MODE должны указываться только при включении приёма данных. Допустимые значения параметров DEVICE и MODE можно узнать с помощью расширенной команды GET CAPABILITIES (см. раздел </text:span><text:span text:style-name="T179"><text:bookmark-ref text:reference-format="number" text:ref-name="__RefHeading___Toc5370_1566846652">4.5.3.1</text:bookmark-ref></text:span><text:span text:style-name="T179">).</text:span></text:p>
      <text:p text:style-name="P193">Пример задания параметров:</text:p>
      <text:p text:style-name="P132"><text:span text:style-name="T20">SET SENSOR:</text:span> <text:span text:style-name="T179">UART.1, ENABLE, 1, 1500, NMEA–0183, COM1, 4800–8N1</text:span>&lt;CRLF&gt;</text:p>
      <text:p text:style-name="P272">SET SENSOR: UART.2, DISABLE&lt;CRLF&gt;</text:p>
      <text:h text:style-name="P464" text:outline-level="4"><text:bookmark-start text:name="__RefHeading___Toc5450_1566846652"/><text:soft-page-break/>Управление приёмом данных <text:span text:style-name="T179">UDP портом</text:span><text:bookmark-end text:name="__RefHeading___Toc5450_1566846652"/></text:h>
      <text:p text:style-name="P165">Для управления приёмом данных <text:span text:style-name="T179">UDP портом</text:span> используется следующий вид команды SET:</text:p>
      <text:p text:style-name="P220"><text:span text:style-name="T20">SET SENSOR:</text:span> <text:span text:style-name="T53">NAME, STATE [, CHANNEL, OFFSET, PROTOCOL, IP:PORT]</text:span>&lt;CRLF&gt;</text:p>
      <text:p text:style-name="P165">Где:</text:p>
      <text:list xml:id="list101308510601677" text:continue-list="list101307216634893" text:style-name="L9">
        <text:list-item>
          <text:p text:style-name="P409">NAME – <text:span text:style-name="T53">название порта датчика (см. раздел </text:span><text:span text:style-name="T53"><text:bookmark-ref text:reference-format="number" text:ref-name="__RefHeading___Toc4170_1338102214">3.1.1</text:bookmark-ref></text:span><text:span text:style-name="T53">);</text:span></text:p>
        </text:list-item>
        <text:list-item>
          <text:p text:style-name="P449">STATE – признак включения приёма данных;</text:p>
        </text:list-item>
        <text:list-item>
          <text:p text:style-name="P450"><text:span text:style-name="T178">CHANNEL – логический канал (см. раздел </text:span><text:span text:style-name="T178"><text:bookmark-ref text:reference-format="number" text:ref-name="__RefHeading___Toc4170_1338102214">3.1.1</text:bookmark-ref></text:span><text:span text:style-name="T178">);</text:span></text:p>
        </text:list-item>
        <text:list-item>
          <text:p text:style-name="P402">OFFSET <text:span text:style-name="T240">–</text:span> величина коррекции времени приёма, мкс <text:span text:style-name="T200">(см. раздел </text:span><text:span text:style-name="T200"><text:bookmark-ref text:reference-format="number" text:ref-name="__RefHeading___Toc4170_1338102214">3.1.1</text:bookmark-ref></text:span><text:span text:style-name="T200">)</text:span>;</text:p>
        </text:list-item>
        <text:list-item>
          <text:p text:style-name="P448"><text:span text:style-name="T200">PROTOCOL</text:span> – <text:span text:style-name="T200">протокол обмена данными с датчиком (см. раздел </text:span><text:span text:style-name="T200"><text:bookmark-ref text:reference-format="number" text:ref-name="__RefHeading___Toc4170_1338102214">3.1.1</text:bookmark-ref></text:span><text:span text:style-name="T200">)</text:span>;</text:p>
        </text:list-item>
        <text:list-item>
          <text:p text:style-name="P452"><text:span text:style-name="T179">IP</text:span> – <text:span text:style-name="T179">IP адрес на который отправляются данные;</text:span></text:p>
        </text:list-item>
        <text:list-item>
          <text:p text:style-name="P382">PORT – UDP порт <text:span text:style-name="T180">на который отправляются данные</text:span>.</text:p>
        </text:list-item>
      </text:list>
      <text:p text:style-name="P165">STATE может принимать следующие значения:</text:p>
      <text:list xml:id="list3198156169468750468" text:style-name="L11">
        <text:list-item>
          <text:p text:style-name="P412">ENABLE – для включения приёма данных;</text:p>
        </text:list-item>
        <text:list-item>
          <text:p text:style-name="P384">DISABLE – для отключения приёма данных.</text:p>
        </text:list-item>
      </text:list>
      <text:p text:style-name="P247">Параметры CHANNEL, <text:span text:style-name="T239">OFFSET, PROTOCOL, </text:span>IP и PORT должны указываться только при включении приёма данных. Допустимые значения параметр<text:span text:style-name="T201">а</text:span> <text:span text:style-name="T203">IP </text:span>можно узнать с помощью расширенной команды GET CAPABILITIES (см. раздел <text:bookmark-ref text:reference-format="number" text:ref-name="__RefHeading___Toc5448_1566846652">4.5.3.2</text:bookmark-ref>). <text:span text:style-name="T201">Диапазон значений параметра PORT от 1024 до 65535 включительно.</text:span></text:p>
      <text:p text:style-name="P194">Пример задания параметров:</text:p>
      <text:p text:style-name="P131"><text:span text:style-name="T20">SET SENSOR:</text:span> <text:span text:style-name="T179">UDP.1, ENABLE, 2, 200, NMEA–0183, 10.10.10.47:10000</text:span>&lt;CRLF&gt;</text:p>
      <text:p text:style-name="P273">SET SENSOR: UDP.2, DISABLE&lt;CRLF&gt;</text:p>
      <text:h text:style-name="P467" text:outline-level="4"><text:soft-page-break/>Управление приёмом данных <text:span text:style-name="T202">виртуальным портом</text:span></text:h>
      <text:p text:style-name="P166">Для управления приёмом данных <text:span text:style-name="T202">виртуальным портом</text:span> используется следующий вид команды SET:</text:p>
      <text:p text:style-name="P218"><text:span text:style-name="T20">SET SENSOR:</text:span> <text:span text:style-name="T53">NAME, STATE [, CHANNEL, OFFSET]</text:span>&lt;CRLF&gt;</text:p>
      <text:p text:style-name="P166">Где:</text:p>
      <text:list xml:id="list101306965282080" text:continue-list="list101308510601677" text:style-name="L9">
        <text:list-item>
          <text:p text:style-name="P410">NAME – <text:span text:style-name="T53">название порта датчика (см. раздел </text:span><text:span text:style-name="T53"><text:bookmark-ref text:reference-format="number" text:ref-name="__RefHeading___Toc4170_1338102214">3.1.1</text:bookmark-ref></text:span><text:span text:style-name="T53">);</text:span></text:p>
        </text:list-item>
        <text:list-item>
          <text:p text:style-name="P451">STATE – признак включения приёма данных;</text:p>
        </text:list-item>
        <text:list-item>
          <text:p text:style-name="P403">CHANNEL – логический канал <text:span text:style-name="T200">(см. раздел </text:span><text:span text:style-name="T200"><text:bookmark-ref text:reference-format="number" text:ref-name="__RefHeading___Toc4170_1338102214">3.1.1</text:bookmark-ref></text:span><text:span text:style-name="T200">);</text:span></text:p>
        </text:list-item>
        <text:list-item>
          <text:p text:style-name="P431">OFFSET <text:span text:style-name="T240">–</text:span> величина коррекции времени приёма, мкс <text:span text:style-name="T200">(см. раздел </text:span><text:span text:style-name="T200"><text:bookmark-ref text:reference-format="number" text:ref-name="__RefHeading___Toc4170_1338102214">3.1.1</text:bookmark-ref></text:span><text:span text:style-name="T200">).</text:span></text:p>
        </text:list-item>
      </text:list>
      <text:p text:style-name="P166">STATE может принимать следующие значения:</text:p>
      <text:list xml:id="list4759463600962783571" text:style-name="L12">
        <text:list-item>
          <text:p text:style-name="P413">ENABLE – для включения приёма данных;</text:p>
        </text:list-item>
        <text:list-item>
          <text:p text:style-name="P385">DISABLE – для отключения приёма данных.</text:p>
        </text:list-item>
      </text:list>
      <text:p text:style-name="P248">Параметр<text:span text:style-name="T243">ы</text:span> CHANNEL <text:span text:style-name="T243">и OFFSET</text:span> должн<text:span text:style-name="T243">ы</text:span> указываться только при включении приёма данных. </text:p>
      <text:p text:style-name="P195">Пример задания параметров:</text:p>
      <text:p text:style-name="P125"><text:span text:style-name="T20">SET SENSOR:</text:span> <text:span text:style-name="T202">SAS, ENABLE, 3, 0</text:span>&lt;CRLF&gt;</text:p>
      <text:p text:style-name="P280">SET SENSOR: SAS, DISABLE&lt;CRLF&gt;</text:p>
      <text:h text:style-name="P510" text:outline-level="3"><text:bookmark-start text:name="__RefHeading___Toc3328_2048951625"/>Управление зондированием<text:bookmark-end text:name="__RefHeading___Toc3328_2048951625"/></text:h>
      <text:p text:style-name="P150">Для установки параметров <text:span text:style-name="T48">подсистемы управления зондированием</text:span> используется следующий вид команды SET:</text:p>
      <text:p text:style-name="P113"><text:span text:style-name="T20">SET SYNC:</text:span> <text:span text:style-name="T20">TYPE</text:span>&lt;CRLF&gt;</text:p>
      <text:p text:style-name="P179"><text:span text:style-name="T268">Где </text:span>TYPE – <text:span text:style-name="T59">тип</text:span> <text:span text:style-name="T97">управления зондированием (см. раздел </text:span><text:span text:style-name="T97"><text:bookmark-ref text:reference-format="number" text:ref-name="__RefHeading___Toc3284_2048951625">3.2</text:bookmark-ref></text:span><text:span text:style-name="T97">). </text:span></text:p>
      <text:p text:style-name="P185"><text:span text:style-name="T25">Нап</text:span>ример:</text:p>
      <text:p text:style-name="P253">SET SYNC: INTERNAL&lt;CRLF&gt;</text:p>
      <text:h text:style-name="P511" text:outline-level="3"><text:bookmark-start text:name="__RefHeading___Toc3330_2048951625"/><text:soft-page-break/>Установка параметров излучаемого сигнала<text:bookmark-end text:name="__RefHeading___Toc3330_2048951625"/></text:h>
      <text:h text:style-name="P468" text:outline-level="4"><text:bookmark-start text:name="__RefHeading___Toc3925_150770457"/>Преднастроенные сигналы<text:bookmark-end text:name="__RefHeading___Toc3925_150770457"/></text:h>
      <text:p text:style-name="P186">Для установки преднастроенного сигнала <text:span text:style-name="T277">зондирования</text:span> используется следующий вид команды SET:</text:p>
      <text:p text:style-name="P116"><text:span text:style-name="T20">SET PRESET:</text:span> <text:span text:style-name="T181">SOURCE, NAME</text:span>&lt;CRLF&gt;</text:p>
      <text:p text:style-name="P153">Где:</text:p>
      <text:list xml:id="list5210322584885706001" text:style-name="L13">
        <text:list-item>
          <text:p text:style-name="P416"><text:span text:style-name="T183">SOURCE</text:span> – название <text:span text:style-name="T183">источника гидролокационных данных (см. раздел </text:span><text:span text:style-name="T183"><text:bookmark-ref text:reference-format="number" text:ref-name="__RefHeading___Toc1763_1460004275">3.1.2</text:bookmark-ref></text:span><text:span text:style-name="T183">)</text:span>;</text:p>
        </text:list-item>
        <text:list-item>
          <text:p text:style-name="P432"><text:span text:style-name="T184">NAME</text:span> – <text:span text:style-name="T184">название преднастроенного сигнала (см. раздел </text:span><text:span text:style-name="T184"><text:bookmark-ref text:reference-format="number" text:ref-name="__RefHeading___Toc3292_2048951625">3.3</text:bookmark-ref></text:span><text:span text:style-name="T184">)</text:span>.</text:p>
        </text:list-item>
      </text:list>
      <text:p text:style-name="P187">Например:</text:p>
      <text:p text:style-name="P301"><text:span text:style-name="T20">SET PRESET:</text:span> <text:span text:style-name="T185">SS-STARBOARD, TONE–100</text:span>&lt;CRLF&gt;</text:p>
      <text:p text:style-name="P270">SET PRESET: SS-PORT, LFM<text:span text:style-name="T273">–</text:span>1&lt;CRLF&gt;</text:p>
      <text:h text:style-name="P463" text:outline-level="4"><text:bookmark-start text:name="__RefHeading___Toc3927_150770457"/>Конфигурируемые сигналы<text:bookmark-end text:name="__RefHeading___Toc3927_150770457"/></text:h>
      <text:p text:style-name="P45">Для установки параметров <text:span text:style-name="T21">излучаемого сигнала </text:span>используется следующий вид команды SET:</text:p>
      <text:p text:style-name="P114"><text:span text:style-name="T20">SET SIGNAL:</text:span> <text:span text:style-name="T181">SOURCE, TYPE [, POWER]</text:span>&lt;CRLF&gt;</text:p>
      <text:p text:style-name="P151">Где:</text:p>
      <text:list xml:id="list101307565871511" text:continue-numbering="true" text:style-name="L13">
        <text:list-item>
          <text:p text:style-name="P417"><text:span text:style-name="T183">SOURCE</text:span> – название <text:span text:style-name="T183">источника гидролокационных данных (см. раздел </text:span><text:span text:style-name="T183"><text:bookmark-ref text:reference-format="number" text:ref-name="__RefHeading___Toc1763_1460004275">3.1.2</text:bookmark-ref></text:span><text:span text:style-name="T183">)</text:span>;</text:p>
        </text:list-item>
        <text:list-item>
          <text:p text:style-name="P454">TYPE – тип сигнала <text:span text:style-name="T184">(см. раздел </text:span><text:span text:style-name="T184"><text:bookmark-ref text:reference-format="number" text:ref-name="__RefHeading___Toc3292_2048951625">3.3</text:bookmark-ref></text:span><text:span text:style-name="T184">)</text:span>;</text:p>
        </text:list-item>
        <text:list-item>
          <text:p text:style-name="P386">POWER – энергия сигнала <text:span text:style-name="T87">в</text:span> процент<text:span text:style-name="T87">ах</text:span>.</text:p>
        </text:list-item>
      </text:list>
      <text:p text:style-name="P26">Энергия сигнала указывается <text:span text:style-name="T58">в виде числа типа DOUBLE</text:span>. В общем случае значение должно находится в пределах от 1 до 100 процентов. <text:span text:style-name="T52">Для тонального сигнала возможно увеличение энергии более 100%. Максимально возможное значение в этом случае 1000%. Однако при этом происходит снижение разрешающей способности гидролокатора, пропорционально увеличению энергии.</text:span></text:p>
      <text:p text:style-name="P15">Если <text:span text:style-name="T54">поле POWER</text:span> <text:span text:style-name="T54">отсутствует</text:span>, энергия будет регулироваться гидролокатором автоматически. <text:span text:style-name="T28">Для типов сигналов DISABLE и AUTO, поле POWER не указывается.</text:span></text:p>
      <text:p text:style-name="P163"><text:span text:style-name="T26">Нап</text:span>ример:</text:p>
      <text:p text:style-name="P115"><text:span text:style-name="T20">SET SIGNAL:</text:span> <text:span text:style-name="T27">SS-STARBOARD, AUTO</text:span>&lt;CRLF&gt;</text:p>
      <text:p text:style-name="P298"><text:span text:style-name="T20">SET SIGNAL:</text:span> <text:span text:style-name="T55">SS-PORT, LFM, 50.0</text:span>&lt;CRLF&gt;</text:p>
      <text:p text:style-name="P269">SET SIGNAL: ECHOSOUNDER, TONE, 500.<text:span text:style-name="T184">0</text:span>&lt;CRLF&gt;</text:p>
      <text:h text:style-name="P512" text:outline-level="3"><text:bookmark-start text:name="__RefHeading___Toc3332_2048951625"/><text:soft-page-break/>Установка параметров <text:span text:style-name="T49">подсистемы усиления эхосигнала</text:span><text:bookmark-end text:name="__RefHeading___Toc3332_2048951625"/></text:h>
      <text:p text:style-name="P189">Для установки параметров <text:span text:style-name="T49">подсистемы усиления эхосигнала </text:span>используется следующий вид команды SET:</text:p>
      <text:p text:style-name="P120"><text:span text:style-name="T20">SET TVG:</text:span> <text:span text:style-name="T188">SOURCE, TYPE [, PARAMETERS ...]</text:span>&lt;CRLF&gt;</text:p>
      <text:p text:style-name="P152">Где:</text:p>
      <text:list xml:id="list101307586851335" text:continue-numbering="true" text:style-name="L13">
        <text:list-item>
          <text:p text:style-name="P418"><text:span text:style-name="T188">SOURCE</text:span> – название <text:span text:style-name="T188">источника гидролокационных данных (см. раздел </text:span><text:span text:style-name="T188"><text:bookmark-ref text:reference-format="number" text:ref-name="__RefHeading___Toc1763_1460004275">3.1.2</text:bookmark-ref></text:span><text:span text:style-name="T188">)</text:span>;</text:p>
        </text:list-item>
        <text:list-item>
          <text:p text:style-name="P453">TYPE – <text:span text:style-name="T60">метод</text:span> <text:span text:style-name="T22">управления усилением (см. раздел </text:span><text:span text:style-name="T22"><text:bookmark-ref text:reference-format="number" text:ref-name="__RefHeading___Toc3294_2048951625">3.4</text:bookmark-ref></text:span><text:span text:style-name="T22">)</text:span>;</text:p>
        </text:list-item>
        <text:list-item>
          <text:p text:style-name="P386"><text:span text:style-name="T22">PARAMETERS</text:span> – <text:span text:style-name="T22">вспомогательные параметры</text:span>.</text:p>
        </text:list-item>
      </text:list>
      <text:p text:style-name="P84">При отключении усиления вспомогательные параметры не указываются. <text:span text:style-name="T271">Например:</text:span></text:p>
      <text:p text:style-name="P281">SET TVG: SS-STARBOARD, <text:span text:style-name="T272">DISABLE</text:span>&lt;CRLF&gt;</text:p>
      <text:h text:style-name="P478" text:outline-level="4"><text:bookmark-start text:name="__RefHeading___Toc3334_2048951625"/><text:span text:style-name="T67">А</text:span>втоматическ<text:span text:style-name="T24">ое</text:span> управление усилени<text:span text:style-name="T56">ем</text:span><text:bookmark-end text:name="__RefHeading___Toc3334_2048951625"/></text:h>
      <text:p text:style-name="P29">При выборе <text:span text:style-name="T65">автоматического управления усилением</text:span> <text:span text:style-name="T101">могут</text:span> быть передан<text:span text:style-name="T57">ы</text:span> <text:span text:style-name="T57">два параметра: целевой средний уровень сигнала и скорость реакции автомата на изменение условий. </text:span>Значени<text:span text:style-name="T57">я</text:span> параметр<text:span text:style-name="T57">ов</text:span> зада<text:span text:style-name="T57">ю</text:span>тся в виде чис<text:span text:style-name="T69">ел</text:span> типа DOUBLE. Диапазон допустимых значений от 0 до 1 включительно. <text:span text:style-name="T189">Если значения параметров не указаны, используются значения по умолчанию.</text:span></text:p>
      <text:p text:style-name="P157">Например:</text:p>
      <text:p text:style-name="P217"><text:span text:style-name="T20">SET TVG:</text:span> <text:span text:style-name="T258">SS-STARTBOARD, AUTO&lt;CRLF&gt;</text:span></text:p>
      <text:p text:style-name="P274">SET TVG: <text:span text:style-name="T258">SS-PORT</text:span>, AUTO, 0.9, 0.3&lt;CRLF&gt;</text:p>
      <text:h text:style-name="P479" text:outline-level="4"><text:bookmark-start text:name="__RefHeading___Toc3336_2048951625"/><text:span text:style-name="T67">П</text:span>остоянный уровень усиления<text:bookmark-end text:name="__RefHeading___Toc3336_2048951625"/></text:h>
      <text:p text:style-name="P16">При выборе постоянного уровня усиления должен быть передан один параметр – <text:span text:style-name="T64">коэффициент усиления в дБ. Значение параметра задаётся в виде числа типа DOUBLE. Диапазон допустимых значений определяется параметром TVG RANGE расширенной команды GET CAPABILITIES (см. раздел </text:span><text:span text:style-name="T64"><text:bookmark-ref text:reference-format="number" text:ref-name="__RefHeading___Toc3562_150770457">4.5.3.4</text:bookmark-ref></text:span><text:span text:style-name="T64">).</text:span></text:p>
      <text:p text:style-name="P156">Например:</text:p>
      <text:p text:style-name="P275">SET TVG: SS-STARBOARD, CONSTANT, 50.0&lt;CRLF&gt;</text:p>
      <text:h text:style-name="P469" text:outline-level="4">Линейное <text:span text:style-name="T218">изменение</text:span> усиления</text:h>
      <text:p text:style-name="P61">При выборе линейного <text:span text:style-name="T218">изменения</text:span> усиления должны быть переданы два параметра: начальное усиление и шаг изменения усиления на 100 метров. Оба <text:soft-page-break/>параметра указываются в дБ<text:span text:style-name="T66"> в виде чисел типа DOUBLE. Диапазон допустимых значений начального усиления определяется параметром TVG RANGE расширенной команды GET CAPABILITIES (см. раздел </text:span><text:span text:style-name="T66"><text:bookmark-ref text:reference-format="number" text:ref-name="__RefHeading___Toc3562_150770457">4.5.3.4</text:bookmark-ref></text:span><text:span text:style-name="T66">). Шаг изменения усиления должен находится в пределах от 0 дБ до 100 дБ.</text:span></text:p>
      <text:p text:style-name="P159">Например:</text:p>
      <text:p text:style-name="P276">SET TVG: SS-STARBOARD, LINEAR<text:span text:style-name="T265">–</text:span>DB, 10.0, 20.0&lt;CRLF&gt;</text:p>
      <text:h text:style-name="P470" text:outline-level="4">Управление усилением по логарифмическому закону</text:h>
      <text:p text:style-name="P2">При выборе управления усилением по логарифмическому закон<text:span text:style-name="T251">у</text:span> должны быть переданы три параметра: <text:span text:style-name="T190">начальное усиление, </text:span>коэффициент отражения цели и коэффициент затухания. Начальное усиление и коэффициент отражения цели указываются в дБ, коэффициент затухания в дБ/м. Все параметры задаются в виде чисел типа DOUBLE. <text:span text:style-name="T66">Диапазон допустимых значений начального усиления определяется параметром TVG RANGE расширенной команды GET CAPABILITIES (см. раздел </text:span><text:span text:style-name="T66"><text:bookmark-ref text:reference-format="number" text:ref-name="__RefHeading___Toc3562_150770457">4.5.3.4</text:bookmark-ref></text:span><text:span text:style-name="T66">). </text:span>Коэффициент отражения цели должен находится в пределах <text:span text:style-name="T66">от 0 дБ до 100 дБ, </text:span>коэффициент затухания от 0 дБ/м до 1 дБ/м.</text:p>
      <text:p text:style-name="P160">Например:</text:p>
      <text:p text:style-name="P277">SET TVG: SS-STARBOARD, LOGARITHMIC, 10.0, 20.0, 0.35&lt;CRLF&gt;</text:p>
      <text:h text:style-name="P513" text:outline-level="3"><text:bookmark-start text:name="__RefHeading___Toc1800_1459085173"/>Дискретизация и обработка эхосигнала<text:bookmark-end text:name="__RefHeading___Toc1800_1459085173"/></text:h>
      <text:p text:style-name="P169">Для установки параметров подсистемы дискретизации и обработка эхосигнала используется следующи<text:span text:style-name="T88">й</text:span> вид команды SET:</text:p>
      <text:p text:style-name="P117"><text:span text:style-name="T20">SET RECEIVE:</text:span> <text:span text:style-name="T186">SOURCE, STATE [, TIME]</text:span>&lt;CRLF&gt;</text:p>
      <text:p text:style-name="P170">Где:</text:p>
      <text:list xml:id="list101307836011232" text:continue-numbering="true" text:style-name="L13">
        <text:list-item>
          <text:p text:style-name="P415"><text:span text:style-name="T186">SOURCE</text:span> – название <text:span text:style-name="T186">источника гидролокационных данных (см. раздел </text:span><text:span text:style-name="T186"><text:bookmark-ref text:reference-format="number" text:ref-name="__RefHeading___Toc1763_1460004275">3.1.2</text:bookmark-ref></text:span><text:span text:style-name="T186">)</text:span>;</text:p>
        </text:list-item>
        <text:list-item>
          <text:p text:style-name="P455">STATE – признак включения приёма данных;</text:p>
        </text:list-item>
        <text:list-item>
          <text:p text:style-name="P387"><text:span text:style-name="T70">TIME</text:span> – <text:span text:style-name="T70">время дискретизации данных (см. раздел </text:span><text:span text:style-name="T70"><text:bookmark-ref text:reference-format="number" text:ref-name="__RefHeading___Toc3302_2048951625">3.5</text:bookmark-ref></text:span><text:span text:style-name="T70">).</text:span></text:p>
        </text:list-item>
      </text:list>
      <text:p text:style-name="P168">STATE может принимать следующие значения:</text:p>
      <text:list xml:id="list101308026942823" text:continue-list="list4759463600962783571" text:style-name="L12">
        <text:list-item>
          <text:p text:style-name="P414">ENABLE – для включения приёма данных;</text:p>
        </text:list-item>
        <text:list-item>
          <text:p text:style-name="P388">DISABLE – для отключения приёма данных.</text:p>
        </text:list-item>
      </text:list>
      <text:p text:style-name="P83">Время дискретизации данных указывается в секундах в виде числа типа DOUBLE. <text:span text:style-name="T192">Максимально возможное время дискретизации определяется параметром </text:span><text:soft-page-break/><text:span text:style-name="T192">RECEIVE TIME расширенной команды GET CAPABILITIES (см. раздел </text:span><text:span text:style-name="T192"><text:bookmark-ref text:reference-format="number" text:ref-name="__RefHeading___Toc3562_150770457">4.5.3.4</text:bookmark-ref></text:span><text:span text:style-name="T192">). Время дискретизации не указывается в случае отключения приёма данных.</text:span></text:p>
      <text:p text:style-name="P158">Например:</text:p>
      <text:p text:style-name="P118"><text:span text:style-name="T20">SET RECEIVE:</text:span> <text:span text:style-name="T68">SS-STARBOARD, ENABLE, 0.133&lt;CRLF&gt;</text:span></text:p>
      <text:p text:style-name="P278">SET RECEIVE: SS-PORT, <text:span text:style-name="T267">DISABLE</text:span>&lt;CRLF&gt;</text:p>
      <text:h text:style-name="P514" text:outline-level="3"><text:bookmark-start text:name="__RefHeading___Toc3344_2048951625"/>Передача данных<text:bookmark-end text:name="__RefHeading___Toc3344_2048951625"/></text:h>
      <text:p text:style-name="P188">Для установки параметров подсистемы <text:span text:style-name="T72">передачи данных клиенту используется следующий вид команды SET:</text:span></text:p>
      <text:p text:style-name="P119"><text:span text:style-name="T20">SET SENDER:</text:span> <text:span text:style-name="T71">STATE [,ADDRESS:PORT]</text:span>&lt;CRLF&gt;</text:p>
      <text:p text:style-name="P162">Где:</text:p>
      <text:list xml:id="list6003767735315059337" text:style-name="L14">
        <text:list-item>
          <text:p text:style-name="P420">STATE – <text:span text:style-name="T86">состояние <text:s/>подсистемы передачи данных;</text:span></text:p>
        </text:list-item>
        <text:list-item>
          <text:p text:style-name="P456">ADDRESS – IP адрес или FQDN имя клиента для отправки данных;</text:p>
        </text:list-item>
        <text:list-item>
          <text:p text:style-name="P389">PORT – UDP порт для отправки данных.</text:p>
        </text:list-item>
      </text:list>
      <text:p text:style-name="P162">STATE <text:span text:style-name="T53">может принимать следующие значения:</text:span></text:p>
      <text:list xml:id="list101307940143372" text:continue-list="list2293526853176745670" text:style-name="L10">
        <text:list-item>
          <text:p text:style-name="P411">ENABLE – для включения <text:span text:style-name="T73">передачи</text:span> данных;</text:p>
        </text:list-item>
        <text:list-item>
          <text:p text:style-name="P383">DISABLE – для отключения <text:span text:style-name="T73">передачи</text:span> данных.</text:p>
        </text:list-item>
      </text:list>
      <text:p text:style-name="P240">Адрес и порт клиента указываются только при включении передачи данных. <text:span text:style-name="T264">Повторный вызов команды приведёт к изменению адреса для отправки данных.</text:span></text:p>
      <text:p text:style-name="P197">Например:</text:p>
      <text:p text:style-name="P216">SET SENDER: DISABLE&lt;CRLF&gt;</text:p>
      <text:p text:style-name="P279">SET SENDER: ENABLE, 10.10.10.50:15000&lt;CRLF&gt;</text:p>
      <text:h text:style-name="P486" text:outline-level="2"><text:bookmark-start text:name="__RefHeading___Toc3346_2048951625"/>Команда START<text:bookmark-end text:name="__RefHeading___Toc3346_2048951625"/></text:h>
      <text:p text:style-name="P178">Команда START перевод<text:span text:style-name="T191">ит</text:span> гидролокатор в рабочий режим. <text:span text:style-name="T18">В ответ на эту команду гидролокатор возвращает только статус выполнения OK или ERROR.</text:span> <text:span text:style-name="T74">Вид команды START:</text:span></text:p>
      <text:p text:style-name="P267"><text:span text:style-name="T74">START: NAME, TYPE</text:span>&lt;CRLF&gt;</text:p>
      <text:p text:style-name="P171">Где:</text:p>
      <text:list xml:id="list101306749599627" text:continue-list="list101307836011232" text:style-name="L13">
        <text:list-item>
          <text:p text:style-name="P419"><text:span text:style-name="T260">NAME</text:span> – название <text:span text:style-name="T261">галса</text:span>;</text:p>
        </text:list-item>
        <text:list-item>
          <text:p text:style-name="P390"><text:span text:style-name="T70">TYPE</text:span> – <text:span text:style-name="T261">тип галса.</text:span></text:p>
        </text:list-item>
      </text:list>
      <text:p text:style-name="P214"><text:soft-page-break/>TYPE <text:span text:style-name="T53">может принимать следующие значения:</text:span></text:p>
      <text:list xml:id="list101308077413354" text:continue-list="list101307940143372" text:style-name="L10">
        <text:list-item>
          <text:p text:style-name="P404"><text:span text:style-name="T262">CALIBRATION</text:span> – <text:span text:style-name="T262">галс с данными калибровки</text:span>;</text:p>
        </text:list-item>
        <text:list-item>
          <text:p text:style-name="P439">SURVEY – галс с данными съёмки;</text:p>
        </text:list-item>
        <text:list-item>
          <text:p text:style-name="P391">TACK – лавировочный галс.</text:p>
        </text:list-item>
      </text:list>
      <text:p text:style-name="P81">Название галса указывается в виде строки ASCII символов. В названии допускаются цифры, символы английского алфавита, тире и точки.</text:p>
      <text:p text:style-name="P82">Название <text:span text:style-name="T262">и тип</text:span> галса мо<text:span text:style-name="T262">гут</text:span> использоваться некоторыми моделями гидролокаторов, обеспечивающих самостоятельную запись данных. <text:span text:style-name="T259">Команду START можно вызывать повторно, при нахождении гидролокатора в рабочем режиме. В этом случае произойдёт переключение записываемого галса.</text:span></text:p>
      <text:p text:style-name="P161">Например:</text:p>
      <text:p text:style-name="P223">START: TRACK-01, <text:span text:style-name="T262">TACK</text:span>&lt;CRLF&gt;</text:p>
      <text:p text:style-name="P224">START: TRACK-0<text:span text:style-name="T262">2</text:span>, <text:span text:style-name="T262">SURVEY</text:span>&lt;CRLF&gt;</text:p>
      <text:h text:style-name="P486" text:outline-level="2"><text:bookmark-start text:name="__RefHeading___Toc3348_2048951625"/>Команда STOP<text:bookmark-end text:name="__RefHeading___Toc3348_2048951625"/></text:h>
      <text:p text:style-name="P51">Команда STOP <text:span text:style-name="T241">–</text:span><text:span text:style-name="T251"> </text:span>перевод гидролокатор<text:span text:style-name="T251">а</text:span> в состояние ожидания. Команда не имеет дополнительных параметров. В ответ на эту команду гидролокатор возвращает только статус выполнения OK или ERROR.</text:p>
      <text:h text:style-name="P486" text:outline-level="2"><text:bookmark-start text:name="__RefHeading___Toc3350_2048951625"/>Команда STATUS<text:bookmark-end text:name="__RefHeading___Toc3350_2048951625"/></text:h>
      <text:p text:style-name="P225">Команда STATUS возвращает текущее состояние гидролокатора и его подсистем. <text:span text:style-name="T1">Команда не имеет дополнительных параметров. В ответ на эту команду гидролокатор вернёт несколько строк, в каждой из которых будет приведено описание </text:span>состояния<text:span text:style-name="T1"> какой–либо из подсистем гидролокатора или источника данных. Каждая строка ответа начинается с идентификатора подсистемы, </text:span>состояние<text:span text:style-name="T1"> которой приводится в этой строке. Далее приводится список флагов </text:span>или значений<text:span text:style-name="T1">, определяющих </text:span>состояние<text:span text:style-name="T1"> этой подсистемы. Порядок следования строк может быть произвольным.</text:span></text:p>
      <text:p text:style-name="P370">Если приём данных каким<text:span text:style-name="T240">–</text:span>либо источником отключен, состояние для этого источника не приводится в ответе. <text:span text:style-name="T246">Аналогично не приводится состояние подсистемы отправки данных, в случае её отключения.</text:span></text:p>
      <text:p text:style-name="P192"><text:soft-page-break/>Пример ответа гидролокатора на команду STATUS:</text:p>
      <text:p text:style-name="P133">OK&lt;CRLF&gt;</text:p>
      <text:p text:style-name="P299"><text:span text:style-name="T75">SONAR: RUNNING</text:span>&lt;CRLF&gt;</text:p>
      <text:p text:style-name="P302">PSU: LOW&lt;CRLF&gt;</text:p>
      <text:p text:style-name="P135"><text:span text:style-name="T193">SENDER</text:span>: <text:span text:style-name="T257">ENABLED&lt;CRLF&gt;</text:span></text:p>
      <text:p text:style-name="P294">SENSOR: <text:span text:style-name="T193">UART.1</text:span>, <text:span text:style-name="T75">OK&lt;CRLF&gt;</text:span></text:p>
      <text:p text:style-name="P295">SENSOR: <text:span text:style-name="T193">UDP.1,</text:span> <text:span text:style-name="T75">ERROR&lt;CRLF&gt;</text:span></text:p>
      <text:p text:style-name="P303">SOURCE: SS-STARBOARD, OK&lt;CRLF&gt;</text:p>
      <text:p text:style-name="P303">SOURCE: SS-PORT, <text:span text:style-name="T245">WARNING</text:span>&lt;CRLF&gt;</text:p>
      <text:p text:style-name="P234">READY&lt;CRLF&gt;</text:p>
      <text:h text:style-name="P515" text:outline-level="3"><text:bookmark-start text:name="__RefHeading___Toc3352_2048951625"/>Состояние гидролокатора<text:bookmark-end text:name="__RefHeading___Toc3352_2048951625"/></text:h>
      <text:p text:style-name="P145"><text:span text:style-name="T76">Состояние</text:span> гидролокатора приводится в строке с идентификатором <text:span text:style-name="T76">SONAR:</text:span></text:p>
      <text:p text:style-name="P121"><text:span text:style-name="T76">SONAR</text:span>: <text:span text:style-name="T77">STATUS</text:span>&lt;CRLF&gt;</text:p>
      <text:p text:style-name="P140">Где <text:span text:style-name="T77">STATUS</text:span> <text:span text:style-name="T76">может</text:span> принимать следующие значения:</text:p>
      <text:list xml:id="list919755961466425762" text:style-name="L15">
        <text:list-item>
          <text:p text:style-name="P421">STOPPED – гидролокатор находится в <text:span text:style-name="T83">состоянии ожидания</text:span>;</text:p>
        </text:list-item>
        <text:list-item>
          <text:p text:style-name="P392">RUNNING – гидролокатор находится в рабочем <text:span text:style-name="T83">состоянии</text:span>.</text:p>
        </text:list-item>
      </text:list>
      <text:h text:style-name="P516" text:outline-level="3"><text:bookmark-start text:name="__RefHeading___Toc3354_2048951625"/>Состояние системы питания гидролокатора<text:bookmark-end text:name="__RefHeading___Toc3354_2048951625"/></text:h>
      <text:p text:style-name="P147"><text:span text:style-name="T76">Состояние</text:span> <text:span text:style-name="T76">системы питания гидролокатора</text:span> приводится в строке с идентификатором <text:span text:style-name="T79">PSU:</text:span></text:p>
      <text:p text:style-name="P122"><text:span text:style-name="T79">PSU</text:span>: <text:span text:style-name="T81">LEVEL</text:span>&lt;CRLF&gt;</text:p>
      <text:p text:style-name="P239">Где <text:span text:style-name="T81">LEVEL – состояние системы питания гидролокатора.</text:span></text:p>
      <text:p text:style-name="P198">Возможны следующие состояния системы питания гидролокатора:</text:p>
      <text:list xml:id="list840460822039522810" text:style-name="L16">
        <text:list-item>
          <text:p text:style-name="P423">OK – <text:span text:style-name="T79">напряжение питания в норме</text:span>;</text:p>
        </text:list-item>
        <text:list-item>
          <text:p text:style-name="P457"><text:span text:style-name="T80">LOW</text:span> – <text:span text:style-name="T79">низкий уровень напряжения питания</text:span>;</text:p>
        </text:list-item>
        <text:list-item>
          <text:p text:style-name="P394"><text:span text:style-name="T80">CRITICAL</text:span> – <text:span text:style-name="T79">критический уровень напряжения питания</text:span>.</text:p>
        </text:list-item>
      </text:list>
      <text:h text:style-name="P520" text:outline-level="3">Состояние подсистемы отправки данных</text:h>
      <text:p text:style-name="P149"><text:span text:style-name="T76">Состояние</text:span> <text:span text:style-name="T77">подсистемы отправки данных</text:span> приводится в строке с идентификатором <text:span text:style-name="T244">SENDER:</text:span></text:p>
      <text:p text:style-name="P130"><text:span text:style-name="T244">SENDER</text:span>: <text:span text:style-name="T77">STATUS</text:span>&lt;CRLF&gt;</text:p>
      <text:p text:style-name="P319">Где <text:span text:style-name="T82">STATUS – состояние подсистемы отправки данных.</text:span></text:p>
      <text:p text:style-name="P199"><text:soft-page-break/>Возможны следующие состояния подсистемы <text:span text:style-name="T244">отправки</text:span> данных:</text:p>
      <text:list xml:id="list4581477256056038548" text:style-name="L17">
        <text:list-item>
          <text:p text:style-name="P424">OK – без ошибок;</text:p>
        </text:list-item>
        <text:list-item>
          <text:p text:style-name="P424"><text:span text:style-name="T244">WARNING</text:span> – <text:span text:style-name="T244">есть периодические ошибки</text:span>;</text:p>
        </text:list-item>
        <text:list-item>
          <text:p text:style-name="P462">ERROR – ошибка.</text:p>
        </text:list-item>
      </text:list>
      <text:h text:style-name="P502" text:outline-level="3"><text:bookmark-start text:name="__RefHeading___Toc3356_2048951625"/>Состояние порта приёма данных от датчиков<text:bookmark-end text:name="__RefHeading___Toc3356_2048951625"/></text:h>
      <text:p text:style-name="P146"><text:span text:style-name="T76">Состояние</text:span> <text:span text:style-name="T77">порта приёма данных от датчиков</text:span> приводится в строке с идентификатором <text:span text:style-name="T77">SENSOR:</text:span></text:p>
      <text:p text:style-name="P123"><text:span text:style-name="T76">SENSOR</text:span>: <text:span text:style-name="T77">NAME, STATUS</text:span>&lt;CRLF&gt;</text:p>
      <text:p text:style-name="P141">Где:</text:p>
      <text:list xml:id="list101308786236009" text:continue-list="list919755961466425762" text:style-name="L15">
        <text:list-item>
          <text:p text:style-name="P421"><text:span text:style-name="T78">NAME – название порта датчика</text:span>;</text:p>
        </text:list-item>
        <text:list-item>
          <text:p text:style-name="P392">STATUS – состояние порта датчика.</text:p>
        </text:list-item>
      </text:list>
      <text:p text:style-name="P172">Возможны следующие состояния порта датчика:</text:p>
      <text:list xml:id="list2435638438873454911" text:style-name="L18">
        <text:list-item>
          <text:p text:style-name="P425">OK – без ошибок;</text:p>
        </text:list-item>
        <text:list-item>
          <text:p text:style-name="P458">WARNING – есть периодические ошибки;</text:p>
        </text:list-item>
        <text:list-item>
          <text:p text:style-name="P395">ERROR – ошибка.</text:p>
        </text:list-item>
      </text:list>
      <text:h text:style-name="P517" text:outline-level="3"><text:bookmark-start text:name="__RefHeading___Toc3356_20489516251"/>Состояние <text:span text:style-name="T194">источника гидролокационных данных</text:span><text:bookmark-end text:name="__RefHeading___Toc3356_20489516251"/></text:h>
      <text:p text:style-name="P148"><text:span text:style-name="T76">Состояние</text:span> <text:span text:style-name="T77">порта приёма данных от датчиков</text:span> приводится в строке с идентификатором <text:span text:style-name="T194">SOURCE:</text:span></text:p>
      <text:p text:style-name="P124"><text:span text:style-name="T194">SOURCE</text:span>: <text:span text:style-name="T77">NAME, STATUS</text:span>&lt;CRLF&gt;</text:p>
      <text:p text:style-name="P142">Где:</text:p>
      <text:list xml:id="list101307308107522" text:continue-list="list101308786236009" text:style-name="L15">
        <text:list-item>
          <text:p text:style-name="P422"><text:span text:style-name="T78">NAME – название источника гидролокационных данных</text:span>;</text:p>
        </text:list-item>
        <text:list-item>
          <text:p text:style-name="P393">STATUS – состояние <text:span text:style-name="T78">источника гидролокационных данных</text:span>.</text:p>
        </text:list-item>
      </text:list>
      <text:p text:style-name="P173">Возможны следующие состояния <text:span text:style-name="T78">источника гидролокационных данных:</text:span></text:p>
      <text:list xml:id="list101308493366366" text:continue-list="list2435638438873454911" text:style-name="L18">
        <text:list-item>
          <text:p text:style-name="P426">OK – без ошибок;</text:p>
        </text:list-item>
        <text:list-item>
          <text:p text:style-name="P459">WARNING – есть периодические ошибки;</text:p>
        </text:list-item>
        <text:list-item>
          <text:p text:style-name="P433">ERROR – ошибка.</text:p>
        </text:list-item>
      </text:list>
      <text:h text:style-name="P487" text:outline-level="2"><text:bookmark-start text:name="__RefHeading___Toc640_1862710413"/><text:soft-page-break/>Команда PING<text:bookmark-end text:name="__RefHeading___Toc640_1862710413"/></text:h>
      <text:p text:style-name="P68">Команда PING даёт указание гидролокатору выполнить одно зондирование. Команда не имеет дополнительных параметров. <text:span text:style-name="T187">В ответ на эту команду гидролокатор возвращает только статус выполнения OK или ERROR. </text:span>Данная команда может <text:span text:style-name="T252">быть </text:span>вызвана при нахождении гидролокатора в рабочем состоянии и только в случае ручного управления синхронизацией <text:span text:style-name="T276">зондирования</text:span>.</text:p>
      <text:h text:style-name="P497" text:outline-level="2"><text:bookmark-start text:name="__RefHeading___Toc6530_373755046"/>Команда BACKGROUND<text:bookmark-end text:name="__RefHeading___Toc6530_373755046"/></text:h>
      <text:p text:style-name="P206">Команда BACKGROUND используется для перевода гидролокатора в фоновый режим работы. <text:span text:style-name="T1">Команда не имеет дополнительных параметров. Пример ответа гидролокатора на команду </text:span>BACKGROUND<text:span text:style-name="T1">:</text:span></text:p>
      <text:p text:style-name="P222"><text:span text:style-name="T225">BACKGROUND</text:span>&lt;CRLF&gt;</text:p>
      <text:p text:style-name="P283">OK&lt;CRLF&gt;</text:p>
      <text:p text:style-name="P287"><text:span text:style-name="T225">SESSION</text:span>: <text:span text:style-name="T225">12345678</text:span>&lt;CRLF&gt;</text:p>
      <text:p text:style-name="P285">READY&lt;CRLF&gt;</text:p>
      <text:p text:style-name="P96">В ответ на эту команду гидролокатор вернёт числовой ключ для выхода из фонового режима:</text:p>
      <text:p text:style-name="P128"><text:span text:style-name="T225">SESSION</text:span>: <text:span text:style-name="T225">CODE</text:span>&lt;CRLF&gt;</text:p>
      <text:p text:style-name="P69"><text:span text:style-name="T15">Где </text:span>CODE<text:span text:style-name="T15"> – числ</text:span>о<text:span text:style-name="T15"> типа INTEGER.</text:span></text:p>
      <text:h text:style-name="P498" text:outline-level="2"><text:bookmark-start text:name="__RefHeading___Toc6760_373755046"/>Команда FOREGROUND<text:bookmark-end text:name="__RefHeading___Toc6760_373755046"/></text:h>
      <text:p text:style-name="P205">Команда <text:span text:style-name="T226">FORE</text:span>GROUND используется для <text:span text:style-name="T226">вывода</text:span> гидролокатора <text:span text:style-name="T226">из</text:span> фонов<text:span text:style-name="T226">ого</text:span> режим<text:span text:style-name="T252">а</text:span> работы<text:span text:style-name="T226">:</text:span></text:p>
      <text:p text:style-name="P219"><text:span text:style-name="T226">FOREGROUND:</text:span> <text:span text:style-name="T226">CODE</text:span>&lt;CRLF&gt;</text:p>
      <text:p text:style-name="P167">Где <text:span text:style-name="T226">CODE – <text:s/>числовой ключ для выхода из фонового режима (см. раздел </text:span><text:span text:style-name="T226"><text:bookmark-ref text:reference-format="number" text:ref-name="__RefHeading___Toc6530_373755046">4.11</text:bookmark-ref></text:span><text:span text:style-name="T226">).</text:span></text:p>
      <text:h text:style-name="P487" text:outline-level="2"><text:bookmark-start text:name="__RefHeading___Toc3362_2048951625"/>Команда QUIT<text:bookmark-end text:name="__RefHeading___Toc3362_2048951625"/></text:h>
      <text:p text:style-name="P77">Команда QUIT используется для завершения работы с гидролокатором. Команда не имеет дополнительных параметров. Она может быть вызвана при любом состоянии гидролокатора. При получении этой команды гидролокатор перейдёт в состояние ожидания <text:span text:style-name="T263">(если он не находится в фоновом режиме работы)</text:span> и закроет коммуникационный канал.</text:p>
      <text:h text:style-name="P524" text:outline-level="1"><text:bookmark-start text:name="__RefHeading___Toc1155_1259917208"/><text:soft-page-break/>Форматы данных<text:bookmark-end text:name="__RefHeading___Toc1155_1259917208"/></text:h>
      <text:p text:style-name="P3">Данные к клиенту передаются <text:span text:style-name="T114">пакетами</text:span>. Каждый <text:span text:style-name="T114">пакет</text:span> содержит заголовок и данные. Максимальный размер всего <text:span text:style-name="T114">пакета</text:span> не может превышать 65000 байт. Если размер данных больше, чем может поместить<text:span text:style-name="T252">ся</text:span> в одном <text:span text:style-name="T114">пакете</text:span>, данные передаются <text:span text:style-name="T119">в </text:span>нескольки<text:span text:style-name="T119">х</text:span> <text:span text:style-name="T114">последовательных пакетах</text:span>.</text:p>
      <text:h text:style-name="P488" text:outline-level="2"><text:bookmark-start text:name="__RefHeading___Toc3364_2048951625"/><text:span text:style-name="T106">Общая структура пакета</text:span> данных<text:bookmark-end text:name="__RefHeading___Toc3364_2048951625"/></text:h>
      <text:p text:style-name="P209">Общ<text:span text:style-name="T106">ая</text:span> <text:span text:style-name="T106">структура пакета данных</text:span> приведен<text:span text:style-name="T112">а</text:span> ниже.</text:p>
      <table:table table:name="Таблица3" table:style-name="Таблица3">
        <table:table-column table:style-name="Таблица3.A" table:number-columns-repeated="2"/>
        <table:table-column table:style-name="Таблица3.C"/>
        <table:table-row table:style-name="Таблица3.1">
          <table:table-cell table:style-name="Таблица3.A1" office:value-type="string">
            <text:p text:style-name="P323">Тип <text:span text:style-name="T105">данных</text:span></text:p>
          </table:table-cell>
          <table:table-cell table:style-name="Таблица3.A1" office:value-type="string">
            <text:p text:style-name="P323">Название</text:p>
          </table:table-cell>
          <table:table-cell table:style-name="Таблица3.C1" office:value-type="string">
            <text:p text:style-name="P323">Описание</text:p>
          </table:table-cell>
        </table:table-row>
        <table:table-row table:style-name="Таблица3.1">
          <table:table-cell table:style-name="Таблица3.A2" office:value-type="string">
            <text:p text:style-name="P323">uint32</text:p>
          </table:table-cell>
          <table:table-cell table:style-name="Таблица3.A2" office:value-type="string">
            <text:p text:style-name="P323">type</text:p>
          </table:table-cell>
          <table:table-cell table:style-name="Таблица3.C2" office:value-type="string">
            <text:p text:style-name="P327">Тип <text:span text:style-name="T118">пакета</text:span> данных</text:p>
          </table:table-cell>
        </table:table-row>
        <table:table-row table:style-name="Таблица3.1">
          <table:table-cell table:style-name="Таблица3.A2" office:value-type="string">
            <text:p text:style-name="P351">uint32</text:p>
          </table:table-cell>
          <table:table-cell table:style-name="Таблица3.A2" office:value-type="string">
            <text:p text:style-name="P351">version</text:p>
          </table:table-cell>
          <table:table-cell table:style-name="Таблица3.C2" office:value-type="string">
            <text:p text:style-name="P351">Версия пакета данных</text:p>
          </table:table-cell>
        </table:table-row>
        <table:table-row table:style-name="Таблица3.1">
          <table:table-cell table:style-name="Таблица3.A2" office:value-type="string">
            <text:p text:style-name="P323">uint<text:span text:style-name="T125">32</text:span></text:p>
          </table:table-cell>
          <table:table-cell table:style-name="Таблица3.A2" office:value-type="string">
            <text:p text:style-name="P353">index</text:p>
          </table:table-cell>
          <table:table-cell table:style-name="Таблица3.C2" office:value-type="string">
            <text:p text:style-name="P323">Индекс <text:span text:style-name="T118">пакета</text:span> данных</text:p>
          </table:table-cell>
        </table:table-row>
        <table:table-row table:style-name="Таблица3.1">
          <table:table-cell table:style-name="Таблица3.A2" office:value-type="string">
            <text:p text:style-name="P332">uint32</text:p>
          </table:table-cell>
          <table:table-cell table:style-name="Таблица3.A2" office:value-type="string">
            <text:p text:style-name="P332">crc</text:p>
          </table:table-cell>
          <table:table-cell table:style-name="Таблица3.C2" office:value-type="string">
            <text:p text:style-name="P332">Контрольная сумма</text:p>
          </table:table-cell>
        </table:table-row>
        <table:table-row table:style-name="Таблица3.1">
          <table:table-cell table:style-name="Таблица3.A2" office:value-type="string">
            <text:p text:style-name="P349">char</text:p>
          </table:table-cell>
          <table:table-cell table:style-name="Таблица3.A2" office:value-type="string">
            <text:p text:style-name="P342">src<text:span text:style-name="T123">[32]</text:span></text:p>
          </table:table-cell>
          <table:table-cell table:style-name="Таблица3.C2" office:value-type="string">
            <text:p text:style-name="P342">Источник данных</text:p>
          </table:table-cell>
        </table:table-row>
        <table:table-row table:style-name="Таблица3.1">
          <table:table-cell table:style-name="Таблица3.A2" office:value-type="string">
            <text:p text:style-name="P323">int64</text:p>
          </table:table-cell>
          <table:table-cell table:style-name="Таблица3.A2" office:value-type="string">
            <text:p text:style-name="P323">time<text:span text:style-name="T109">stamp</text:span></text:p>
          </table:table-cell>
          <table:table-cell table:style-name="Таблица3.C2" office:value-type="string">
            <text:p text:style-name="P323"><text:span text:style-name="T109">Метка в</text:span>рем<text:span text:style-name="T109">ени</text:span> приёма данных, <text:span text:style-name="T108">мкс</text:span></text:p>
          </table:table-cell>
        </table:table-row>
        <table:table-row table:style-name="Таблица3.1">
          <table:table-cell table:style-name="Таблица3.A2" office:value-type="string">
            <text:p text:style-name="P336">...</text:p>
          </table:table-cell>
          <table:table-cell table:style-name="Таблица3.A2" office:value-type="string">
            <text:p text:style-name="P323">...</text:p>
          </table:table-cell>
          <table:table-cell table:style-name="Таблица3.C2" office:value-type="string">
            <text:p text:style-name="P336">Дополнительные поля</text:p>
          </table:table-cell>
        </table:table-row>
        <table:table-row table:style-name="Таблица3.1">
          <table:table-cell table:style-name="Таблица3.A2" office:value-type="string">
            <text:p text:style-name="P323">...</text:p>
          </table:table-cell>
          <table:table-cell table:style-name="Таблица3.A2" office:value-type="string">
            <text:p text:style-name="P337">...</text:p>
          </table:table-cell>
          <table:table-cell table:style-name="Таблица3.C2" office:value-type="string">
            <text:p text:style-name="P332">Данные</text:p>
          </table:table-cell>
        </table:table-row>
      </table:table>
      <text:p text:style-name="P315">Тип <text:span text:style-name="T2">пакета</text:span> данных – <text:span text:style-name="T109">type,</text:span> определяет тип и формат данных <text:span text:style-name="T2">пакета</text:span>. <text:span text:style-name="T120">Типы пакетов, определённые в данном протоколе, приведены ниже.</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39">Значение</text:p>
          </table:table-cell>
          <table:table-cell table:style-name="Таблица6.B1" office:value-type="string">
            <text:p text:style-name="P326">Описание</text:p>
          </table:table-cell>
        </table:table-row>
        <table:table-row table:style-name="Таблица6.1">
          <table:table-cell table:style-name="Таблица6.A2" office:value-type="string">
            <text:p text:style-name="P358">0x52534E53</text:p>
          </table:table-cell>
          <table:table-cell table:style-name="Таблица6.B2" office:value-type="string">
            <text:p text:style-name="P357">Данные от датчиков</text:p>
          </table:table-cell>
        </table:table-row>
        <table:table-row table:style-name="Таблица6.1">
          <table:table-cell table:style-name="Таблица6.A2" office:value-type="string">
            <text:p text:style-name="P340">0x54535141</text:p>
          </table:table-cell>
          <table:table-cell table:style-name="Таблица6.B2" office:value-type="string">
            <text:p text:style-name="P339">Акустические данные</text:p>
          </table:table-cell>
        </table:table-row>
        <table:table-row table:style-name="Таблица6.1">
          <table:table-cell table:style-name="Таблица6.A2" office:value-type="string">
            <text:p text:style-name="P341">0x59544142</text:p>
          </table:table-cell>
          <table:table-cell table:style-name="Таблица6.B2" office:value-type="string">
            <text:p text:style-name="P339">Батиметрические данные</text:p>
          </table:table-cell>
        </table:table-row>
      </table:table>
      <text:p text:style-name="P78">Версия пакета данных – version, должна совпадать с версией протокола. Старшие 16 бит определяют мажорную часть версии, младшие 16 бит минорную.</text:p>
      <text:p text:style-name="P245">Контрольная сумма – <text:span text:style-name="T116">crc,</text:span> <text:span text:style-name="T114">используется для проверки целостности пакета данных. Расчёт контрольной суммы производится для всего пакета, при этом значение поля crc принимается равным нулю. Для расчёта контрольной суммы используется алгоритм CRC-32.</text:span></text:p>
      <text:p text:style-name="P32"><text:span text:style-name="T107">Индекс – index, представляет собой число, увеличивающееся на единицу для каждого следующего пакета данных. Начальное значение индекса при подключении к серверу устанавливается в единицу. Диапазон значений от 1 до 2</text:span><text:span text:style-name="T103">32</text:span><text:span text:style-name="T107">-1 включительно. При переполнении индекса происходит сброс значения в единицу. Индекс может использоваться для выявления потерь пакетов и для их упорядочивания при обработке.</text:span></text:p>
      <text:p text:style-name="P33">Источник данных – src, содержит название борта или порта от которого приняты данные. <text:span text:style-name="T124">Название представлено в виде строки, длиной не более 32 символов. Если </text:span><text:soft-page-break/><text:span text:style-name="T124">длина строки менее 32 символов, неиспользуемые символы устанавливаются в нулевое значение.</text:span></text:p>
      <text:p text:style-name="P4"><text:span text:style-name="T110">Метка времени</text:span> приёма – <text:span text:style-name="T110">timestamp,</text:span> <text:span text:style-name="T104">используется для определения моментов получения данных друг относительно друга. Начальное значение в</text:span>рем<text:span text:style-name="T115">ени</text:span> приёма <text:span text:style-name="T2">отсчитывается от произвольного момента и является монотонно возрастающей величиной, в рамках одной сессии работы с гидролокатором. Время приёма измеряется в микросекундах.</text:span></text:p>
      <text:h text:style-name="P489" text:outline-level="2"><text:bookmark-start text:name="__RefHeading___Toc4353_1338102214"/>Данные от датчиков<text:bookmark-end text:name="__RefHeading___Toc4353_1338102214"/></text:h>
      <text:p text:style-name="P227">Пакет содержит <text:span text:style-name="T130">данные от датчиков. Формат пакета приведён ниже.</text:span></text:p>
      <table:table table:name="Таблица7" table:style-name="Таблица7">
        <table:table-column table:style-name="Таблица7.A" table:number-columns-repeated="2"/>
        <table:table-column table:style-name="Таблица7.C"/>
        <table:table-row table:style-name="Таблица7.1">
          <table:table-cell table:style-name="Таблица7.A1" office:value-type="string">
            <text:p text:style-name="P329">Тип поля</text:p>
          </table:table-cell>
          <table:table-cell table:style-name="Таблица7.A1" office:value-type="string">
            <text:p text:style-name="P329">Название</text:p>
          </table:table-cell>
          <table:table-cell table:style-name="Таблица7.C1" office:value-type="string">
            <text:p text:style-name="P329">Описание</text:p>
          </table:table-cell>
        </table:table-row>
        <table:table-row table:style-name="Таблица7.1">
          <table:table-cell table:style-name="Таблица7.A2" office:value-type="string">
            <text:p text:style-name="P329">uint32</text:p>
          </table:table-cell>
          <table:table-cell table:style-name="Таблица7.A2" office:value-type="string">
            <text:p text:style-name="P329">type</text:p>
          </table:table-cell>
          <table:table-cell table:style-name="Таблица7.C2" office:value-type="string">
            <text:p text:style-name="P330">Тип <text:span text:style-name="T118">пакета</text:span> данных <text:span text:style-name="T121">(0x52534E53)</text:span></text:p>
          </table:table-cell>
        </table:table-row>
        <table:table-row table:style-name="Таблица7.1">
          <table:table-cell table:style-name="Таблица7.A2" office:value-type="string">
            <text:p text:style-name="P352">uint32</text:p>
          </table:table-cell>
          <table:table-cell table:style-name="Таблица7.A2" office:value-type="string">
            <text:p text:style-name="P352">version</text:p>
          </table:table-cell>
          <table:table-cell table:style-name="Таблица7.C2" office:value-type="string">
            <text:p text:style-name="P352">Версия пакета данных</text:p>
          </table:table-cell>
        </table:table-row>
        <table:table-row table:style-name="Таблица7.1">
          <table:table-cell table:style-name="Таблица7.A2" office:value-type="string">
            <text:p text:style-name="P329">uint<text:span text:style-name="T126">32</text:span></text:p>
          </table:table-cell>
          <table:table-cell table:style-name="Таблица7.A2" office:value-type="string">
            <text:p text:style-name="P354">index</text:p>
          </table:table-cell>
          <table:table-cell table:style-name="Таблица7.C2" office:value-type="string">
            <text:p text:style-name="P329">Индекс <text:span text:style-name="T118">пакета</text:span> данных</text:p>
          </table:table-cell>
        </table:table-row>
        <table:table-row table:style-name="Таблица7.1">
          <table:table-cell table:style-name="Таблица7.A2" office:value-type="string">
            <text:p text:style-name="P333">uint32</text:p>
          </table:table-cell>
          <table:table-cell table:style-name="Таблица7.A2" office:value-type="string">
            <text:p text:style-name="P333">crc</text:p>
          </table:table-cell>
          <table:table-cell table:style-name="Таблица7.C2" office:value-type="string">
            <text:p text:style-name="P333">Контрольная сумма</text:p>
          </table:table-cell>
        </table:table-row>
        <table:table-row table:style-name="Таблица7.1">
          <table:table-cell table:style-name="Таблица7.A2" office:value-type="string">
            <text:p text:style-name="P350">char</text:p>
          </table:table-cell>
          <table:table-cell table:style-name="Таблица7.A2" office:value-type="string">
            <text:p text:style-name="P347">src[<text:span text:style-name="T256">32</text:span>]</text:p>
          </table:table-cell>
          <table:table-cell table:style-name="Таблица7.C2" office:value-type="string">
            <text:p text:style-name="P345">Источник данных</text:p>
          </table:table-cell>
        </table:table-row>
        <table:table-row table:style-name="Таблица7.1">
          <table:table-cell table:style-name="Таблица7.A2" office:value-type="string">
            <text:p text:style-name="P329">int64</text:p>
          </table:table-cell>
          <table:table-cell table:style-name="Таблица7.A2" office:value-type="string">
            <text:p text:style-name="P329">time<text:span text:style-name="T109">stamp</text:span></text:p>
          </table:table-cell>
          <table:table-cell table:style-name="Таблица7.C2" office:value-type="string">
            <text:p text:style-name="P329"><text:span text:style-name="T109">Метка в</text:span>рем<text:span text:style-name="T109">ени</text:span> приёма данных</text:p>
          </table:table-cell>
        </table:table-row>
        <table:table-row table:style-name="Таблица7.1">
          <table:table-cell table:style-name="Таблица7.A2" office:value-type="string">
            <text:p text:style-name="P335">uint<text:span text:style-name="T128">8</text:span></text:p>
          </table:table-cell>
          <table:table-cell table:style-name="Таблица7.A2" office:value-type="string">
            <text:p text:style-name="P362">data[ ]</text:p>
          </table:table-cell>
          <table:table-cell table:style-name="Таблица7.C2" office:value-type="string">
            <text:p text:style-name="P361">Данные от датчика</text:p>
          </table:table-cell>
        </table:table-row>
      </table:table>
      <text:p text:style-name="P318">Данные от датчика передаются как есть, без каких либо преобразований. Формат данных должен быть известен пользователю. Размер данных можно вычислить по формуле: packet_size – <text:span text:style-name="T256">56</text:span>, где packet_size – размер пакета.</text:p>
      <text:p text:style-name="P5">Например, при передаче информации от датчика в формате NMEA–0183, данные будут содержать одну или несколько строк, разделённых ASCII символами <text:span text:style-name="T6">«CR» (значение в шестнадцатеричном виде 0x0D) и «LF» (значение в шестнадцатеричном виде 0x0A).</text:span></text:p>
      <text:h text:style-name="P499" text:outline-level="2"><text:bookmark-start text:name="__RefHeading___Toc3366_2048951625"/><text:soft-page-break/>Акустические данные<text:bookmark-end text:name="__RefHeading___Toc3366_2048951625"/></text:h>
      <text:p text:style-name="P174">Пакет содержит акустическое изображение поверхности дна для одной строки зондирования <text:span text:style-name="T131">(или её части) по наклонной дальности</text:span>. <text:span text:style-name="T111">Формат пакета приведён ниже.</text:span></text:p>
      <table:table table:name="Таблица4" table:style-name="Таблица4">
        <table:table-column table:style-name="Таблица4.A" table:number-columns-repeated="2"/>
        <table:table-column table:style-name="Таблица4.C"/>
        <table:table-row table:style-name="Таблица4.1">
          <table:table-cell table:style-name="Таблица4.A1" office:value-type="string">
            <text:p text:style-name="P324">Тип поля</text:p>
          </table:table-cell>
          <table:table-cell table:style-name="Таблица4.A1" office:value-type="string">
            <text:p text:style-name="P324">Название</text:p>
          </table:table-cell>
          <table:table-cell table:style-name="Таблица4.C1" office:value-type="string">
            <text:p text:style-name="P324">Описание</text:p>
          </table:table-cell>
        </table:table-row>
        <table:table-row table:style-name="Таблица4.1">
          <table:table-cell table:style-name="Таблица4.A2" office:value-type="string">
            <text:p text:style-name="P323">uint32</text:p>
          </table:table-cell>
          <table:table-cell table:style-name="Таблица4.A2" office:value-type="string">
            <text:p text:style-name="P323">type</text:p>
          </table:table-cell>
          <table:table-cell table:style-name="Таблица4.C2" office:value-type="string">
            <text:p text:style-name="P331">Тип <text:span text:style-name="T118">пакета</text:span> данных <text:span text:style-name="T121">(0x54535141)</text:span></text:p>
          </table:table-cell>
        </table:table-row>
        <table:table-row table:style-name="Таблица4.1">
          <table:table-cell table:style-name="Таблица4.A2" office:value-type="string">
            <text:p text:style-name="P351">uint32</text:p>
          </table:table-cell>
          <table:table-cell table:style-name="Таблица4.A2" office:value-type="string">
            <text:p text:style-name="P351">version</text:p>
          </table:table-cell>
          <table:table-cell table:style-name="Таблица4.C2" office:value-type="string">
            <text:p text:style-name="P351">Версия пакета данных</text:p>
          </table:table-cell>
        </table:table-row>
        <table:table-row table:style-name="Таблица4.1">
          <table:table-cell table:style-name="Таблица4.A2" office:value-type="string">
            <text:p text:style-name="P323">uint<text:span text:style-name="T126">32</text:span></text:p>
          </table:table-cell>
          <table:table-cell table:style-name="Таблица4.A2" office:value-type="string">
            <text:p text:style-name="P353">index</text:p>
          </table:table-cell>
          <table:table-cell table:style-name="Таблица4.C2" office:value-type="string">
            <text:p text:style-name="P323">Индекс <text:span text:style-name="T118">пакета</text:span> данных</text:p>
          </table:table-cell>
        </table:table-row>
        <table:table-row table:style-name="Таблица4.1">
          <table:table-cell table:style-name="Таблица4.A2" office:value-type="string">
            <text:p text:style-name="P332">uint32</text:p>
          </table:table-cell>
          <table:table-cell table:style-name="Таблица4.A2" office:value-type="string">
            <text:p text:style-name="P332">crc</text:p>
          </table:table-cell>
          <table:table-cell table:style-name="Таблица4.C2" office:value-type="string">
            <text:p text:style-name="P332">Контрольная сумма</text:p>
          </table:table-cell>
        </table:table-row>
        <table:table-row table:style-name="Таблица4.1">
          <table:table-cell table:style-name="Таблица4.A2" office:value-type="string">
            <text:p text:style-name="P349">char</text:p>
          </table:table-cell>
          <table:table-cell table:style-name="Таблица4.A2" office:value-type="string">
            <text:p text:style-name="P346">src[<text:span text:style-name="T266">32</text:span>]</text:p>
          </table:table-cell>
          <table:table-cell table:style-name="Таблица4.C2" office:value-type="string">
            <text:p text:style-name="P343">Источник данных</text:p>
          </table:table-cell>
        </table:table-row>
        <table:table-row table:style-name="Таблица4.1">
          <table:table-cell table:style-name="Таблица4.A2" office:value-type="string">
            <text:p text:style-name="P323">int64</text:p>
          </table:table-cell>
          <table:table-cell table:style-name="Таблица4.A2" office:value-type="string">
            <text:p text:style-name="P323">time<text:span text:style-name="T109">stamp</text:span></text:p>
          </table:table-cell>
          <table:table-cell table:style-name="Таблица4.C2" office:value-type="string">
            <text:p text:style-name="P323"><text:span text:style-name="T109">Метка в</text:span>рем<text:span text:style-name="T109">ени</text:span> приёма данных</text:p>
          </table:table-cell>
        </table:table-row>
        <table:table-row table:style-name="Таблица4.1">
          <table:table-cell table:style-name="Таблица4.A2" office:value-type="string">
            <text:p text:style-name="P359">float</text:p>
          </table:table-cell>
          <table:table-cell table:style-name="Таблица4.A2" office:value-type="string">
            <text:p text:style-name="P355">f_sample</text:p>
          </table:table-cell>
          <table:table-cell table:style-name="Таблица4.C2" office:value-type="string">
            <text:p text:style-name="P359">Частота дискретизации</text:p>
          </table:table-cell>
        </table:table-row>
        <table:table-row table:style-name="Таблица4.1">
          <table:table-cell table:style-name="Таблица4.A2" office:value-type="string">
            <text:p text:style-name="P323">uint32</text:p>
          </table:table-cell>
          <table:table-cell table:style-name="Таблица4.A2" office:value-type="string">
            <text:p text:style-name="P355">n_points</text:p>
          </table:table-cell>
          <table:table-cell table:style-name="Таблица4.C2" office:value-type="string">
            <text:p text:style-name="P355">Общ<text:span text:style-name="T129">ее</text:span> число <text:span text:style-name="T129">точек в строке</text:span></text:p>
          </table:table-cell>
        </table:table-row>
        <table:table-row table:style-name="Таблица4.1">
          <table:table-cell table:style-name="Таблица4.A2" office:value-type="string">
            <text:p text:style-name="P323">uint32</text:p>
          </table:table-cell>
          <table:table-cell table:style-name="Таблица4.A2" office:value-type="string">
            <text:p text:style-name="P323"><text:span text:style-name="T127">p_</text:span>offset</text:p>
          </table:table-cell>
          <table:table-cell table:style-name="Таблица4.C2" office:value-type="string">
            <text:p text:style-name="P323">Смещение данных от начала</text:p>
          </table:table-cell>
        </table:table-row>
        <table:table-row table:style-name="Таблица4.1">
          <table:table-cell table:style-name="Таблица4.A2" office:value-type="string">
            <text:p text:style-name="P334">uint16</text:p>
          </table:table-cell>
          <table:table-cell table:style-name="Таблица4.A2" office:value-type="string">
            <text:p text:style-name="P334">amplitudes<text:span text:style-name="T122">[ ]</text:span></text:p>
          </table:table-cell>
          <table:table-cell table:style-name="Таблица4.C2" office:value-type="string">
            <text:p text:style-name="P334"><text:span text:style-name="T113">Массив з</text:span>начени<text:span text:style-name="T113">й</text:span> амплитуд эхосигнала</text:p>
          </table:table-cell>
        </table:table-row>
      </table:table>
      <text:p text:style-name="P316"><text:span text:style-name="T138">Данные</text:span> представлен<text:span text:style-name="T138">ы</text:span> в виде массива амплитуд, полученных с определённой частотой дискретизации <text:span text:style-name="T132">(f_sample, Гц)</text:span>. <text:span text:style-name="T117">Диапазон допустимых значений амплитуд от 0 до 65535 включительно.</text:span></text:p>
      <text:p text:style-name="P34">Число точек в пакете можно вычислить по формуле: (<text:span text:style-name="T130">packet_size – 68</text:span>) / 2, <text:span text:style-name="T130">где packet_size – размер пакета.</text:span></text:p>
      <text:p text:style-name="P6">Если число точек в пакете равно общему числу точек в строке (n_points), данные переданы полностью.</text:p>
      <text:p text:style-name="P6">Если число точек в пакете меньше чем общее число точек в строке (n_points), данные передаются в нескольких пакетах. В этом случае необходимо использовать поле смещени<text:span text:style-name="T253">я</text:span> (p_offset) для определения местоположения данных в строк<text:span text:style-name="T254">е</text:span>. Смещение указывается в точках. Например, если общее число точек равно 7500, поле p_offset содержит значение 0, а число точек в пакете равно 1000 <text:span text:style-name="T242">–</text:span><text:span text:style-name="T253"> </text:span><text:s/>были переданы первые 1000 точек. В последующих пакетах поле p_offset будет иметь значение 1000, 1000 + число точек во втором пакете и т. д.</text:p>
      <text:h text:style-name="P490" text:outline-level="2"><text:bookmark-start text:name="__RefHeading___Toc3368_2048951625"/><text:soft-page-break/>Батиметрические данные<text:bookmark-end text:name="__RefHeading___Toc3368_2048951625"/></text:h>
      <text:p text:style-name="P175">Пакет содержит <text:span text:style-name="T137">батиметрические данные для одной строки зондирования. Формат пакета приведён ниже.</text:span></text:p>
      <table:table table:name="Таблица5" table:style-name="Таблица5">
        <table:table-column table:style-name="Таблица5.A" table:number-columns-repeated="2"/>
        <table:table-column table:style-name="Таблица5.C"/>
        <table:table-row table:style-name="Таблица5.1">
          <table:table-cell table:style-name="Таблица5.A1" office:value-type="string">
            <text:p text:style-name="P325">Тип поля</text:p>
          </table:table-cell>
          <table:table-cell table:style-name="Таблица5.A1" office:value-type="string">
            <text:p text:style-name="P325">Название</text:p>
          </table:table-cell>
          <table:table-cell table:style-name="Таблица5.C1" office:value-type="string">
            <text:p text:style-name="P325">Описание</text:p>
          </table:table-cell>
        </table:table-row>
        <table:table-row table:style-name="Таблица5.1">
          <table:table-cell table:style-name="Таблица5.A2" office:value-type="string">
            <text:p text:style-name="P323">uint32</text:p>
          </table:table-cell>
          <table:table-cell table:style-name="Таблица5.A2" office:value-type="string">
            <text:p text:style-name="P323">type</text:p>
          </table:table-cell>
          <table:table-cell table:style-name="Таблица5.C2" office:value-type="string">
            <text:p text:style-name="P328">Тип <text:span text:style-name="T118">пакета</text:span> данных <text:span text:style-name="T121">(0x59544142)</text:span></text:p>
          </table:table-cell>
        </table:table-row>
        <table:table-row table:style-name="Таблица5.1">
          <table:table-cell table:style-name="Таблица5.A2" office:value-type="string">
            <text:p text:style-name="P351">uint32</text:p>
          </table:table-cell>
          <table:table-cell table:style-name="Таблица5.A2" office:value-type="string">
            <text:p text:style-name="P351">version</text:p>
          </table:table-cell>
          <table:table-cell table:style-name="Таблица5.C2" office:value-type="string">
            <text:p text:style-name="P351">Версия пакета данных</text:p>
          </table:table-cell>
        </table:table-row>
        <table:table-row table:style-name="Таблица5.1">
          <table:table-cell table:style-name="Таблица5.A2" office:value-type="string">
            <text:p text:style-name="P323">uint<text:span text:style-name="T126">32</text:span></text:p>
          </table:table-cell>
          <table:table-cell table:style-name="Таблица5.A2" office:value-type="string">
            <text:p text:style-name="P353">index</text:p>
          </table:table-cell>
          <table:table-cell table:style-name="Таблица5.C2" office:value-type="string">
            <text:p text:style-name="P323">Индекс <text:span text:style-name="T118">пакета</text:span> данных</text:p>
          </table:table-cell>
        </table:table-row>
        <table:table-row table:style-name="Таблица5.1">
          <table:table-cell table:style-name="Таблица5.A2" office:value-type="string">
            <text:p text:style-name="P332">uint32</text:p>
          </table:table-cell>
          <table:table-cell table:style-name="Таблица5.A2" office:value-type="string">
            <text:p text:style-name="P332">crc</text:p>
          </table:table-cell>
          <table:table-cell table:style-name="Таблица5.C2" office:value-type="string">
            <text:p text:style-name="P332">Контрольная сумма</text:p>
          </table:table-cell>
        </table:table-row>
        <table:table-row table:style-name="Таблица5.1">
          <table:table-cell table:style-name="Таблица5.A2" office:value-type="string">
            <text:p text:style-name="P349">char</text:p>
          </table:table-cell>
          <table:table-cell table:style-name="Таблица5.A2" office:value-type="string">
            <text:p text:style-name="P338">src[<text:span text:style-name="T256">32</text:span>]</text:p>
          </table:table-cell>
          <table:table-cell table:style-name="Таблица5.C2" office:value-type="string">
            <text:p text:style-name="P344">Источник данных</text:p>
          </table:table-cell>
        </table:table-row>
        <table:table-row table:style-name="Таблица5.1">
          <table:table-cell table:style-name="Таблица5.A2" office:value-type="string">
            <text:p text:style-name="P325">int64</text:p>
          </table:table-cell>
          <table:table-cell table:style-name="Таблица5.A2" office:value-type="string">
            <text:p text:style-name="P325">time<text:span text:style-name="T109">stamp</text:span></text:p>
          </table:table-cell>
          <table:table-cell table:style-name="Таблица5.C2" office:value-type="string">
            <text:p text:style-name="P325"><text:span text:style-name="T109">Метка в</text:span>рем<text:span text:style-name="T109">ени</text:span> приёма данных</text:p>
          </table:table-cell>
        </table:table-row>
        <table:table-row table:style-name="Таблица5.1">
          <table:table-cell table:style-name="Таблица5.A2" office:value-type="string">
            <text:p text:style-name="P325">uint32</text:p>
          </table:table-cell>
          <table:table-cell table:style-name="Таблица5.A2" office:value-type="string">
            <text:p text:style-name="P363">n_points</text:p>
          </table:table-cell>
          <table:table-cell table:style-name="Таблица5.C2" office:value-type="string">
            <text:p text:style-name="P356">Общ<text:span text:style-name="T129">ее</text:span> число <text:span text:style-name="T129">точек в строке</text:span></text:p>
          </table:table-cell>
        </table:table-row>
        <table:table-row table:style-name="Таблица5.1">
          <table:table-cell table:style-name="Таблица5.A2" office:value-type="string">
            <text:p text:style-name="P325">uint32</text:p>
          </table:table-cell>
          <table:table-cell table:style-name="Таблица5.A2" office:value-type="string">
            <text:p text:style-name="P325"><text:span text:style-name="T133">p_</text:span>offset</text:p>
          </table:table-cell>
          <table:table-cell table:style-name="Таблица5.C2" office:value-type="string">
            <text:p text:style-name="P325">Смещение данных от начала</text:p>
          </table:table-cell>
        </table:table-row>
        <table:table-row table:style-name="Таблица5.1">
          <table:table-cell table:style-name="Таблица5.A2" office:value-type="string">
            <text:p text:style-name="P360"><text:span text:style-name="T134">f</text:span>loat</text:p>
          </table:table-cell>
          <table:table-cell table:style-name="Таблица5.A2" office:value-type="string">
            <text:p text:style-name="P364">angle<text:span text:style-name="T135">1</text:span></text:p>
          </table:table-cell>
          <table:table-cell table:style-name="Таблица5.C2" office:value-type="string">
            <text:p text:style-name="P365">Угол приёма эхосигнала</text:p>
          </table:table-cell>
        </table:table-row>
        <table:table-row table:style-name="Таблица5.1">
          <table:table-cell table:style-name="Таблица5.A2" office:value-type="string">
            <text:p text:style-name="P360"><text:span text:style-name="T134">f</text:span>loat</text:p>
          </table:table-cell>
          <table:table-cell table:style-name="Таблица5.A2" office:value-type="string">
            <text:p text:style-name="P364">rx_time<text:span text:style-name="T135">1</text:span></text:p>
          </table:table-cell>
          <table:table-cell table:style-name="Таблица5.C2" office:value-type="string">
            <text:p text:style-name="P365"><text:span text:style-name="T136">В</text:span>ремя приёма эхосигнала</text:p>
          </table:table-cell>
        </table:table-row>
        <table:table-row table:style-name="Таблица5.1">
          <table:table-cell table:style-name="Таблица5.A2" office:value-type="string">
            <text:p text:style-name="P360">...</text:p>
          </table:table-cell>
          <table:table-cell table:style-name="Таблица5.A2" office:value-type="string">
            <text:p text:style-name="P364">...</text:p>
          </table:table-cell>
          <table:table-cell table:style-name="Таблица5.C2" office:value-type="string">
            <text:p text:style-name="P366">...</text:p>
          </table:table-cell>
        </table:table-row>
        <table:table-row table:style-name="Таблица5.1">
          <table:table-cell table:style-name="Таблица5.A2" office:value-type="string">
            <text:p text:style-name="P360"><text:span text:style-name="T134">f</text:span>loat</text:p>
          </table:table-cell>
          <table:table-cell table:style-name="Таблица5.A2" office:value-type="string">
            <text:p text:style-name="P364">angle<text:span text:style-name="T136">N</text:span></text:p>
          </table:table-cell>
          <table:table-cell table:style-name="Таблица5.C2" office:value-type="string">
            <text:p text:style-name="P365">Угол приёма эхосигнала</text:p>
          </table:table-cell>
        </table:table-row>
        <table:table-row table:style-name="Таблица5.1">
          <table:table-cell table:style-name="Таблица5.A2" office:value-type="string">
            <text:p text:style-name="P360"><text:span text:style-name="T134">f</text:span>loat</text:p>
          </table:table-cell>
          <table:table-cell table:style-name="Таблица5.A2" office:value-type="string">
            <text:p text:style-name="P364">rx_time<text:span text:style-name="T136">N</text:span></text:p>
          </table:table-cell>
          <table:table-cell table:style-name="Таблица5.C2" office:value-type="string">
            <text:p text:style-name="P365"><text:span text:style-name="T136">В</text:span>ремя приёма эхосигнала</text:p>
          </table:table-cell>
        </table:table-row>
      </table:table>
      <text:p text:style-name="P36">Данные пре<text:span text:style-name="T139">дставлены в виде пар значений: угол, время приёма эхосигнала.</text:span></text:p>
      <text:p text:style-name="P36"><text:span text:style-name="T139">Значения углов указываются в градусах, диапазон допустимых значений от 0</text:span><text:span text:style-name="T141">°</text:span><text:span text:style-name="T139"> до 180</text:span><text:span text:style-name="T141">°. Значения углов отсчитываются по часовой стрелке, от горизонтальной оси судна, направленной на правый борт.</text:span></text:p>
      <text:p text:style-name="P37"><text:span text:style-name="T141">В</text:span><text:span text:style-name="T140">ремя приёма данных указывается в секундах и используется для расчёта дальности по данному углу.</text:span></text:p>
      <text:p text:style-name="P35"><text:span text:style-name="T139">Одна пара значений образует одну точку. </text:span>Число точек в пакете можно вычислить по формуле: (<text:span text:style-name="T130">packet_size – 64</text:span>) / <text:span text:style-name="T142">8</text:span>, <text:span text:style-name="T130">где packet_size – размер пакета.</text:span></text:p>
      <text:p text:style-name="P38">Поля n_points и p_offset имеют значения аналогичные таковым для акустических данны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adornments="Обычный"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Liberation Sans2" svg:font-family="'Liberation Sans'" style:font-adornments="Курсив" style:font-family-generic="swiss" style:font-pitch="variable"/>
    <style:font-face style:name="Liberation Sans1" svg:font-family="'Liberation Sans'" style:font-adornments="Обычный"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50%" fo:text-align="justify" style:justify-single-word="true" fo:text-indent="0cm" style:auto-text-indent="false" style:page-number="auto"/>
      <style:text-properties style:font-name="Liberation Sans1" fo:font-family="'Liberation Sans'" style:font-style-name="Обычный" style:font-family-generic="swiss" style:font-pitch="variable" fo:font-size="12pt" style:font-size-asian="10.5pt"/>
    </style:style>
    <style:style style:name="Heading" style:family="paragraph" style:parent-style-name="Standard" style:next-style-name="Standard" style:class="text" style:master-page-name="">
      <loext:graphic-properties draw:fill="none" draw:fill-color="#cfe7f5"/>
      <style:paragraph-properties fo:margin-top="0cm" fo:margin-bottom="0cm" loext:contextual-spacing="false" fo:line-height="150%" fo:text-align="center" style:justify-single-word="false" style:page-number="auto" fo:background-color="transparent" style:shadow="none" fo:keep-with-next="always" style:vertical-align="auto">
        <style:tab-stops/>
      </style:paragraph-properties>
      <style:text-properties style:font-name="Liberation Sans1" fo:font-family="'Liberation Sans'" style:font-style-name="Обычный" style:font-family-generic="swiss" style:font-pitch="variable" fo:font-size="12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2pt" fo:font-style="normal" style:font-size-asian="12pt" style:font-style-asian="italic" style:font-weight-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loext:graphic-properties draw:fill="none" draw:fill-color="#cfe7f5"/>
      <style:paragraph-properties fo:line-height="100%" fo:text-align="center" style:justify-single-word="true" style:page-number="auto" fo:background-color="transparent" style:shadow="none" text:number-lines="false" text:line-number="0" style:writing-mode="lr-tb">
        <style:tab-stops/>
      </style:paragraph-properties>
      <style:text-properties style:font-size-asian="10.5pt" style:text-rotation-angle="0" style:text-rotation-scale="line-height"/>
    </style:style>
    <style:style style:name="Frame_20_contents" style:display-name="Frame contents" style:family="paragraph" style:parent-style-name="Text_20_body" style:class="extra" style:master-page-name="">
      <loext:graphic-properties draw:fill="none" draw:fill-color="#cfe7f5"/>
      <style:paragraph-properties fo:margin-top="0cm" fo:margin-bottom="0cm" loext:contextual-spacing="false" style:page-number="auto" fo:background-color="transparent" style:shadow="none">
        <style:tab-stops/>
      </style:paragraph-properties>
      <style:text-properties style:font-size-asian="10.5pt"/>
    </style:style>
    <style:style style:name="Table_20_Contents" style:display-name="Table Contents" style:family="paragraph" style:parent-style-name="Standard" style:class="extra" style:master-page-name="">
      <style:paragraph-properties fo:text-align="center" style:justify-single-word="true" style:page-number="auto" text:number-lines="false" text:line-number="0"/>
    </style:style>
    <style:style style:name="Основная_20_надпись" style:display-name="Основная надпись" style:family="paragraph"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style:font-name="Liberation Sans2" fo:font-family="'Liberation Sans'" style:font-style-name="Курсив" style:font-family-generic="swiss" style:font-pitch="variable" fo:font-size="8pt" fo:font-style="italic" fo:font-weight="normal" style:font-size-asian="10.5pt"/>
    </style:style>
    <style:style style:name="Основная_20_надпись_20_-_20_вертикальная" style:display-name="Основная надпись - вертикальная" style:family="paragraph" style:parent-style-name="Основная_20_надпись">
      <style:paragraph-properties fo:margin-left="0cm" fo:margin-right="0cm" fo:margin-top="0cm" fo:margin-bottom="0cm" loext:contextual-spacing="false" fo:text-indent="0cm" style:auto-text-indent="false"/>
      <style:text-properties fo:font-size="8pt" style:font-size-asian="10.5pt" style:text-rotation-angle="90" style:text-rotation-scale="line-heigh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_20_indent" style:default-outline-level="1" style:class="text" style:master-page-name="">
      <style:paragraph-properties fo:margin-left="0cm" fo:margin-right="0cm" fo:margin-top="0cm" fo:margin-bottom="0cm" loext:contextual-spacing="false" fo:line-height="200%" fo:text-align="start" style:justify-single-word="false" fo:text-indent="1.499cm" style:auto-text-indent="false" style:page-number="auto">
        <style:tab-stops/>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master-page-name="">
      <style:paragraph-properties fo:margin-left="0cm" fo:margin-right="0cm" fo:margin-top="0cm" fo:margin-bottom="0.499cm" loext:contextual-spacing="false" style:line-height-at-least="0.7cm" fo:text-align="justify" style:justify-single-word="false" fo:orphans="2" fo:widows="2" fo:text-indent="1.499cm" style:auto-text-indent="false" style:page-number="auto" fo:keep-with-next="auto"/>
      <style:text-properties fo:font-size="12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default-outline-level="3" style:class="text" style:master-page-name="">
      <style:paragraph-properties fo:margin-left="0cm" fo:margin-right="0cm" fo:margin-top="0cm" fo:margin-bottom="0.25cm" loext:contextual-spacing="true" style:line-height-at-least="0.7cm" fo:text-align="justify" style:justify-single-word="false" fo:orphans="2" fo:widows="2" fo:text-indent="1.499cm" style:auto-text-indent="false" style:page-number="auto" fo:keep-with-next="auto">
        <style:tab-stops/>
      </style:paragraph-properties>
      <style:text-properties fo:font-size="12pt" fo:font-weight="normal"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master-page-name="">
      <style:paragraph-properties fo:margin-left="0cm" fo:margin-right="0cm" fo:margin-top="0cm" fo:margin-bottom="0.499cm" loext:contextual-spacing="true" style:line-height-at-least="0.7cm" fo:text-align="justify" style:justify-single-word="true" fo:orphans="2" fo:widows="2" fo:text-indent="1.499cm" style:auto-text-indent="false" style:page-number="auto"/>
      <style:text-properties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cm" fo:margin-right="0cm" fo:margin-top="0cm" fo:margin-bottom="0.25cm" loext:contextual-spacing="true" style:line-height-at-least="0.7cm" fo:text-align="justify" style:justify-single-word="false" fo:orphans="2" fo:widows="2" fo:text-indent="1.499cm" style:auto-text-indent="false" style:page-number="auto" fo:keep-with-next="auto"/>
      <style:text-properties fo:font-size="12pt" fo:font-style="normal" fo:font-weight="normal" style:font-size-asian="85%" style:font-style-asian="italic" style:font-weight-asian="normal" style:font-size-complex="85%" style:font-style-complex="italic" style:font-weight-complex="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Heading_20_5" style:display-name="Heading 5" style:family="paragraph" style:parent-style-name="Heading" style:default-outline-level="5" style:class="text">
      <style:paragraph-properties fo:margin-left="0cm" fo:margin-right="0cm" fo:margin-top="0cm" fo:margin-bottom="0.499cm" loext:contextual-spacing="true" style:line-height-at-least="0.7cm" fo:text-align="justify" style:justify-single-word="false" fo:text-indent="1.499cm" style:auto-text-indent="false"/>
      <style:text-properties fo:font-size="12pt" fo:font-weight="normal" style:font-size-asian="85%" style:font-weight-asian="bold" style:font-size-complex="85%" style:font-weight-complex="bold"/>
    </style:style>
    <style:style style:name="Heading_20_6" style:display-name="Heading 6" style:family="paragraph" style:parent-style-name="Heading" style:default-outline-level="6" style:class="text">
      <style:paragraph-properties fo:margin-left="1.499cm" fo:margin-right="0cm" fo:margin-top="0cm" fo:margin-bottom="0.499cm" loext:contextual-spacing="true" style:line-height-at-least="0.7cm" fo:text-align="justify" style:justify-single-word="false" fo:text-indent="1.499cm" style:auto-text-indent="false"/>
      <style:text-properties fo:font-size="12pt" fo:font-weight="normal" style:font-size-asian="75%" style:font-weight-asian="bold" style:font-size-complex="75%" style:font-weight-complex="bold"/>
    </style:style>
    <style:style style:name="Table" style:family="paragraph" style:parent-style-name="Caption" style:class="extra">
      <style:paragraph-properties fo:margin-top="0cm" fo:margin-bottom="0.25cm" loext:contextual-spacing="false" fo:text-align="start" style:justify-single-word="false"/>
    </style:style>
    <style:style style:name="Drawing" style:family="paragraph" style:parent-style-name="Caption" style:class="extra" style:master-page-name="">
      <style:paragraph-properties fo:text-align="center" style:justify-single-word="false" style:page-number="auto"/>
    </style:style>
    <style:style style:name="Heading_20_7" style:display-name="Heading 7" style:family="paragraph" style:parent-style-name="Heading" style:default-outline-level="7" style:class="text">
      <style:paragraph-properties fo:margin-left="0cm" fo:margin-right="0cm" fo:margin-top="0cm" fo:margin-bottom="0.25cm" loext:contextual-spacing="true" style:line-height-at-least="0.7cm" fo:text-align="start" style:justify-single-word="false" fo:text-indent="1.499cm" style:auto-text-indent="false"/>
      <style:text-properties fo:font-size="12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style:line-height-at-least="0.7cm" fo:text-align="justify" style:justify-single-word="true" fo:text-indent="1.499cm" style:auto-text-indent="false"/>
      <style:text-properties fo:font-size="12pt"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style:line-height-at-least="0.7cm" fo:text-align="justify" style:justify-single-word="true" fo:text-indent="1.499cm" style:auto-text-indent="false"/>
      <style:text-properties fo:font-size="12pt"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master-page-name="">
      <style:paragraph-properties fo:margin-left="0cm" fo:margin-right="0cm" style:line-height-at-least="0.7cm" fo:text-align="justify" style:justify-single-word="true" fo:text-indent="1.499cm" style:auto-text-indent="false" style:page-number="auto"/>
      <style:text-properties fo:font-size="12pt" fo:font-weight="normal" style:font-size-asian="75%" style:font-weight-asian="bold" style:font-size-complex="75%" style:font-weight-complex="bold"/>
    </style:style>
    <style:style style:name="Заголовок_20_приложения" style:display-name="Заголовок приложения" style:family="paragraph" style:parent-style-name="Heading" style:master-page-name="">
      <style:paragraph-properties style:page-number="auto"/>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normal"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Команды_20_и_20_сообщения_20_гидролокатора" style:display-name="Команды и сообщения гидролокатора" style:family="paragraph" style:parent-style-name="Text_20_body_20_indent" style:master-page-name="">
      <style:paragraph-properties fo:margin-left="0.499cm" fo:margin-right="0.499cm" fo:margin-top="0cm" fo:margin-bottom="0.3cm" loext:contextual-spacing="true" style:line-height-at-least="0cm" fo:text-align="start" style:justify-single-word="true" fo:text-indent="0cm" style:auto-text-indent="false" style:page-number="auto" fo:padding-left="0.4cm" fo:padding-right="0cm" fo:padding-top="0.199cm" fo:padding-bottom="0.199cm" fo:border="0.06pt solid #000000" style:shadow="none" style:writing-mode="page">
        <style:tab-stops/>
      </style:paragraph-properties>
      <style:text-properties style:font-name="Liberation Mono" fo:font-family="'Liberation Mono'" style:font-family-generic="modern" style:font-pitch="fixed" fo:font-size="11pt" fo:font-weight="bold" officeooo:rsid="00c7f080"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cm" fo:margin-right="0cm" fo:margin-top="0cm" fo:margin-bottom="0cm" style:wrap="run-through" style:number-wrapped-paragraphs="no-limit"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а, б, .., аа, бб, ... (ru)">
        <style:list-level-properties text:list-level-position-and-space-mode="label-alignment">
          <style:list-level-label-alignment text:label-followed-by="nothing"/>
        </style:list-level-properties>
      </text:outline-level-style>
      <text:outline-level-style text:level="6" style:num-suffix=")   " style:num-format="1">
        <style:list-level-properties text:list-level-position-and-space-mode="label-alignment">
          <style:list-level-label-alignment text:label-followed-by="nothing"/>
        </style:list-level-properties>
      </text:outline-level-style>
      <text:outline-level-style text:level="7" style:num-prefix="–" style:num-suffix="   "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umbering_20_1" style:display-name="Numbering 1">
      <text:list-level-style-number text:level="1" text:style-name="Numbering_20_Symbols" style:num-prefix="А." style:num-suffix="   " style:num-format="1">
        <style:list-level-properties text:list-level-position-and-space-mode="label-alignment">
          <style:list-level-label-alignment text:label-followed-by="nothing" fo:text-indent="1.499cm"/>
        </style:list-level-properties>
      </text:list-level-style-number>
      <text:list-level-style-number text:level="2" text:style-name="Numbering_20_Symbols" style:num-prefix="А." style:num-suffix="   " style:num-format="1" text:display-levels="2">
        <style:list-level-properties text:list-level-position-and-space-mode="label-alignment">
          <style:list-level-label-alignment text:label-followed-by="nothing" fo:text-indent="1.499cm"/>
        </style:list-level-properties>
      </text:list-level-style-number>
      <text:list-level-style-number text:level="3" text:style-name="Numbering_20_Symbols" style:num-prefix="А." style:num-suffix="   " style:num-format="1" text:display-levels="3">
        <style:list-level-properties text:list-level-position-and-space-mode="label-alignment">
          <style:list-level-label-alignment text:label-followed-by="nothing" fo:text-indent="1.499cm"/>
        </style:list-level-properties>
      </text:list-level-style-number>
      <text:list-level-style-number text:level="4" text:style-name="Numbering_20_Symbols" style:num-prefix="А." style:num-suffix="   " style:num-format="1" text:display-levels="4">
        <style:list-level-properties text:list-level-position-and-space-mode="label-alignment">
          <style:list-level-label-alignment text:label-followed-by="nothing" fo:text-indent="1.499cm"/>
        </style:list-level-properties>
      </text:list-level-style-number>
      <text:list-level-style-number text:level="5" text:style-name="Numbering_20_Symbols" style:num-suffix=")   " style:num-format="а, б, .., аа, аб, ... (ru)">
        <style:list-level-properties text:list-level-position-and-space-mode="label-alignment">
          <style:list-level-label-alignment text:label-followed-by="nothing" fo:text-indent="1.499cm"/>
        </style:list-level-properties>
      </text:list-level-style-number>
      <text:list-level-style-number text:level="6" text:style-name="Numbering_20_Symbols" style:num-suffix=")   " style:num-format="1">
        <style:list-level-properties text:list-level-position-and-space-mode="label-alignment">
          <style:list-level-label-alignment text:label-followed-by="nothing" fo:text-indent="1.499cm"/>
        </style:list-level-properties>
      </text:list-level-style-number>
      <text:list-level-style-number text:level="7" text:style-name="Numbering_20_Symbols" style:num-prefix="–" style:num-suffix="   " style:num-format="">
        <style:list-level-properties text:list-level-position-and-space-mode="label-alignment">
          <style:list-level-label-alignment text:label-followed-by="nothing" fo:text-indent="1.499cm"/>
        </style:list-level-properties>
      </text:list-level-style-number>
      <text:list-level-style-bullet text:level="8" text:style-name="Bullet_20_Symbols" style:num-prefix="А."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level-style-bullet text:level="9" text:style-name="Bullet_20_Symbols" style:num-prefix="А."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level-style-bullet text:level="10" text:style-name="Bullet_20_Symbols" style:num-prefix="А."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style>
    <text:list-style style:name="Numbering_20_2" style:display-name="Numbering 2">
      <text:list-level-style-number text:level="1" text:style-name="Numbering_20_Symbols" style:num-prefix="Б." style:num-format="1">
        <style:list-level-properties text:list-level-position-and-space-mode="label-alignment">
          <style:list-level-label-alignment text:label-followed-by="nothing" fo:text-indent="1.499cm"/>
        </style:list-level-properties>
      </text:list-level-style-number>
      <text:list-level-style-number text:level="2" text:style-name="Numbering_20_Symbols" style:num-prefix="Б." style:num-format="1" text:display-levels="2">
        <style:list-level-properties text:list-level-position-and-space-mode="label-alignment">
          <style:list-level-label-alignment text:label-followed-by="nothing" fo:text-indent="1.499cm"/>
        </style:list-level-properties>
      </text:list-level-style-number>
      <text:list-level-style-number text:level="3" text:style-name="Numbering_20_Symbols" style:num-prefix="Б." style:num-format="1" text:display-levels="3">
        <style:list-level-properties text:list-level-position-and-space-mode="label-alignment">
          <style:list-level-label-alignment text:label-followed-by="nothing" fo:text-indent="1.499cm"/>
        </style:list-level-properties>
      </text:list-level-style-number>
      <text:list-level-style-number text:level="4" text:style-name="Numbering_20_Symbols" style:num-prefix="Б." style:num-format="1" text:display-levels="4">
        <style:list-level-properties text:list-level-position-and-space-mode="label-alignment">
          <style:list-level-label-alignment text:label-followed-by="nothing" fo:text-indent="1.499cm"/>
        </style:list-level-properties>
      </text:list-level-style-number>
      <text:list-level-style-number text:level="5" text:style-name="Numbering_20_Symbols" style:num-suffix=")   " style:num-format="а, б, .., аа, аб, ... (ru)">
        <style:list-level-properties text:list-level-position-and-space-mode="label-alignment">
          <style:list-level-label-alignment text:label-followed-by="nothing" fo:text-indent="1.499cm"/>
        </style:list-level-properties>
      </text:list-level-style-number>
      <text:list-level-style-number text:level="6" text:style-name="Numbering_20_Symbols" style:num-suffix=")   " style:num-format="1">
        <style:list-level-properties text:list-level-position-and-space-mode="label-alignment">
          <style:list-level-label-alignment text:label-followed-by="nothing" fo:text-indent="1.499cm"/>
        </style:list-level-properties>
      </text:list-level-style-number>
      <text:list-level-style-number text:level="7" text:style-name="Numbering_20_Symbols" style:num-prefix="–" style:num-suffix="   " style:num-format="" text:start-value="7">
        <style:list-level-properties text:list-level-position-and-space-mode="label-alignment">
          <style:list-level-label-alignment text:label-followed-by="nothing" fo:text-indent="1.499cm"/>
        </style:list-level-properties>
      </text:list-level-style-number>
      <text:list-level-style-bullet text:level="8" text:style-name="Numbering_20_Symbols"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style>
    <text:list-style style:name="Numbering_20_3" style:display-name="Numbering 3">
      <text:list-level-style-number text:level="1" text:style-name="Numbering_20_Symbols" style:num-prefix="В." style:num-suffix="   " style:num-format="1">
        <style:list-level-properties text:list-level-position-and-space-mode="label-alignment">
          <style:list-level-label-alignment text:label-followed-by="nothing" fo:text-indent="1.499cm"/>
        </style:list-level-properties>
      </text:list-level-style-number>
      <text:list-level-style-number text:level="2" text:style-name="Numbering_20_Symbols" style:num-prefix="В." style:num-suffix="   " style:num-format="1" text:display-levels="2">
        <style:list-level-properties text:list-level-position-and-space-mode="label-alignment">
          <style:list-level-label-alignment text:label-followed-by="nothing" fo:text-indent="1.499cm"/>
        </style:list-level-properties>
      </text:list-level-style-number>
      <text:list-level-style-number text:level="3" text:style-name="Numbering_20_Symbols" style:num-prefix="В." style:num-suffix="   " style:num-format="1" text:display-levels="3">
        <style:list-level-properties text:list-level-position-and-space-mode="label-alignment">
          <style:list-level-label-alignment text:label-followed-by="nothing" fo:text-indent="1.499cm"/>
        </style:list-level-properties>
      </text:list-level-style-number>
      <text:list-level-style-number text:level="4" text:style-name="Numbering_20_Symbols" style:num-prefix="В." style:num-suffix="   " style:num-format="1" text:display-levels="4">
        <style:list-level-properties text:list-level-position-and-space-mode="label-alignment">
          <style:list-level-label-alignment text:label-followed-by="nothing" fo:text-indent="1.499cm"/>
        </style:list-level-properties>
      </text:list-level-style-number>
      <text:list-level-style-number text:level="5" text:style-name="Numbering_20_Symbols" style:num-suffix=")   " style:num-format="a" style:num-letter-sync="true">
        <style:list-level-properties text:list-level-position-and-space-mode="label-alignment">
          <style:list-level-label-alignment text:label-followed-by="nothing" fo:text-indent="1.499cm"/>
        </style:list-level-properties>
      </text:list-level-style-number>
      <text:list-level-style-number text:level="6" text:style-name="Numbering_20_Symbols" style:num-suffix=")   " style:num-format="1">
        <style:list-level-properties text:list-level-position-and-space-mode="label-alignment">
          <style:list-level-label-alignment text:label-followed-by="nothing" fo:text-indent="1.499cm"/>
        </style:list-level-properties>
      </text:list-level-style-number>
      <text:list-level-style-number text:level="7" text:style-name="Numbering_20_Symbols" style:num-prefix="–" style:num-suffix="   " style:num-format="">
        <style:list-level-properties text:list-level-position-and-space-mode="label-alignment">
          <style:list-level-label-alignment text:label-followed-by="nothing" fo:text-indent="1.499cm"/>
        </style:list-level-properties>
      </text:list-level-style-number>
      <text:list-level-style-bullet text:level="8" text:style-name="Bullet_20_Symbols"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style>
    <text:list-style style:name="Numbering_20_4" style:display-name="Numbering 4">
      <text:list-level-style-number text:level="1" text:style-name="Numbering_20_Symbols" style:num-prefix="Г." style:num-suffix="   " style:num-format="1">
        <style:list-level-properties text:list-level-position-and-space-mode="label-alignment">
          <style:list-level-label-alignment text:label-followed-by="nothing" fo:text-indent="1.499cm"/>
        </style:list-level-properties>
      </text:list-level-style-number>
      <text:list-level-style-number text:level="2" text:style-name="Numbering_20_Symbols" style:num-prefix="Г." style:num-suffix="   " style:num-format="1" text:display-levels="2">
        <style:list-level-properties text:list-level-position-and-space-mode="label-alignment">
          <style:list-level-label-alignment text:label-followed-by="nothing" fo:text-indent="1.499cm"/>
        </style:list-level-properties>
      </text:list-level-style-number>
      <text:list-level-style-number text:level="3" text:style-name="Numbering_20_Symbols" style:num-prefix="Г." style:num-suffix="   " style:num-format="1" text:display-levels="3">
        <style:list-level-properties text:list-level-position-and-space-mode="label-alignment">
          <style:list-level-label-alignment text:label-followed-by="nothing" fo:text-indent="1.499cm"/>
        </style:list-level-properties>
      </text:list-level-style-number>
      <text:list-level-style-number text:level="4" text:style-name="Numbering_20_Symbols" style:num-prefix="Г." style:num-suffix="   " style:num-format="1" text:display-levels="4">
        <style:list-level-properties text:list-level-position-and-space-mode="label-alignment">
          <style:list-level-label-alignment text:label-followed-by="nothing" fo:text-indent="1.499cm"/>
        </style:list-level-properties>
      </text:list-level-style-number>
      <text:list-level-style-number text:level="5" text:style-name="Numbering_20_Symbols" style:num-suffix=")   " style:num-format="а, б, .., аа, бб, ... (bg)">
        <style:list-level-properties text:list-level-position-and-space-mode="label-alignment">
          <style:list-level-label-alignment text:label-followed-by="nothing" fo:text-indent="1.499cm"/>
        </style:list-level-properties>
      </text:list-level-style-number>
      <text:list-level-style-number text:level="6" text:style-name="Numbering_20_Symbols" style:num-suffix=")   " style:num-format="1">
        <style:list-level-properties text:list-level-position-and-space-mode="label-alignment">
          <style:list-level-label-alignment text:label-followed-by="nothing" fo:text-indent="1.499cm"/>
        </style:list-level-properties>
      </text:list-level-style-number>
      <text:list-level-style-number text:level="7" text:style-name="Numbering_20_Symbols" style:num-prefix="–" style:num-suffix="   " style:num-format="">
        <style:list-level-properties text:list-level-position-and-space-mode="label-alignment">
          <style:list-level-label-alignment text:label-followed-by="nothing" fo:text-indent="1.499cm"/>
        </style:list-level-properties>
      </text:list-level-style-number>
      <text:list-level-style-bullet text:level="8" text:style-name="Bullet_20_Symbols"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style:list-level-label-alignment text:label-followed-by="nothing" fo:text-indent="1.499cm"/>
        </style:list-level-properties>
        <style:text-properties fo:font-family="'Liberation Sans'" style:font-style-name="Regular" style:font-family-generic="swiss"/>
      </text:list-level-style-bullet>
    </text:list-style>
    <text:list-style style:name="Numbering_20_5" style:display-name="Numbering 5">
      <text:list-level-style-number text:level="1" text:style-name="Numbering_20_Symbols" style:num-prefix="Д." style:num-suffix="   " style:num-format="1">
        <style:list-level-properties text:list-level-position-and-space-mode="label-alignment">
          <style:list-level-label-alignment text:label-followed-by="nothing" fo:text-indent="1.499cm"/>
        </style:list-level-properties>
      </text:list-level-style-number>
      <text:list-level-style-number text:level="2" text:style-name="Numbering_20_Symbols" style:num-prefix="Д." style:num-suffix="   " style:num-format="1" text:display-levels="2">
        <style:list-level-properties text:list-level-position-and-space-mode="label-alignment">
          <style:list-level-label-alignment text:label-followed-by="nothing" fo:text-indent="1.499cm"/>
        </style:list-level-properties>
      </text:list-level-style-number>
      <text:list-level-style-number text:level="3" text:style-name="Numbering_20_Symbols" style:num-prefix="Д." style:num-suffix="   " style:num-format="1" text:display-levels="3">
        <style:list-level-properties text:list-level-position-and-space-mode="label-alignment">
          <style:list-level-label-alignment text:label-followed-by="nothing" fo:text-indent="1.499cm"/>
        </style:list-level-properties>
      </text:list-level-style-number>
      <text:list-level-style-number text:level="4" text:style-name="Numbering_20_Symbols" style:num-prefix="Д." style:num-suffix="   " style:num-format="1" text:display-levels="4">
        <style:list-level-properties text:list-level-position-and-space-mode="label-alignment">
          <style:list-level-label-alignment text:label-followed-by="nothing" fo:text-indent="1.499cm"/>
        </style:list-level-properties>
      </text:list-level-style-number>
      <text:list-level-style-number text:level="5" text:style-name="Numbering_20_Symbols" style:num-suffix=")   " style:num-format="а, б, .., аа, аб, ... (bg)">
        <style:list-level-properties text:list-level-position-and-space-mode="label-alignment">
          <style:list-level-label-alignment text:label-followed-by="nothing" fo:text-indent="1.499cm"/>
        </style:list-level-properties>
      </text:list-level-style-number>
      <text:list-level-style-number text:level="6" text:style-name="Numbering_20_Symbols" style:num-suffix=")   " style:num-format="1">
        <style:list-level-properties text:list-level-position-and-space-mode="label-alignment">
          <style:list-level-label-alignment text:label-followed-by="nothing" fo:text-indent="1.499cm"/>
        </style:list-level-properties>
      </text:list-level-style-number>
      <text:list-level-style-number text:level="7" text:style-name="Numbering_20_Symbols" style:num-prefix="–" style:num-suffix="   " style:num-format="">
        <style:list-level-properties text:list-level-position-and-space-mode="label-alignment">
          <style:list-level-label-alignment text:label-followed-by="nothing" fo:text-indent="1.499cm"/>
        </style:list-level-properties>
      </text:list-level-style-number>
      <text:list-level-style-bullet text:level="8" text:style-name="Bullet_20_Symbols" text:bullet-char="-">
        <style:list-level-properties text:list-level-position-and-space-mode="label-alignment">
          <style:list-level-label-alignment text:label-followed-by="nothing" fo:text-indent="1.499cm"/>
        </style:list-level-properties>
        <style:text-properties fo:font-family="OpenSymbol" style:font-style-name="Regular" style:font-charset="x-symbol"/>
      </text:list-level-style-bullet>
      <text:list-level-style-bullet text:level="9" text:style-name="Numbering_20_Symbols" text:bullet-char="-">
        <style:list-level-properties text:list-level-position-and-space-mode="label-alignment">
          <style:list-level-label-alignment text:label-followed-by="nothing" fo:text-indent="1.499cm"/>
        </style:list-level-properties>
        <style:text-properties fo:font-family="OpenSymbol" style:font-style-name="Regular" style:font-charset="x-symbol"/>
      </text:list-level-style-bullet>
      <text:list-level-style-bullet text:level="10" text:style-name="Numbering_20_Symbols" text:bullet-char="-">
        <style:list-level-properties text:list-level-position-and-space-mode="label-alignment">
          <style:list-level-label-alignment text:label-followed-by="nothing" fo:text-indent="1.499cm"/>
        </style:list-level-properties>
        <style:text-properties fo:font-family="OpenSymbol" style:font-style-name="Regular"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fo:background-color="transparent" style:dynamic-spacing="false" draw:fill="none" draw:fill-color="#cfe7f5"/>
      </style:header-style>
      <style:footer-style/>
    </style:page-layout>
    <style:page-layout style:name="Mpm2">
      <style:page-layout-properties fo:page-width="21.001cm" fo:page-height="29.7cm" style:num-format="1" style:print-orientation="portrait" fo:margin-top="1cm" fo:margin-bottom="1cm" fo:margin-left="2.499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5</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Fadeev</meta:initial-creator>
    <meta:creation-date>2013-08-13T14:39:51</meta:creation-date>
    <dc:date>2017-02-01T10:13:06.523062320</dc:date>
    <meta:editing-duration>P6DT9H47M17S</meta:editing-duration>
    <meta:editing-cycles>1194</meta:editing-cycles>
    <meta:generator>LibreOffice/5.2.4.2.1$Linux_X86_64 LibreOffice_project/20m0$Build-2</meta:generator>
    <meta:document-statistic meta:table-count="6" meta:image-count="0" meta:object-count="9" meta:page-count="34" meta:paragraph-count="739" meta:word-count="5804" meta:character-count="44129" meta:non-whitespace-character-count="38840"/>
  </office:meta>
</office:document-meta>
</file>

<file path=Object 10/content.xml><?xml version="1.0" encoding="utf-8"?>
<math xmlns="http://www.w3.org/1998/Math/MathML" display="block">
  <semantics>
    <mi>a</mi>
    <annotation encoding="StarMath 5.0">a</annotation>
  </semantics>
</math>
</file>

<file path=Object 2/content.xml><?xml version="1.0" encoding="utf-8"?>
<math xmlns="http://www.w3.org/1998/Math/MathML" display="block">
  <semantics>
    <mrow>
      <msub>
        <mi>k</mi>
        <mn>0</mn>
      </msub>
      <mo stretchy="false">+</mo>
      <mrow>
        <mi>s</mi>
        <mo stretchy="false">∗</mo>
        <mi>r</mi>
      </mrow>
    </mrow>
    <annotation encoding="StarMath 5.0">k_{0} + s * r</annotation>
  </semantics>
</math>
</file>

<file path=Object 3/content.xml><?xml version="1.0" encoding="utf-8"?>
<math xmlns="http://www.w3.org/1998/Math/MathML" display="block">
  <semantics>
    <msub>
      <mi>k</mi>
      <mn>0</mn>
    </msub>
    <annotation encoding="StarMath 5.0">k_{0}</annotation>
  </semantics>
</math>
</file>

<file path=Object 4/content.xml><?xml version="1.0" encoding="utf-8"?>
<math xmlns="http://www.w3.org/1998/Math/MathML" display="block">
  <semantics>
    <mi>s</mi>
    <annotation encoding="StarMath 5.0">s</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row>
      <mrow>
        <msub>
          <mi>k</mi>
          <mn>0</mn>
        </msub>
        <mo stretchy="false">+</mo>
        <mrow>
          <mi>b</mi>
          <mo stretchy="false">∗</mo>
          <mi>log</mi>
        </mrow>
      </mrow>
      <mrow>
        <mrow>
          <mo fence="true" stretchy="false">(</mo>
          <mrow>
            <mi>r</mi>
          </mrow>
          <mo fence="true" stretchy="false">)</mo>
        </mrow>
        <mo stretchy="false">+</mo>
        <mrow>
          <mi>a</mi>
          <mo stretchy="false">∗</mo>
          <mi>r</mi>
        </mrow>
      </mrow>
    </mrow>
    <annotation encoding="StarMath 5.0">k_{0} + b * log (r) + a * r</annotation>
  </semantics>
</math>
</file>

<file path=Object 7/content.xml><?xml version="1.0" encoding="utf-8"?>
<math xmlns="http://www.w3.org/1998/Math/MathML" display="block">
  <semantics>
    <msub>
      <mi>k</mi>
      <mn>0</mn>
    </msub>
    <annotation encoding="StarMath 5.0">k_{0}</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b</mi>
    <annotation encoding="StarMath 5.0">b</annotation>
  </semantics>
</math>
</file>